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1.388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1.143cm"/>
    </style:style>
    <style:style style:name="co27" style:family="table-column">
      <style:table-column-properties fo:break-before="auto" style:column-width="1.96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1.4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4" table:default-cell-style-name="ce21"/>
        <table:table-column table:style-name="co13" table:default-cell-style-name="ce21"/>
        <table:table-column table:style-name="co14" table:default-cell-style-name="ce21"/>
        <table:table-column table:style-name="co8" table:number-columns-repeated="1001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8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14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2"/>
          <table:table-cell table:formula="of:=1/(SUM([.B4];[.D4];[.F4];[.H4];[.J4];[.L4];[.N4];[.P4])/SUM([.C4];[.E4];[.G4];[.I4];[.K4];[.M4];[.O4];[.Q4]))" office:value-type="float" office:value="5.48630136986301" calcext:value-type="float">
            <text:p>5.48630136986301</text:p>
          </table:table-cell>
          <table:table-cell table:formula="of:=(SUM([.B4];[.D4];[.F4];[.H4];[.J4];[.L4];[.N4];[.P4])/SUM([.C4];[.E4];[.G4];[.I4];[.K4];[.M4];[.O4];[.Q4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S4]/[.T4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)" office:value-type="float" office:value="801" calcext:value-type="float">
            <text:p>801</text:p>
          </table:table-cell>
          <table:table-cell table:formula="of:=1/(SUM([.B4];[.D4];[.F4];[.H4];[.J4];[.L4];[.N4];[.P4])/SUM([.C4];[.E4];[.G4];[.I4];[.K4];[.M4];[.O4];[.Q4])+[.AA4])" office:value-type="float" office:value="4.78449100509173" calcext:value-type="float">
            <text:p>4.78449100509173</text:p>
          </table:table-cell>
          <table:table-cell table:formula="of:=1/(SUM([.B4];[.D4];[.F4];[.H4];[.J4];[.L4];[.N4];[.P4])/SUM([.C4];[.E4];[.G4];[.I4];[.K4];[.M4];[.O4];[.Q4])-[.AA4])" office:value-type="float" office:value="6.42939330010191" calcext:value-type="float">
            <text:p>6.42939330010191</text:p>
          </table:table-cell>
          <table:table-cell table:formula="of:=([.S4]/100)" office:value-type="float" office:value="0.18227215980025" calcext:value-type="float">
            <text:p>0.18227215980025</text:p>
          </table:table-cell>
          <table:table-cell table:formula="of:=1.96*SQRT(([.Z4]*(1-[.Z4]))/[.W4])" office:value-type="float" office:value="0.0267364889642239" calcext:value-type="float">
            <text:p>0.026736488964223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5];[.D5];[.F5];[.H5];[.J5];[.L5];[.N5];[.P5])/SUM([.C5];[.E5];[.G5];[.I5];[.K5];[.M5];[.O5];[.Q5]))" office:value-type="float" office:value="45.6642599277978" calcext:value-type="float">
            <text:p>45.6642599277978</text:p>
          </table:table-cell>
          <table:table-cell table:formula="of:=(SUM([.B5];[.D5];[.F5];[.H5];[.J5];[.L5];[.N5];[.P5])/SUM([.C5];[.E5];[.G5];[.I5];[.K5];[.M5];[.O5];[.Q5]))*100" office:value-type="float" office:value="2.18989643450075" calcext:value-type="float">
            <text:p>2.18989643450075</text:p>
          </table:table-cell>
          <table:table-cell office:value-type="float" office:value="13" calcext:value-type="float">
            <text:p>13</text:p>
          </table:table-cell>
          <table:table-cell table:formula="of:=[.S5]/[.T5]" office:value-type="float" office:value="0.168453571884673" calcext:value-type="float">
            <text:p>0.168453571884673</text:p>
          </table:table-cell>
          <table:table-cell office:value-type="string" calcext:value-type="string">
            <text:p>FA mon</text:p>
          </table:table-cell>
          <table:table-cell table:style-name="Default" table:formula="of:=SUM([.Q5];[.O5];[.M5];[.K5];[.I5];[.G5];[.E5];[.C5])" office:value-type="float" office:value="12649" calcext:value-type="float">
            <text:p>12649</text:p>
          </table:table-cell>
          <table:table-cell table:formula="of:=1/(SUM([.B5];[.D5];[.F5];[.H5];[.J5];[.L5];[.N5];[.P5])/SUM([.C5];[.E5];[.G5];[.I5];[.K5];[.M5];[.O5];[.Q5])+[.AA5])" office:value-type="float" office:value="40.9006297180241" calcext:value-type="float">
            <text:p>40.9006297180241</text:p>
          </table:table-cell>
          <table:table-cell table:formula="of:=1/(SUM([.B5];[.D5];[.F5];[.H5];[.J5];[.L5];[.N5];[.P5])/SUM([.C5];[.E5];[.G5];[.I5];[.K5];[.M5];[.O5];[.Q5])-[.AA5])" office:value-type="float" office:value="51.6837870346169" calcext:value-type="float">
            <text:p>51.6837870346169</text:p>
          </table:table-cell>
          <table:table-cell table:formula="of:=([.S5]/100)" office:value-type="float" office:value="0.0218989643450075" calcext:value-type="float">
            <text:p>0.0218989643450075</text:p>
          </table:table-cell>
          <table:table-cell table:formula="of:=1.96*SQRT(([.Z5]*(1-[.Z5]))/[.W5])" office:value-type="float" office:value="0.00255053696815491" calcext:value-type="float">
            <text:p>0.0025505369681549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6];[.D6];[.F6];[.H6];[.J6];[.L6];[.N6];[.P6])/SUM([.C6];[.E6];[.G6];[.I6];[.K6];[.M6];[.O6];[.Q6]))" office:value-type="float" office:value="78.5652173913043" calcext:value-type="float">
            <text:p>78.5652173913043</text:p>
          </table:table-cell>
          <table:table-cell table:formula="of:=(SUM([.B6];[.D6];[.F6];[.H6];[.J6];[.L6];[.N6];[.P6])/SUM([.C6];[.E6];[.G6];[.I6];[.K6];[.M6];[.O6];[.Q6]))*100" office:value-type="float" office:value="1.27282789153293" calcext:value-type="float">
            <text:p>1.27282789153293</text:p>
          </table:table-cell>
          <table:table-cell office:value-type="float" office:value="8" calcext:value-type="float">
            <text:p>8</text:p>
          </table:table-cell>
          <table:table-cell table:formula="of:=[.S6]/[.T6]" office:value-type="float" office:value="0.159103486441616" calcext:value-type="float">
            <text:p>0.159103486441616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)" office:value-type="float" office:value="12649" calcext:value-type="float">
            <text:p>12649</text:p>
          </table:table-cell>
          <table:table-cell table:formula="of:=1/(SUM([.B6];[.D6];[.F6];[.H6];[.J6];[.L6];[.N6];[.P6])/SUM([.C6];[.E6];[.G6];[.I6];[.K6];[.M6];[.O6];[.Q6])+[.AA6])" office:value-type="float" office:value="68.1112668684694" calcext:value-type="float">
            <text:p>68.1112668684694</text:p>
          </table:table-cell>
          <table:table-cell table:formula="of:=1/(SUM([.B6];[.D6];[.F6];[.H6];[.J6];[.L6];[.N6];[.P6])/SUM([.C6];[.E6];[.G6];[.I6];[.K6];[.M6];[.O6];[.Q6])-[.AA6])" office:value-type="float" office:value="92.810016620269" calcext:value-type="float">
            <text:p>92.810016620269</text:p>
          </table:table-cell>
          <table:table-cell table:formula="of:=([.S6]/100)" office:value-type="float" office:value="0.0127282789153293" calcext:value-type="float">
            <text:p>0.0127282789153293</text:p>
          </table:table-cell>
          <table:table-cell table:formula="of:=1.96*SQRT(([.Z6]*(1-[.Z6]))/[.W6])" office:value-type="float" office:value="0.00195357984279826" calcext:value-type="float">
            <text:p>0.0019535798427982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6]+[.B5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6]+[.D5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6]+[.F5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6]+[.H5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6]+[.L5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7];[.D7];[.F7];[.H7];[.J7];[.L7];[.N7];[.P7])/SUM([.C7];[.E7];[.G7];[.I7];[.K7];[.M7];[.O7];[.Q7]))" office:value-type="float" office:value="28.8132118451025" calcext:value-type="float">
            <text:p>28.8132118451025</text:p>
          </table:table-cell>
          <table:table-cell table:formula="of:=(SUM([.B7];[.D7];[.F7];[.H7];[.J7];[.L7];[.N7];[.P7])/SUM([.C7];[.E7];[.G7];[.I7];[.K7];[.M7];[.O7];[.Q7]))*100" office:value-type="float" office:value="3.47063008933513" calcext:value-type="float">
            <text:p>3.47063008933513</text:p>
          </table:table-cell>
          <table:table-cell office:value-type="float" office:value="21" calcext:value-type="float">
            <text:p>21</text:p>
          </table:table-cell>
          <table:table-cell table:formula="of:=[.S7]/[.T7]" office:value-type="float" office:value="0.165268099492149" calcext:value-type="float">
            <text:p>0.165268099492149</text:p>
          </table:table-cell>
          <table:table-cell office:value-type="string" calcext:value-type="string">
            <text:p>Combined FA</text:p>
          </table:table-cell>
          <table:table-cell table:style-name="Default" table:formula="of:=SUM([.Q7];[.O7];[.M7];[.K7];[.I7];[.G7];[.E7];[.C7])" office:value-type="float" office:value="12649" calcext:value-type="float">
            <text:p>12649</text:p>
          </table:table-cell>
          <table:table-cell table:formula="of:=1/(SUM([.B7];[.D7];[.F7];[.H7];[.J7];[.L7];[.N7];[.P7])/SUM([.C7];[.E7];[.G7];[.I7];[.K7];[.M7];[.O7];[.Q7])+[.AA7])" office:value-type="float" office:value="26.3879471101631" calcext:value-type="float">
            <text:p>26.3879471101631</text:p>
          </table:table-cell>
          <table:table-cell table:formula="of:=1/(SUM([.B7];[.D7];[.F7];[.H7];[.J7];[.L7];[.N7];[.P7])/SUM([.C7];[.E7];[.G7];[.I7];[.K7];[.M7];[.O7];[.Q7])-[.AA7])" office:value-type="float" office:value="31.7293990020343" calcext:value-type="float">
            <text:p>31.7293990020343</text:p>
          </table:table-cell>
          <table:table-cell table:formula="of:=([.S7]/100)" office:value-type="float" office:value="0.0347063008933513" calcext:value-type="float">
            <text:p>0.0347063008933513</text:p>
          </table:table-cell>
          <table:table-cell table:formula="of:=1.96*SQRT(([.Z7]*(1-[.Z7]))/[.W7])" office:value-type="float" office:value="0.00318978840170635" calcext:value-type="float">
            <text:p>0.0031897884017063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8];[.D8];[.F8];[.H8];[.J8];[.L8];[.N8];[.P8])/SUM([.C8];[.E8];[.G8];[.I8];[.K8];[.M8];[.O8];[.Q8]))" office:value-type="float" office:value="505.96" calcext:value-type="float">
            <text:p>505.96</text:p>
          </table:table-cell>
          <table:table-cell table:formula="of:=(SUM([.B8];[.D8];[.F8];[.H8];[.J8];[.L8];[.N8];[.P8])/SUM([.C8];[.E8];[.G8];[.I8];[.K8];[.M8];[.O8];[.Q8]))*100" office:value-type="float" office:value="0.197644082536169" calcext:value-type="float">
            <text:p>0.197644082536169</text:p>
          </table:table-cell>
          <table:table-cell office:value-type="float" office:value="4" calcext:value-type="float">
            <text:p>4</text:p>
          </table:table-cell>
          <table:table-cell table:formula="of:=[.S8]/[.T8]" office:value-type="float" office:value="0.0494110206340422" calcext:value-type="float">
            <text:p>0.0494110206340422</text:p>
          </table:table-cell>
          <table:table-cell office:value-type="string" calcext:value-type="string">
            <text:p>Alt art V</text:p>
          </table:table-cell>
          <table:table-cell table:style-name="Default" table:formula="of:=SUM([.Q8];[.O8];[.M8];[.K8];[.I8];[.G8];[.E8];[.C8])" office:value-type="float" office:value="12649" calcext:value-type="float">
            <text:p>12649</text:p>
          </table:table-cell>
          <table:table-cell table:formula="of:=1/(SUM([.B8];[.D8];[.F8];[.H8];[.J8];[.L8];[.N8];[.P8])/SUM([.C8];[.E8];[.G8];[.I8];[.K8];[.M8];[.O8];[.Q8])+[.AA8])" office:value-type="float" office:value="363.578242438226" calcext:value-type="float">
            <text:p>363.578242438226</text:p>
          </table:table-cell>
          <table:table-cell table:formula="of:=1/(SUM([.B8];[.D8];[.F8];[.H8];[.J8];[.L8];[.N8];[.P8])/SUM([.C8];[.E8];[.G8];[.I8];[.K8];[.M8];[.O8];[.Q8])-[.AA8])" office:value-type="float" office:value="831.640917109477" calcext:value-type="float">
            <text:p>831.640917109477</text:p>
          </table:table-cell>
          <table:table-cell table:formula="of:=([.S8]/100)" office:value-type="float" office:value="0.00197644082536169" calcext:value-type="float">
            <text:p>0.00197644082536169</text:p>
          </table:table-cell>
          <table:table-cell table:formula="of:=1.96*SQRT(([.Z8]*(1-[.Z8]))/[.W8])" office:value-type="float" office:value="0.000773998786463835" calcext:value-type="float">
            <text:p>0.00077399878646383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9];[.D9];[.F9];[.H9];[.J9];[.L9];[.N9];[.P9])/SUM([.C9];[.E9];[.G9];[.I9];[.K9];[.M9];[.O9];[.Q9]))" office:value-type="float" office:value="66.9259259259259" calcext:value-type="float">
            <text:p>66.9259259259259</text:p>
          </table:table-cell>
          <table:table-cell table:formula="of:=(SUM([.B9];[.D9];[.F9];[.H9];[.J9];[.L9];[.N9];[.P9])/SUM([.C9];[.E9];[.G9];[.I9];[.K9];[.M9];[.O9];[.Q9]))*100" office:value-type="float" office:value="1.49418926397344" calcext:value-type="float">
            <text:p>1.49418926397344</text:p>
          </table:table-cell>
          <table:table-cell office:value-type="float" office:value="15" calcext:value-type="float">
            <text:p>15</text:p>
          </table:table-cell>
          <table:table-cell table:formula="of:=[.S9]/[.T9]" office:value-type="float" office:value="0.0996126175982291" calcext:value-type="float">
            <text:p>0.0996126175982291</text:p>
          </table:table-cell>
          <table:table-cell office:value-type="string" calcext:value-type="string">
            <text:p>rainbow</text:p>
          </table:table-cell>
          <table:table-cell table:style-name="Default" table:formula="of:=SUM([.Q9];[.O9];[.M9];[.K9];[.I9];[.G9];[.E9];[.C9])" office:value-type="float" office:value="12649" calcext:value-type="float">
            <text:p>12649</text:p>
          </table:table-cell>
          <table:table-cell table:formula="of:=1/(SUM([.B9];[.D9];[.F9];[.H9];[.J9];[.L9];[.N9];[.P9])/SUM([.C9];[.E9];[.G9];[.I9];[.K9];[.M9];[.O9];[.Q9])+[.AA9])" office:value-type="float" office:value="58.6298138676994" calcext:value-type="float">
            <text:p>58.6298138676994</text:p>
          </table:table-cell>
          <table:table-cell table:formula="of:=1/(SUM([.B9];[.D9];[.F9];[.H9];[.J9];[.L9];[.N9];[.P9])/SUM([.C9];[.E9];[.G9];[.I9];[.K9];[.M9];[.O9];[.Q9])-[.AA9])" office:value-type="float" office:value="77.9568050610178" calcext:value-type="float">
            <text:p>77.9568050610178</text:p>
          </table:table-cell>
          <table:table-cell table:formula="of:=([.S9]/100)" office:value-type="float" office:value="0.0149418926397344" calcext:value-type="float">
            <text:p>0.0149418926397344</text:p>
          </table:table-cell>
          <table:table-cell table:formula="of:=1.96*SQRT(([.Z9]*(1-[.Z9]))/[.W9])" office:value-type="float" office:value="0.00211427612546999" calcext:value-type="float">
            <text:p>0.0021142761254699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0];[.D10];[.F10];[.H10];[.J10];[.L10];[.N10];[.P10])/SUM([.C10];[.E10];[.G10];[.I10];[.K10];[.M10];[.O10];[.Q10]))" office:value-type="float" office:value="111.938053097345" calcext:value-type="float">
            <text:p>111.938053097345</text:p>
          </table:table-cell>
          <table:table-cell table:formula="of:=(SUM([.B10];[.D10];[.F10];[.H10];[.J10];[.L10];[.N10];[.P10])/SUM([.C10];[.E10];[.G10];[.I10];[.K10];[.M10];[.O10];[.Q10]))*100" office:value-type="float" office:value="0.893351253063483" calcext:value-type="float">
            <text:p>0.893351253063483</text:p>
          </table:table-cell>
          <table:table-cell office:value-type="float" office:value="6" calcext:value-type="float">
            <text:p>6</text:p>
          </table:table-cell>
          <table:table-cell table:formula="of:=[.S10]/[.T10]" office:value-type="float" office:value="0.148891875510581" calcext:value-type="float">
            <text:p>0.148891875510581</text:p>
          </table:table-cell>
          <table:table-cell office:value-type="string" calcext:value-type="string">
            <text:p>gold</text:p>
          </table:table-cell>
          <table:table-cell table:style-name="Default" table:formula="of:=SUM([.Q10];[.O10];[.M10];[.K10];[.I10];[.G10];[.E10];[.C10])" office:value-type="float" office:value="12649" calcext:value-type="float">
            <text:p>12649</text:p>
          </table:table-cell>
          <table:table-cell table:formula="of:=1/(SUM([.B10];[.D10];[.F10];[.H10];[.J10];[.L10];[.N10];[.P10])/SUM([.C10];[.E10];[.G10];[.I10];[.K10];[.M10];[.O10];[.Q10])+[.AA10])" office:value-type="float" office:value="94.5777527132094" calcext:value-type="float">
            <text:p>94.5777527132094</text:p>
          </table:table-cell>
          <table:table-cell table:formula="of:=1/(SUM([.B10];[.D10];[.F10];[.H10];[.J10];[.L10];[.N10];[.P10])/SUM([.C10];[.E10];[.G10];[.I10];[.K10];[.M10];[.O10];[.Q10])-[.AA10])" office:value-type="float" office:value="137.104361588121" calcext:value-type="float">
            <text:p>137.104361588121</text:p>
          </table:table-cell>
          <table:table-cell table:formula="of:=([.S10]/100)" office:value-type="float" office:value="0.00893351253063483" calcext:value-type="float">
            <text:p>0.00893351253063483</text:p>
          </table:table-cell>
          <table:table-cell table:formula="of:=1.96*SQRT(([.Z10]*(1-[.Z10]))/[.W10])" office:value-type="float" office:value="0.00163979854213221" calcext:value-type="float">
            <text:p>0.0016397985421322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15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1];[.D11];[.F11];[.H11];[.J11];[.L11];[.N11];[.P11])/SUM([.C11];[.E11];[.G11];[.I11];[.K11];[.M11];[.O11];[.Q11]))" office:value-type="float" office:value="8.32718894009217" calcext:value-type="float">
            <text:p>8.32718894009217</text:p>
          </table:table-cell>
          <table:table-cell table:formula="of:=(SUM([.B11];[.D11];[.F11];[.H11];[.J11];[.L11];[.N11];[.P11])/SUM([.C11];[.E11];[.G11];[.I11];[.K11];[.M11];[.O11];[.Q11]))*100" office:value-type="float" office:value="12.0088544548976" calcext:value-type="float">
            <text:p>12.0088544548976</text:p>
          </table:table-cell>
          <table:table-cell office:value-type="float" office:value="12" calcext:value-type="float">
            <text:p>12</text:p>
          </table:table-cell>
          <table:table-cell table:formula="of:=[.S11]/[.T11]" office:value-type="float" office:value="1.00073787124147" calcext:value-type="float">
            <text:p>1.00073787124147</text:p>
          </table:table-cell>
          <table:table-cell office:value-type="string" calcext:value-type="string">
            <text:p>V</text:p>
          </table:table-cell>
          <table:table-cell table:style-name="Default" table:formula="of:=SUM([.Q11];[.O11];[.M11];[.K11];[.I11];[.G11];[.E11];[.C11])" office:value-type="float" office:value="12649" calcext:value-type="float">
            <text:p>12649</text:p>
          </table:table-cell>
          <table:table-cell table:formula="of:=1/(SUM([.B11];[.D11];[.F11];[.H11];[.J11];[.L11];[.N11];[.P11])/SUM([.C11];[.E11];[.G11];[.I11];[.K11];[.M11];[.O11];[.Q11])+[.AA11])" office:value-type="float" office:value="7.95206350679747" calcext:value-type="float">
            <text:p>7.95206350679747</text:p>
          </table:table-cell>
          <table:table-cell table:formula="of:=1/(SUM([.B11];[.D11];[.F11];[.H11];[.J11];[.L11];[.N11];[.P11])/SUM([.C11];[.E11];[.G11];[.I11];[.K11];[.M11];[.O11];[.Q11])-[.AA11])" office:value-type="float" office:value="8.73945842533488" calcext:value-type="float">
            <text:p>8.73945842533488</text:p>
          </table:table-cell>
          <table:table-cell table:formula="of:=([.S11]/100)" office:value-type="float" office:value="0.120088544548976" calcext:value-type="float">
            <text:p>0.120088544548976</text:p>
          </table:table-cell>
          <table:table-cell table:formula="of:=1.96*SQRT(([.Z11]*(1-[.Z11]))/[.W11])" office:value-type="float" office:value="0.00566497831275579" calcext:value-type="float">
            <text:p>0.0056649783127557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2];[.D12];[.F12];[.H12];[.J12];[.L12];[.N12];[.P12])/SUM([.C12];[.E12];[.G12];[.I12];[.K12];[.M12];[.O12];[.Q12]))" office:value-type="float" office:value="164.272727272727" calcext:value-type="float">
            <text:p>164.272727272727</text:p>
          </table:table-cell>
          <table:table-cell table:formula="of:=(SUM([.B12];[.D12];[.F12];[.H12];[.J12];[.L12];[.N12];[.P12])/SUM([.C12];[.E12];[.G12];[.I12];[.K12];[.M12];[.O12];[.Q12]))*100" office:value-type="float" office:value="0.6087437742114" calcext:value-type="float">
            <text:p>0.6087437742114</text:p>
          </table:table-cell>
          <table:table-cell office:value-type="float" office:value="1" calcext:value-type="float">
            <text:p>1</text:p>
          </table:table-cell>
          <table:table-cell table:formula="of:=[.S12]/[.T12]" office:value-type="float" office:value="0.6087437742114" calcext:value-type="float">
            <text:p>0.6087437742114</text:p>
          </table:table-cell>
          <table:table-cell office:value-type="string" calcext:value-type="string">
            <text:p>Vmax</text:p>
          </table:table-cell>
          <table:table-cell table:style-name="Default" table:formula="of:=SUM([.Q12];[.O12];[.M12];[.K12];[.I12];[.G12];[.E12];[.C12])" office:value-type="float" office:value="12649" calcext:value-type="float">
            <text:p>12649</text:p>
          </table:table-cell>
          <table:table-cell table:formula="of:=1/(SUM([.B12];[.D12];[.F12];[.H12];[.J12];[.L12];[.N12];[.P12])/SUM([.C12];[.E12];[.G12];[.I12];[.K12];[.M12];[.O12];[.Q12])+[.AA12])" office:value-type="float" office:value="134.354434713003" calcext:value-type="float">
            <text:p>134.354434713003</text:p>
          </table:table-cell>
          <table:table-cell table:formula="of:=1/(SUM([.B12];[.D12];[.F12];[.H12];[.J12];[.L12];[.N12];[.P12])/SUM([.C12];[.E12];[.G12];[.I12];[.K12];[.M12];[.O12];[.Q12])-[.AA12])" office:value-type="float" office:value="211.332676183097" calcext:value-type="float">
            <text:p>211.332676183097</text:p>
          </table:table-cell>
          <table:table-cell table:formula="of:=([.S12]/100)" office:value-type="float" office:value="0.006087437742114" calcext:value-type="float">
            <text:p>0.006087437742114</text:p>
          </table:table-cell>
          <table:table-cell table:formula="of:=1.96*SQRT(([.Z12]*(1-[.Z12]))/[.W12])" office:value-type="float" office:value="0.00135556182940087" calcext:value-type="float">
            <text:p>0.0013555618294008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3];[.D13];[.F13];[.H13];[.J13];[.L13];[.N13];[.P13])/SUM([.C13];[.E13];[.G13];[.I13];[.K13];[.M13];[.O13];[.Q13]))" office:value-type="float" office:value="24.325" calcext:value-type="float">
            <text:p>24.325</text:p>
          </table:table-cell>
          <table:table-cell table:formula="of:=(SUM([.B13];[.D13];[.F13];[.H13];[.J13];[.L13];[.N13];[.P13])/SUM([.C13];[.E13];[.G13];[.I13];[.K13];[.M13];[.O13];[.Q13]))*100" office:value-type="float" office:value="4.11099691675231" calcext:value-type="float">
            <text:p>4.11099691675231</text:p>
          </table:table-cell>
          <table:table-cell office:value-type="float" office:value="6" calcext:value-type="float">
            <text:p>6</text:p>
          </table:table-cell>
          <table:table-cell table:formula="of:=[.S13]/[.T13]" office:value-type="float" office:value="0.685166152792052" calcext:value-type="float">
            <text:p>0.685166152792052</text:p>
          </table:table-cell>
          <table:table-cell office:value-type="string" calcext:value-type="string">
            <text:p>Vstar</text:p>
          </table:table-cell>
          <table:table-cell table:style-name="Default" table:formula="of:=SUM([.Q13];[.O13];[.M13];[.K13];[.I13];[.G13];[.E13];[.C13])" office:value-type="float" office:value="12649" calcext:value-type="float">
            <text:p>12649</text:p>
          </table:table-cell>
          <table:table-cell table:formula="of:=1/(SUM([.B13];[.D13];[.F13];[.H13];[.J13];[.L13];[.N13];[.P13])/SUM([.C13];[.E13];[.G13];[.I13];[.K13];[.M13];[.O13];[.Q13])+[.AA13])" office:value-type="float" office:value="22.4365925605536" calcext:value-type="float">
            <text:p>22.4365925605536</text:p>
          </table:table-cell>
          <table:table-cell table:formula="of:=1/(SUM([.B13];[.D13];[.F13];[.H13];[.J13];[.L13];[.N13];[.P13])/SUM([.C13];[.E13];[.G13];[.I13];[.K13];[.M13];[.O13];[.Q13])-[.AA13])" office:value-type="float" office:value="26.5605020987887" calcext:value-type="float">
            <text:p>26.5605020987887</text:p>
          </table:table-cell>
          <table:table-cell table:formula="of:=([.S13]/100)" office:value-type="float" office:value="0.0411099691675231" calcext:value-type="float">
            <text:p>0.0411099691675231</text:p>
          </table:table-cell>
          <table:table-cell table:formula="of:=1.96*SQRT(([.Z13]*(1-[.Z13]))/[.W13])" office:value-type="float" office:value="0.00346007850353581" calcext:value-type="float">
            <text:p>0.0034600785035358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4];[.D14];[.F14];[.H14];[.J14];[.L14];[.N14];[.P14])/SUM([.C14];[.E14];[.G14];[.I14];[.K14];[.M14];[.O14];[.Q14]))" office:value-type="float" office:value="11.7892004153686" calcext:value-type="float">
            <text:p>11.7892004153686</text:p>
          </table:table-cell>
          <table:table-cell table:formula="of:=(SUM([.B14];[.D14];[.F14];[.H14];[.J14];[.L14];[.N14];[.P14])/SUM([.C14];[.E14];[.G14];[.I14];[.K14];[.M14];[.O14];[.Q14]))*100" office:value-type="float" office:value="8.48233946974368" calcext:value-type="float">
            <text:p>8.48233946974368</text:p>
          </table:table-cell>
          <table:table-cell office:value-type="float" office:value="11" calcext:value-type="float">
            <text:p>11</text:p>
          </table:table-cell>
          <table:table-cell table:formula="of:=[.S14]/[.T14]" office:value-type="float" office:value="0.771121769976698" calcext:value-type="float">
            <text:p>0.771121769976698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4];[.O14];[.M14];[.K14];[.I14];[.G14];[.E14];[.C14])" office:value-type="float" office:value="11353" calcext:value-type="float">
            <text:p>11353</text:p>
          </table:table-cell>
          <table:table-cell table:formula="of:=1/(SUM([.B14];[.D14];[.F14];[.H14];[.J14];[.L14];[.N14];[.P14])/SUM([.C14];[.E14];[.G14];[.I14];[.K14];[.M14];[.O14];[.Q14])+[.AA14])" office:value-type="float" office:value="11.1174607588823" calcext:value-type="float">
            <text:p>11.1174607588823</text:p>
          </table:table-cell>
          <table:table-cell table:formula="of:=1/(SUM([.B14];[.D14];[.F14];[.H14];[.J14];[.L14];[.N14];[.P14])/SUM([.C14];[.E14];[.G14];[.I14];[.K14];[.M14];[.O14];[.Q14])-[.AA14])" office:value-type="float" office:value="12.547336053841" calcext:value-type="float">
            <text:p>12.547336053841</text:p>
          </table:table-cell>
          <table:table-cell table:formula="of:=([.S14]/100)" office:value-type="float" office:value="0.0848233946974368" calcext:value-type="float">
            <text:p>0.0848233946974368</text:p>
          </table:table-cell>
          <table:table-cell table:formula="of:=1.96*SQRT(([.Z14]*(1-[.Z14]))/[.W14])" office:value-type="float" office:value="0.00512520253067154" calcext:value-type="float">
            <text:p>0.0051252025306715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5];[.D15];[.F15];[.H15];[.J15];[.L15];[.N15];[.P15])/SUM([.C15];[.E15];[.G15];[.I15];[.K15];[.M15];[.O15];[.Q15]))" office:value-type="float" office:value="73.2451612903226" calcext:value-type="float">
            <text:p>73.2451612903226</text:p>
          </table:table-cell>
          <table:table-cell table:formula="of:=(SUM([.B15];[.D15];[.F15];[.H15];[.J15];[.L15];[.N15];[.P15])/SUM([.C15];[.E15];[.G15];[.I15];[.K15];[.M15];[.O15];[.Q15]))*100" office:value-type="float" office:value="1.36527790011451" calcext:value-type="float">
            <text:p>1.36527790011451</text:p>
          </table:table-cell>
          <table:table-cell office:value-type="float" office:value="7" calcext:value-type="float">
            <text:p>7</text:p>
          </table:table-cell>
          <table:table-cell table:formula="of:=[.S15]/[.T15]" office:value-type="float" office:value="0.195039700016358" calcext:value-type="float">
            <text:p>0.195039700016358</text:p>
          </table:table-cell>
          <table:table-cell office:value-type="string" calcext:value-type="string">
            <text:p>TG V</text:p>
          </table:table-cell>
          <table:table-cell table:style-name="Default" table:formula="of:=SUM([.Q15];[.O15];[.M15];[.K15];[.I15];[.G15];[.E15];[.C15])" office:value-type="float" office:value="11353" calcext:value-type="float">
            <text:p>11353</text:p>
          </table:table-cell>
          <table:table-cell table:formula="of:=1/(SUM([.B15];[.D15];[.F15];[.H15];[.J15];[.L15];[.N15];[.P15])/SUM([.C15];[.E15];[.G15];[.I15];[.K15];[.M15];[.O15];[.Q15])+[.AA15])" office:value-type="float" office:value="63.3415453610371" calcext:value-type="float">
            <text:p>63.3415453610371</text:p>
          </table:table-cell>
          <table:table-cell table:formula="of:=1/(SUM([.B15];[.D15];[.F15];[.H15];[.J15];[.L15];[.N15];[.P15])/SUM([.C15];[.E15];[.G15];[.I15];[.K15];[.M15];[.O15];[.Q15])-[.AA15])" office:value-type="float" office:value="86.8196383296015" calcext:value-type="float">
            <text:p>86.8196383296015</text:p>
          </table:table-cell>
          <table:table-cell table:formula="of:=([.S15]/100)" office:value-type="float" office:value="0.0136527790011451" calcext:value-type="float">
            <text:p>0.0136527790011451</text:p>
          </table:table-cell>
          <table:table-cell table:formula="of:=1.96*SQRT(([.Z15]*(1-[.Z15]))/[.W15])" office:value-type="float" office:value="0.00213464762856775" calcext:value-type="float">
            <text:p>0.0021346476285677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6];[.D16];[.F16];[.H16];[.J16];[.L16];[.N16];[.P16])/SUM([.C16];[.E16];[.G16];[.I16];[.K16];[.M16];[.O16];[.Q16]))" office:value-type="float" office:value="138.451219512195" calcext:value-type="float">
            <text:p>138.451219512195</text:p>
          </table:table-cell>
          <table:table-cell table:formula="of:=(SUM([.B16];[.D16];[.F16];[.H16];[.J16];[.L16];[.N16];[.P16])/SUM([.C16];[.E16];[.G16];[.I16];[.K16];[.M16];[.O16];[.Q16]))*100" office:value-type="float" office:value="0.722276050383159" calcext:value-type="float">
            <text:p>0.722276050383159</text:p>
          </table:table-cell>
          <table:table-cell office:value-type="float" office:value="4" calcext:value-type="float">
            <text:p>4</text:p>
          </table:table-cell>
          <table:table-cell table:formula="of:=[.S16]/[.T16]" office:value-type="float" office:value="0.18056901259579" calcext:value-type="float">
            <text:p>0.18056901259579</text:p>
          </table:table-cell>
          <table:table-cell office:value-type="string" calcext:value-type="string">
            <text:p>TG Vmax</text:p>
          </table:table-cell>
          <table:table-cell table:style-name="Default" table:formula="of:=SUM([.Q16];[.O16];[.M16];[.K16];[.I16];[.G16];[.E16];[.C16])" office:value-type="float" office:value="11353" calcext:value-type="float">
            <text:p>11353</text:p>
          </table:table-cell>
          <table:table-cell table:formula="of:=1/(SUM([.B16];[.D16];[.F16];[.H16];[.J16];[.L16];[.N16];[.P16])/SUM([.C16];[.E16];[.G16];[.I16];[.K16];[.M16];[.O16];[.Q16])+[.AA16])" office:value-type="float" office:value="113.889501400468" calcext:value-type="float">
            <text:p>113.889501400468</text:p>
          </table:table-cell>
          <table:table-cell table:formula="of:=1/(SUM([.B16];[.D16];[.F16];[.H16];[.J16];[.L16];[.N16];[.P16])/SUM([.C16];[.E16];[.G16];[.I16];[.K16];[.M16];[.O16];[.Q16])-[.AA16])" office:value-type="float" office:value="176.520000586626" calcext:value-type="float">
            <text:p>176.520000586626</text:p>
          </table:table-cell>
          <table:table-cell table:formula="of:=([.S16]/100)" office:value-type="float" office:value="0.00722276050383159" calcext:value-type="float">
            <text:p>0.00722276050383159</text:p>
          </table:table-cell>
          <table:table-cell table:formula="of:=1.96*SQRT(([.Z16]*(1-[.Z16]))/[.W16])" office:value-type="float" office:value="0.00155768007851595" calcext:value-type="float">
            <text:p>0.0015576800785159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7];[.D17];[.F17];[.H17];[.J17];[.L17];[.N17];[.P17])/SUM([.C17];[.E17];[.G17];[.I17];[.K17];[.M17];[.O17];[.Q17]))" office:value-type="float" office:value="92.3008130081301" calcext:value-type="float">
            <text:p>92.3008130081301</text:p>
          </table:table-cell>
          <table:table-cell table:formula="of:=(SUM([.B17];[.D17];[.F17];[.H17];[.J17];[.L17];[.N17];[.P17])/SUM([.C17];[.E17];[.G17];[.I17];[.K17];[.M17];[.O17];[.Q17]))*100" office:value-type="float" office:value="1.08341407557474" calcext:value-type="float">
            <text:p>1.08341407557474</text:p>
          </table:table-cell>
          <table:table-cell office:value-type="float" office:value="6" calcext:value-type="float">
            <text:p>6</text:p>
          </table:table-cell>
          <table:table-cell table:formula="of:=[.S17]/[.T17]" office:value-type="float" office:value="0.18056901259579" calcext:value-type="float">
            <text:p>0.18056901259579</text:p>
          </table:table-cell>
          <table:table-cell office:value-type="string" calcext:value-type="string">
            <text:p>TG supporter</text:p>
          </table:table-cell>
          <table:table-cell table:style-name="Default" table:formula="of:=SUM([.Q17];[.O17];[.M17];[.K17];[.I17];[.G17];[.E17];[.C17])" office:value-type="float" office:value="11353" calcext:value-type="float">
            <text:p>11353</text:p>
          </table:table-cell>
          <table:table-cell table:formula="of:=1/(SUM([.B17];[.D17];[.F17];[.H17];[.J17];[.L17];[.N17];[.P17])/SUM([.C17];[.E17];[.G17];[.I17];[.K17];[.M17];[.O17];[.Q17])+[.AA17])" office:value-type="float" office:value="78.5026197099219" calcext:value-type="float">
            <text:p>78.5026197099219</text:p>
          </table:table-cell>
          <table:table-cell table:formula="of:=1/(SUM([.B17];[.D17];[.F17];[.H17];[.J17];[.L17];[.N17];[.P17])/SUM([.C17];[.E17];[.G17];[.I17];[.K17];[.M17];[.O17];[.Q17])-[.AA17])" office:value-type="float" office:value="111.983924815105" calcext:value-type="float">
            <text:p>111.983924815105</text:p>
          </table:table-cell>
          <table:table-cell table:formula="of:=([.S17]/100)" office:value-type="float" office:value="0.0108341407557474" calcext:value-type="float">
            <text:p>0.0108341407557474</text:p>
          </table:table-cell>
          <table:table-cell table:formula="of:=1.96*SQRT(([.Z17]*(1-[.Z17]))/[.W17])" office:value-type="float" office:value="0.00190428763931943" calcext:value-type="float">
            <text:p>0.0019042876393194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6]+[.B17]" office:value-type="float" office:value="92" calcext:value-type="float">
            <text:p>92</text:p>
          </table:table-cell>
          <table:table-cell table:formula="of:=[.C16]" office:value-type="float" office:value="5520" calcext:value-type="float">
            <text:p>5520</text:p>
          </table:table-cell>
          <table:table-cell table:formula="of:=[.D16]+[.D17]" office:value-type="float" office:value="56" calcext:value-type="float">
            <text:p>56</text:p>
          </table:table-cell>
          <table:table-cell table:formula="of:=[.E16]" office:value-type="float" office:value="2880" calcext:value-type="float">
            <text:p>2880</text:p>
          </table:table-cell>
          <table:table-cell table:formula="of:=[.F16]+[.F17]" office:value-type="float" office:value="26" calcext:value-type="float">
            <text:p>26</text:p>
          </table:table-cell>
          <table:table-cell table:formula="of:=[.G16]" office:value-type="float" office:value="1152" calcext:value-type="float">
            <text:p>1152</text:p>
          </table:table-cell>
          <table:table-cell table:formula="of:=[.H16]+[.H17]" office:value-type="float" office:value="14" calcext:value-type="float">
            <text:p>14</text:p>
          </table:table-cell>
          <table:table-cell table:formula="of:=[.I16]" office:value-type="float" office:value="718" calcext:value-type="float">
            <text:p>718</text:p>
          </table:table-cell>
          <table:table-cell table:formula="of:=[.J16]+[.J17]" office:value-type="float" office:value="1" calcext:value-type="float">
            <text:p>1</text:p>
          </table:table-cell>
          <table:table-cell table:formula="of:=[.K16]" office:value-type="float" office:value="83" calcext:value-type="float">
            <text:p>83</text:p>
          </table:table-cell>
          <table:table-cell table:formula="of:=[.L16]+[.L17]" office:value-type="float" office:value="0" calcext:value-type="float">
            <text:p>0</text:p>
          </table:table-cell>
          <table:table-cell table:formula="of:=[.M16]" office:value-type="float" office:value="0" calcext:value-type="float">
            <text:p>0</text:p>
          </table:table-cell>
          <table:table-cell table:formula="of:=[.N16]+[.N17]" office:value-type="float" office:value="16" calcext:value-type="float">
            <text:p>16</text:p>
          </table:table-cell>
          <table:table-cell table:formula="of:=[.O16]" office:value-type="float" office:value="1000" calcext:value-type="float">
            <text:p>1000</text:p>
          </table:table-cell>
          <table:table-cell table:formula="of:=[.P16]+[.P17]" office:value-type="float" office:value="0" calcext:value-type="float">
            <text:p>0</text:p>
          </table:table-cell>
          <table:table-cell table:formula="of:=[.Q16]+[.Q17]" office:value-type="float" office:value="0" calcext:value-type="float">
            <text:p>0</text:p>
          </table:table-cell>
          <table:table-cell table:formula="of:=1/(SUM([.B18];[.D18];[.F18];[.H18];[.J18];[.L18];[.N18];[.P18])/SUM([.C18];[.E18];[.G18];[.I18];[.K18];[.M18];[.O18];[.Q18]))" office:value-type="float" office:value="55.3804878048781" calcext:value-type="float">
            <text:p>55.3804878048781</text:p>
          </table:table-cell>
          <table:table-cell table:formula="of:=(SUM([.B18];[.D18];[.F18];[.H18];[.J18];[.L18];[.N18];[.P18])/SUM([.C18];[.E18];[.G18];[.I18];[.K18];[.M18];[.O18];[.Q18]))*100" office:value-type="float" office:value="1.8056901259579" calcext:value-type="float">
            <text:p>1.8056901259579</text:p>
          </table:table-cell>
          <table:table-cell table:formula="of:=[.T17]+[.T16]" office:value-type="float" office:value="10" calcext:value-type="float">
            <text:p>10</text:p>
          </table:table-cell>
          <table:table-cell table:formula="of:=[.S18]/[.T18]" office:value-type="float" office:value="0.18056901259579" calcext:value-type="float">
            <text:p>0.18056901259579</text:p>
          </table:table-cell>
          <table:table-cell office:value-type="string" calcext:value-type="string">
            <text:p>TG sup+vmax</text:p>
          </table:table-cell>
          <table:table-cell table:style-name="Default" table:formula="of:=SUM([.Q18];[.O18];[.M18];[.K18];[.I18];[.G18];[.E18];[.C18])" office:value-type="float" office:value="11353" calcext:value-type="float">
            <text:p>11353</text:p>
          </table:table-cell>
          <table:table-cell table:formula="of:=1/(SUM([.B18];[.D18];[.F18];[.H18];[.J18];[.L18];[.N18];[.P18])/SUM([.C18];[.E18];[.G18];[.I18];[.K18];[.M18];[.O18];[.Q18])+[.AA18])" office:value-type="float" office:value="48.7654203912688" calcext:value-type="float">
            <text:p>48.7654203912688</text:p>
          </table:table-cell>
          <table:table-cell table:formula="of:=1/(SUM([.B18];[.D18];[.F18];[.H18];[.J18];[.L18];[.N18];[.P18])/SUM([.C18];[.E18];[.G18];[.I18];[.K18];[.M18];[.O18];[.Q18])-[.AA18])" office:value-type="float" office:value="64.0718897587834" calcext:value-type="float">
            <text:p>64.0718897587834</text:p>
          </table:table-cell>
          <table:table-cell table:formula="of:=([.S18]/100)" office:value-type="float" office:value="0.018056901259579" calcext:value-type="float">
            <text:p>0.018056901259579</text:p>
          </table:table-cell>
          <table:table-cell table:formula="of:=1.96*SQRT(([.Z18]*(1-[.Z18]))/[.W18])" office:value-type="float" office:value="0.00244943277746021" calcext:value-type="float">
            <text:p>0.0024494327774602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19];[.D19];[.F19];[.H19];[.J19];[.L19];[.N19];[.P19])/SUM([.C19];[.E19];[.G19];[.I19];[.K19];[.M19];[.O19];[.Q19]))" office:value-type="float" office:value="122.075268817204" calcext:value-type="float">
            <text:p>122.075268817204</text:p>
          </table:table-cell>
          <table:table-cell table:formula="of:=(SUM([.B19];[.D19];[.F19];[.H19];[.J19];[.L19];[.N19];[.P19])/SUM([.C19];[.E19];[.G19];[.I19];[.K19];[.M19];[.O19];[.Q19]))*100" office:value-type="float" office:value="0.819166740068704" calcext:value-type="float">
            <text:p>0.819166740068704</text:p>
          </table:table-cell>
          <table:table-cell office:value-type="float" office:value="2" calcext:value-type="float">
            <text:p>2</text:p>
          </table:table-cell>
          <table:table-cell table:formula="of:=[.S19]/[.T19]" office:value-type="float" office:value="0.409583370034352" calcext:value-type="float">
            <text:p>0.409583370034352</text:p>
          </table:table-cell>
          <table:table-cell office:value-type="string" calcext:value-type="string">
            <text:p>TG gold</text:p>
          </table:table-cell>
          <table:table-cell table:style-name="Default" table:formula="of:=SUM([.Q19];[.O19];[.M19];[.K19];[.I19];[.G19];[.E19];[.C19])" office:value-type="float" office:value="11353" calcext:value-type="float">
            <text:p>11353</text:p>
          </table:table-cell>
          <table:table-cell table:formula="of:=1/(SUM([.B19];[.D19];[.F19];[.H19];[.J19];[.L19];[.N19];[.P19])/SUM([.C19];[.E19];[.G19];[.I19];[.K19];[.M19];[.O19];[.Q19])+[.AA19])" office:value-type="float" office:value="101.525631044754" calcext:value-type="float">
            <text:p>101.525631044754</text:p>
          </table:table-cell>
          <table:table-cell table:formula="of:=1/(SUM([.B19];[.D19];[.F19];[.H19];[.J19];[.L19];[.N19];[.P19])/SUM([.C19];[.E19];[.G19];[.I19];[.K19];[.M19];[.O19];[.Q19])-[.AA19])" office:value-type="float" office:value="153.05485244185" calcext:value-type="float">
            <text:p>153.05485244185</text:p>
          </table:table-cell>
          <table:table-cell table:formula="of:=([.S19]/100)" office:value-type="float" office:value="0.00819166740068704" calcext:value-type="float">
            <text:p>0.00819166740068704</text:p>
          </table:table-cell>
          <table:table-cell table:formula="of:=1.96*SQRT(([.Z19]*(1-[.Z19]))/[.W19])" office:value-type="float" office:value="0.00165806206870369" calcext:value-type="float">
            <text:p>0.0016580620687036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formula="of:=1/(SUM([.B20];[.D20];[.F20];[.H20];[.J20];[.L20];[.N20];[.P20])/SUM([.C20];[.E20];[.G20];[.I20];[.K20];[.M20];[.O20];[.Q20]))" office:value-type="float" office:value="20.4676375404531" calcext:value-type="float">
            <text:p>20.4676375404531</text:p>
          </table:table-cell>
          <table:table-cell table:formula="of:=(SUM([.B20];[.D20];[.F20];[.H20];[.J20];[.L20];[.N20];[.P20])/SUM([.C20];[.E20];[.G20];[.I20];[.K20];[.M20];[.O20];[.Q20]))*100" office:value-type="float" office:value="4.88576172029409" calcext:value-type="float">
            <text:p>4.88576172029409</text:p>
          </table:table-cell>
          <table:table-cell office:value-type="float" office:value="3" calcext:value-type="float">
            <text:p>3</text:p>
          </table:table-cell>
          <table:table-cell table:formula="of:=[.S20]/[.T20]" office:value-type="float" office:value="1.62858724009803" calcext:value-type="float">
            <text:p>1.62858724009803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)" office:value-type="float" office:value="12649" calcext:value-type="float">
            <text:p>12649</text:p>
          </table:table-cell>
          <table:table-cell table:formula="of:=1/(SUM([.B20];[.D20];[.F20];[.H20];[.J20];[.L20];[.N20];[.P20])/SUM([.C20];[.E20];[.G20];[.I20];[.K20];[.M20];[.O20];[.Q20])+[.AA20])" office:value-type="float" office:value="19.0062011346858" calcext:value-type="float">
            <text:p>19.0062011346858</text:p>
          </table:table-cell>
          <table:table-cell table:formula="of:=1/(SUM([.B20];[.D20];[.F20];[.H20];[.J20];[.L20];[.N20];[.P20])/SUM([.C20];[.E20];[.G20];[.I20];[.K20];[.M20];[.O20];[.Q20])-[.AA20])" office:value-type="float" office:value="22.1725421717681" calcext:value-type="float">
            <text:p>22.1725421717681</text:p>
          </table:table-cell>
          <table:table-cell table:formula="of:=([.S20]/100)" office:value-type="float" office:value="0.0488576172029409" calcext:value-type="float">
            <text:p>0.0488576172029409</text:p>
          </table:table-cell>
          <table:table-cell table:formula="of:=1.96*SQRT(([.Z20]*(1-[.Z20]))/[.W20])" office:value-type="float" office:value="0.00375678969055577" calcext:value-type="float">
            <text:p>0.0037567896905557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table:number-columns-repeated="2"/>
          <table:table-cell/>
          <table:table-cell table:formula="of:=SUM([.S4];[.S7:.S13])" office:value-type="float" office:value="41.0116258147945" calcext:value-type="float">
            <text:p>41.0116258147945</text:p>
          </table:table-cell>
          <table:table-cell table:number-columns-repeated="1005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5];[.D25];[.F25];[.H25];[.J25];[.L25];[.N25];[.P25])/SUM([.C25];[.E25];[.G25];[.I25];[.K25];[.M25];[.O25];[.Q25]))" office:value-type="float" office:value="25.2432432432432" calcext:value-type="float">
            <text:p>25.2432432432432</text:p>
          </table:table-cell>
          <table:table-cell table:formula="of:=((SUM([.B25];[.D25];[.F25];[.H25];[.J25];[.L25];[.N25];[.P25])/[.W25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S25]/[.T25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25];[.O25];[.M25];[.K25];[.I25];[.G25];[.E25];[.C25])" office:value-type="float" office:value="2802" calcext:value-type="float">
            <text:p>2802</text:p>
          </table:table-cell>
          <table:table-cell table:formula="of:=1/(SUM([.B25];[.D25];[.F25];[.H25];[.J25];[.L25];[.N25];[.P25])/SUM([.C25];[.E25];[.G25];[.I25];[.K25];[.M25];[.O25];[.Q25])+[.AA25])" office:value-type="float" office:value="21.3507300373266" calcext:value-type="float">
            <text:p>21.3507300373266</text:p>
          </table:table-cell>
          <table:table-cell table:formula="of:=1/(SUM([.B25];[.D25];[.F25];[.H25];[.J25];[.L25];[.N25];[.P25])/SUM([.C25];[.E25];[.G25];[.I25];[.K25];[.M25];[.O25];[.Q25])-[.AA25])" office:value-type="float" office:value="30.8715189505139" calcext:value-type="float">
            <text:p>30.8715189505139</text:p>
          </table:table-cell>
          <table:table-cell table:formula="of:=([.S25]/100)" office:value-type="float" office:value="0.0396145610278373" calcext:value-type="float">
            <text:p>0.0396145610278373</text:p>
          </table:table-cell>
          <table:table-cell table:formula="of:=1.96*SQRT(([.Z25]*(1-[.Z25]))/[.W25])" office:value-type="float" office:value="0.0072222449385976" calcext:value-type="float">
            <text:p>0.007222244938597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6];[.D26];[.F26];[.H26];[.J26];[.L26];[.N26];[.P26])/SUM([.C26];[.E26];[.G26];[.I26];[.K26];[.M26];[.O26];[.Q26]))" office:value-type="float" office:value="233.5" calcext:value-type="float">
            <text:p>233.5</text:p>
          </table:table-cell>
          <table:table-cell table:formula="of:=((SUM([.B26];[.D26];[.F26];[.H26];[.J26];[.L26];[.N26];[.P26])/[.W26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S26]/[.T26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26];[.O26];[.M26];[.K26];[.I26];[.G26];[.E26];[.C26])" office:value-type="float" office:value="2802" calcext:value-type="float">
            <text:p>2802</text:p>
          </table:table-cell>
          <table:table-cell table:formula="of:=1/(SUM([.B26];[.D26];[.F26];[.H26];[.J26];[.L26];[.N26];[.P26])/SUM([.C26];[.E26];[.G26];[.I26];[.K26];[.M26];[.O26];[.Q26])+[.AA26])" office:value-type="float" office:value="149.240338521475" calcext:value-type="float">
            <text:p>149.240338521475</text:p>
          </table:table-cell>
          <table:table-cell table:formula="of:=1/(SUM([.B26];[.D26];[.F26];[.H26];[.J26];[.L26];[.N26];[.P26])/SUM([.C26];[.E26];[.G26];[.I26];[.K26];[.M26];[.O26];[.Q26])-[.AA26])" office:value-type="float" office:value="536.276638387916" calcext:value-type="float">
            <text:p>536.276638387916</text:p>
          </table:table-cell>
          <table:table-cell table:formula="of:=([.S26]/100)" office:value-type="float" office:value="0.00428265524625268" calcext:value-type="float">
            <text:p>0.00428265524625268</text:p>
          </table:table-cell>
          <table:table-cell table:formula="of:=1.96*SQRT(([.Z26]*(1-[.Z26]))/[.W26])" office:value-type="float" office:value="0.00241794601147029" calcext:value-type="float">
            <text:p>0.0024179460114702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7];[.D27];[.F27];[.H27];[.J27];[.L27];[.N27];[.P27])/SUM([.C27];[.E27];[.G27];[.I27];[.K27];[.M27];[.O27];[.Q27]))" office:value-type="float" office:value="128.827586206897" calcext:value-type="float">
            <text:p>128.827586206897</text:p>
          </table:table-cell>
          <table:table-cell table:formula="of:=((SUM([.B27];[.D27];[.F27];[.H27];[.J27];[.L27];[.N27];[.P27])/[.W27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S27]/[.T27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27];[.O27];[.M27];[.K27];[.I27];[.G27];[.E27];[.C27])" office:value-type="float" office:value="3736" calcext:value-type="float">
            <text:p>3736</text:p>
          </table:table-cell>
          <table:table-cell table:formula="of:=1/(SUM([.B27];[.D27];[.F27];[.H27];[.J27];[.L27];[.N27];[.P27])/SUM([.C27];[.E27];[.G27];[.I27];[.K27];[.M27];[.O27];[.Q27])+[.AA27])" office:value-type="float" office:value="94.5490596636972" calcext:value-type="float">
            <text:p>94.5490596636972</text:p>
          </table:table-cell>
          <table:table-cell table:formula="of:=1/(SUM([.B27];[.D27];[.F27];[.H27];[.J27];[.L27];[.N27];[.P27])/SUM([.C27];[.E27];[.G27];[.I27];[.K27];[.M27];[.O27];[.Q27])-[.AA27])" office:value-type="float" office:value="202.09755089197" calcext:value-type="float">
            <text:p>202.09755089197</text:p>
          </table:table-cell>
          <table:table-cell table:formula="of:=([.S27]/100)" office:value-type="float" office:value="0.00776231263383298" calcext:value-type="float">
            <text:p>0.00776231263383298</text:p>
          </table:table-cell>
          <table:table-cell table:formula="of:=1.96*SQRT(([.Z27]*(1-[.Z27]))/[.W27])" office:value-type="float" office:value="0.00281420714919727" calcext:value-type="float">
            <text:p>0.0028142071491972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8];[.D28];[.F28];[.H28];[.J28];[.L28];[.N28];[.P28])/SUM([.C28];[.E28];[.G28];[.I28];[.K28];[.M28];[.O28];[.Q28]))" office:value-type="float" office:value="46.1234567901235" calcext:value-type="float">
            <text:p>46.1234567901235</text:p>
          </table:table-cell>
          <table:table-cell table:formula="of:=((SUM([.B28];[.D28];[.F28];[.H28];[.J28];[.L28];[.N28];[.P28])/[.W28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S28]/[.T28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28];[.O28];[.M28];[.K28];[.I28];[.G28];[.E28];[.C28])" office:value-type="float" office:value="3736" calcext:value-type="float">
            <text:p>3736</text:p>
          </table:table-cell>
          <table:table-cell table:formula="of:=1/(SUM([.B28];[.D28];[.F28];[.H28];[.J28];[.L28];[.N28];[.P28])/SUM([.C28];[.E28];[.G28];[.I28];[.K28];[.M28];[.O28];[.Q28])+[.AA28])" office:value-type="float" office:value="37.9490735218955" calcext:value-type="float">
            <text:p>37.9490735218955</text:p>
          </table:table-cell>
          <table:table-cell table:formula="of:=1/(SUM([.B28];[.D28];[.F28];[.H28];[.J28];[.L28];[.N28];[.P28])/SUM([.C28];[.E28];[.G28];[.I28];[.K28];[.M28];[.O28];[.Q28])-[.AA28])" office:value-type="float" office:value="58.7862522800473" calcext:value-type="float">
            <text:p>58.7862522800473</text:p>
          </table:table-cell>
          <table:table-cell table:formula="of:=([.S28]/100)" office:value-type="float" office:value="0.0216809421841542" calcext:value-type="float">
            <text:p>0.0216809421841542</text:p>
          </table:table-cell>
          <table:table-cell table:formula="of:=1.96*SQRT(([.Z28]*(1-[.Z28]))/[.W28])" office:value-type="float" office:value="0.00467016226172984" calcext:value-type="float">
            <text:p>0.0046701622617298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9];[.D29];[.F29];[.H29];[.J29];[.L29];[.N29];[.P29])/SUM([.C29];[.E29];[.G29];[.I29];[.K29];[.M29];[.O29];[.Q29]))" office:value-type="float" office:value="88.952380952381" calcext:value-type="float">
            <text:p>88.952380952381</text:p>
          </table:table-cell>
          <table:table-cell table:formula="of:=((SUM([.B29];[.D29];[.F29];[.H29];[.J29];[.L29];[.N29];[.P29])/[.W29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S29]/[.T29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29];[.O29];[.M29];[.K29];[.I29];[.G29];[.E29];[.C29])" office:value-type="float" office:value="3736" calcext:value-type="float">
            <text:p>3736</text:p>
          </table:table-cell>
          <table:table-cell table:formula="of:=1/(SUM([.B29];[.D29];[.F29];[.H29];[.J29];[.L29];[.N29];[.P29])/SUM([.C29];[.E29];[.G29];[.I29];[.K29];[.M29];[.O29];[.Q29])+[.AA29])" office:value-type="float" office:value="68.3865182884837" calcext:value-type="float">
            <text:p>68.3865182884837</text:p>
          </table:table-cell>
          <table:table-cell table:formula="of:=1/(SUM([.B29];[.D29];[.F29];[.H29];[.J29];[.L29];[.N29];[.P29])/SUM([.C29];[.E29];[.G29];[.I29];[.K29];[.M29];[.O29];[.Q29])-[.AA29])" office:value-type="float" office:value="127.2074493198" calcext:value-type="float">
            <text:p>127.2074493198</text:p>
          </table:table-cell>
          <table:table-cell table:formula="of:=([.S29]/100)" office:value-type="float" office:value="0.0112419700214133" calcext:value-type="float">
            <text:p>0.0112419700214133</text:p>
          </table:table-cell>
          <table:table-cell table:formula="of:=1.96*SQRT(([.Z29]*(1-[.Z29]))/[.W29])" office:value-type="float" office:value="0.00338079518183293" calcext:value-type="float">
            <text:p>0.00338079518183293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0];[.D30];[.F30];[.H30];[.J30];[.L30];[.N30];[.P30])/SUM([.C30];[.E30];[.G30];[.I30];[.K30];[.M30];[.O30];[.Q30]))" office:value-type="float" office:value="6.24053452115813" calcext:value-type="float">
            <text:p>6.24053452115813</text:p>
          </table:table-cell>
          <table:table-cell table:formula="of:=((SUM([.B30];[.D30];[.F30];[.H30];[.J30];[.L30];[.N30];[.P30])/[.W30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S30]/[.T30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30];[.O30];[.M30];[.K30];[.I30];[.G30];[.E30];[.C30])" office:value-type="float" office:value="2802" calcext:value-type="float">
            <text:p>2802</text:p>
          </table:table-cell>
          <table:table-cell table:formula="of:=1/(SUM([.B30];[.D30];[.F30];[.H30];[.J30];[.L30];[.N30];[.P30])/SUM([.C30];[.E30];[.G30];[.I30];[.K30];[.M30];[.O30];[.Q30])+[.AA30])" office:value-type="float" office:value="5.75289774265237" calcext:value-type="float">
            <text:p>5.75289774265237</text:p>
          </table:table-cell>
          <table:table-cell table:formula="of:=1/(SUM([.B30];[.D30];[.F30];[.H30];[.J30];[.L30];[.N30];[.P30])/SUM([.C30];[.E30];[.G30];[.I30];[.K30];[.M30];[.O30];[.Q30])-[.AA30])" office:value-type="float" office:value="6.81849526627093" calcext:value-type="float">
            <text:p>6.81849526627093</text:p>
          </table:table-cell>
          <table:table-cell table:formula="of:=([.S30]/100)" office:value-type="float" office:value="0.160242683797288" calcext:value-type="float">
            <text:p>0.160242683797288</text:p>
          </table:table-cell>
          <table:table-cell table:formula="of:=1.96*SQRT(([.Z30]*(1-[.Z30]))/[.W30])" office:value-type="float" office:value="0.0135827594373334" calcext:value-type="float">
            <text:p>0.013582759437333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1];[.D31];[.F31];[.H31];[.J31];[.L31];[.N31];[.P31])/SUM([.C31];[.E31];[.G31];[.I31];[.K31];[.M31];[.O31];[.Q31]))" office:value-type="float" office:value="54.9411764705882" calcext:value-type="float">
            <text:p>54.9411764705882</text:p>
          </table:table-cell>
          <table:table-cell table:formula="of:=((SUM([.B31];[.D31];[.F31];[.H31];[.J31];[.L31];[.N31];[.P31])/[.W31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S31]/[.T31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31];[.O31];[.M31];[.K31];[.I31];[.G31];[.E31];[.C31])" office:value-type="float" office:value="2802" calcext:value-type="float">
            <text:p>2802</text:p>
          </table:table-cell>
          <table:table-cell table:formula="of:=1/(SUM([.B31];[.D31];[.F31];[.H31];[.J31];[.L31];[.N31];[.P31])/SUM([.C31];[.E31];[.G31];[.I31];[.K31];[.M31];[.O31];[.Q31])+[.AA31])" office:value-type="float" office:value="43.1945923588471" calcext:value-type="float">
            <text:p>43.1945923588471</text:p>
          </table:table-cell>
          <table:table-cell table:formula="of:=1/(SUM([.B31];[.D31];[.F31];[.H31];[.J31];[.L31];[.N31];[.P31])/SUM([.C31];[.E31];[.G31];[.I31];[.K31];[.M31];[.O31];[.Q31])-[.AA31])" office:value-type="float" office:value="75.463021464354" calcext:value-type="float">
            <text:p>75.463021464354</text:p>
          </table:table-cell>
          <table:table-cell table:formula="of:=([.S31]/100)" office:value-type="float" office:value="0.0182012847965739" calcext:value-type="float">
            <text:p>0.0182012847965739</text:p>
          </table:table-cell>
          <table:table-cell table:formula="of:=1.96*SQRT(([.Z31]*(1-[.Z31]))/[.W31])" office:value-type="float" office:value="0.00494976132726297" calcext:value-type="float">
            <text:p>0.0049497613272629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2];[.D32];[.F32];[.H32];[.J32];[.L32];[.N32];[.P32])/SUM([.C32];[.E32];[.G32];[.I32];[.K32];[.M32];[.O32];[.Q32]))" office:value-type="float" office:value="30.7912087912088" calcext:value-type="float">
            <text:p>30.7912087912088</text:p>
          </table:table-cell>
          <table:table-cell table:formula="of:=((SUM([.B32];[.D32];[.F32];[.H32];[.J32];[.L32];[.N32];[.P32])/[.W32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S32]/[.T32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32];[.O32];[.M32];[.K32];[.I32];[.G32];[.E32];[.C32])" office:value-type="float" office:value="2802" calcext:value-type="float">
            <text:p>2802</text:p>
          </table:table-cell>
          <table:table-cell table:formula="of:=1/(SUM([.B32];[.D32];[.F32];[.H32];[.J32];[.L32];[.N32];[.P32])/SUM([.C32];[.E32];[.G32];[.I32];[.K32];[.M32];[.O32];[.Q32])+[.AA32])" office:value-type="float" office:value="25.6145176870489" calcext:value-type="float">
            <text:p>25.6145176870489</text:p>
          </table:table-cell>
          <table:table-cell table:formula="of:=1/(SUM([.B32];[.D32];[.F32];[.H32];[.J32];[.L32];[.N32];[.P32])/SUM([.C32];[.E32];[.G32];[.I32];[.K32];[.M32];[.O32];[.Q32])-[.AA32])" office:value-type="float" office:value="38.5903050399865" calcext:value-type="float">
            <text:p>38.5903050399865</text:p>
          </table:table-cell>
          <table:table-cell table:formula="of:=([.S32]/100)" office:value-type="float" office:value="0.0324768022840828" calcext:value-type="float">
            <text:p>0.0324768022840828</text:p>
          </table:table-cell>
          <table:table-cell table:formula="of:=1.96*SQRT(([.Z32]*(1-[.Z32]))/[.W32])" office:value-type="float" office:value="0.00656355803882952" calcext:value-type="float">
            <text:p>0.0065635580388295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3];[.D33];[.F33];[.H33];[.J33];[.L33];[.N33];[.P33])/SUM([.C33];[.E33];[.G33];[.I33];[.K33];[.M33];[.O33];[.Q33]))" office:value-type="float" office:value="30.2790697674419" calcext:value-type="float">
            <text:p>30.2790697674419</text:p>
          </table:table-cell>
          <table:table-cell table:formula="of:=((SUM([.B33];[.D33];[.F33];[.H33];[.J33];[.L33];[.N33];[.P33])/[.W33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S33]/[.T33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33];[.O33];[.M33];[.K33];[.I33];[.G33];[.E33];[.C33])" office:value-type="float" office:value="1302" calcext:value-type="float">
            <text:p>1302</text:p>
          </table:table-cell>
          <table:table-cell table:formula="of:=1/(SUM([.B33];[.D33];[.F33];[.H33];[.J33];[.L33];[.N33];[.P33])/SUM([.C33];[.E33];[.G33];[.I33];[.K33];[.M33];[.O33];[.Q33])+[.AA33])" office:value-type="float" office:value="23.4010360295665" calcext:value-type="float">
            <text:p>23.4010360295665</text:p>
          </table:table-cell>
          <table:table-cell table:formula="of:=1/(SUM([.B33];[.D33];[.F33];[.H33];[.J33];[.L33];[.N33];[.P33])/SUM([.C33];[.E33];[.G33];[.I33];[.K33];[.M33];[.O33];[.Q33])-[.AA33])" office:value-type="float" office:value="42.883344688875" calcext:value-type="float">
            <text:p>42.883344688875</text:p>
          </table:table-cell>
          <table:table-cell table:formula="of:=([.S33]/100)" office:value-type="float" office:value="0.033026113671275" calcext:value-type="float">
            <text:p>0.033026113671275</text:p>
          </table:table-cell>
          <table:table-cell table:formula="of:=1.96*SQRT(([.Z33]*(1-[.Z33]))/[.W33])" office:value-type="float" office:value="0.0097070370634416" calcext:value-type="float">
            <text:p>0.009707037063441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4];[.D34];[.F34];[.H34];[.J34];[.L34];[.N34];[.P34])/SUM([.C34];[.E34];[.G34];[.I34];[.K34];[.M34];[.O34];[.Q34]))" office:value-type="float" office:value="19.6631578947368" calcext:value-type="float">
            <text:p>19.6631578947368</text:p>
          </table:table-cell>
          <table:table-cell table:formula="of:=((SUM([.B34];[.D34];[.F34];[.H34];[.J34];[.L34];[.N34];[.P34])/[.W34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S34]/[.T34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34];[.O34];[.M34];[.K34];[.I34];[.G34];[.E34];[.C34])" office:value-type="float" office:value="3736" calcext:value-type="float">
            <text:p>3736</text:p>
          </table:table-cell>
          <table:table-cell table:formula="of:=1/(SUM([.B34];[.D34];[.F34];[.H34];[.J34];[.L34];[.N34];[.P34])/SUM([.C34];[.E34];[.G34];[.I34];[.K34];[.M34];[.O34];[.Q34])+[.AA34])" office:value-type="float" office:value="17.2706475504977" calcext:value-type="float">
            <text:p>17.2706475504977</text:p>
          </table:table-cell>
          <table:table-cell table:formula="of:=1/(SUM([.B34];[.D34];[.F34];[.H34];[.J34];[.L34];[.N34];[.P34])/SUM([.C34];[.E34];[.G34];[.I34];[.K34];[.M34];[.O34];[.Q34])-[.AA34])" office:value-type="float" office:value="22.825133618672" calcext:value-type="float">
            <text:p>22.825133618672</text:p>
          </table:table-cell>
          <table:table-cell table:formula="of:=([.S34]/100)" office:value-type="float" office:value="0.0508565310492505" calcext:value-type="float">
            <text:p>0.0508565310492505</text:p>
          </table:table-cell>
          <table:table-cell table:formula="of:=1.96*SQRT(([.Z34]*(1-[.Z34]))/[.W34])" office:value-type="float" office:value="0.00704517744639782" calcext:value-type="float">
            <text:p>0.0070451774463978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5];[.D35];[.F35];[.H35];[.J35];[.L35];[.N35];[.P35])/SUM([.C35];[.E35];[.G35];[.I35];[.K35];[.M35];[.O35];[.Q35]))" office:value-type="float" office:value="49.1578947368421" calcext:value-type="float">
            <text:p>49.1578947368421</text:p>
          </table:table-cell>
          <table:table-cell table:formula="of:=((SUM([.B35];[.D35];[.F35];[.H35];[.J35];[.L35];[.N35];[.P35])/[.W35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S35]/[.T35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35];[.O35];[.M35];[.K35];[.I35];[.G35];[.E35];[.C35])" office:value-type="float" office:value="3736" calcext:value-type="float">
            <text:p>3736</text:p>
          </table:table-cell>
          <table:table-cell table:formula="of:=1/(SUM([.B35];[.D35];[.F35];[.H35];[.J35];[.L35];[.N35];[.P35])/SUM([.C35];[.E35];[.G35];[.I35];[.K35];[.M35];[.O35];[.Q35])+[.AA35])" office:value-type="float" office:value="40.2100068957616" calcext:value-type="float">
            <text:p>40.2100068957616</text:p>
          </table:table-cell>
          <table:table-cell table:formula="of:=1/(SUM([.B35];[.D35];[.F35];[.H35];[.J35];[.L35];[.N35];[.P35])/SUM([.C35];[.E35];[.G35];[.I35];[.K35];[.M35];[.O35];[.Q35])-[.AA35])" office:value-type="float" office:value="63.2279367528532" calcext:value-type="float">
            <text:p>63.2279367528532</text:p>
          </table:table-cell>
          <table:table-cell table:formula="of:=([.S35]/100)" office:value-type="float" office:value="0.0203426124197002" calcext:value-type="float">
            <text:p>0.0203426124197002</text:p>
          </table:table-cell>
          <table:table-cell table:formula="of:=1.96*SQRT(([.Z35]*(1-[.Z35]))/[.W35])" office:value-type="float" office:value="0.00452681877916403" calcext:value-type="float">
            <text:p>0.0045268187791640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6];[.D36];[.F36];[.H36];[.J36];[.L36];[.N36];[.P36])/SUM([.C36];[.E36];[.G36];[.I36];[.K36];[.M36];[.O36];[.Q36]))" office:value-type="float" office:value="100.972972972973" calcext:value-type="float">
            <text:p>100.972972972973</text:p>
          </table:table-cell>
          <table:table-cell table:formula="of:=((SUM([.B36];[.D36];[.F36];[.H36];[.J36];[.L36];[.N36];[.P36])/[.W36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S36]/[.T36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36];[.O36];[.M36];[.K36];[.I36];[.G36];[.E36];[.C36])" office:value-type="float" office:value="3736" calcext:value-type="float">
            <text:p>3736</text:p>
          </table:table-cell>
          <table:table-cell table:formula="of:=1/(SUM([.B36];[.D36];[.F36];[.H36];[.J36];[.L36];[.N36];[.P36])/SUM([.C36];[.E36];[.G36];[.I36];[.K36];[.M36];[.O36];[.Q36])+[.AA36])" office:value-type="float" office:value="76.4586216526925" calcext:value-type="float">
            <text:p>76.4586216526925</text:p>
          </table:table-cell>
          <table:table-cell table:formula="of:=1/(SUM([.B36];[.D36];[.F36];[.H36];[.J36];[.L36];[.N36];[.P36])/SUM([.C36];[.E36];[.G36];[.I36];[.K36];[.M36];[.O36];[.Q36])-[.AA36])" office:value-type="float" office:value="148.625715373093" calcext:value-type="float">
            <text:p>148.625715373093</text:p>
          </table:table-cell>
          <table:table-cell table:formula="of:=([.S36]/100)" office:value-type="float" office:value="0.00990364025695932" calcext:value-type="float">
            <text:p>0.00990364025695932</text:p>
          </table:table-cell>
          <table:table-cell table:formula="of:=1.96*SQRT(([.Z36]*(1-[.Z36]))/[.W36])" office:value-type="float" office:value="0.00317532949667324" calcext:value-type="float">
            <text:p>0.0031753294966732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7];[.D37];[.F37];[.H37];[.J37];[.L37];[.N37];[.P37])/SUM([.C37];[.E37];[.G37];[.I37];[.K37];[.M37];[.O37];[.Q37]))" office:value-type="float" office:value="48.5194805194805" calcext:value-type="float">
            <text:p>48.5194805194805</text:p>
          </table:table-cell>
          <table:table-cell table:formula="of:=((SUM([.B37];[.D37];[.F37];[.H37];[.J37];[.L37];[.N37];[.P37])/[.W37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S37]/[.T37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37];[.O37];[.M37];[.K37];[.I37];[.G37];[.E37];[.C37])" office:value-type="float" office:value="3736" calcext:value-type="float">
            <text:p>3736</text:p>
          </table:table-cell>
          <table:table-cell table:formula="of:=1/(SUM([.B37];[.D37];[.F37];[.H37];[.J37];[.L37];[.N37];[.P37])/SUM([.C37];[.E37];[.G37];[.I37];[.K37];[.M37];[.O37];[.Q37])+[.AA37])" office:value-type="float" office:value="39.7359008791539" calcext:value-type="float">
            <text:p>39.7359008791539</text:p>
          </table:table-cell>
          <table:table-cell table:formula="of:=1/(SUM([.B37];[.D37];[.F37];[.H37];[.J37];[.L37];[.N37];[.P37])/SUM([.C37];[.E37];[.G37];[.I37];[.K37];[.M37];[.O37];[.Q37])-[.AA37])" office:value-type="float" office:value="62.2882288457136" calcext:value-type="float">
            <text:p>62.2882288457136</text:p>
          </table:table-cell>
          <table:table-cell table:formula="of:=([.S37]/100)" office:value-type="float" office:value="0.020610278372591" calcext:value-type="float">
            <text:p>0.020610278372591</text:p>
          </table:table-cell>
          <table:table-cell table:formula="of:=1.96*SQRT(([.Z37]*(1-[.Z37]))/[.W37])" office:value-type="float" office:value="0.00455588063916091" calcext:value-type="float">
            <text:p>0.0045558806391609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8];[.D38];[.F38];[.H38];[.J38];[.L38];[.N38];[.P38])/SUM([.C38];[.E38];[.G38];[.I38];[.K38];[.M38];[.O38];[.Q38]))" office:value-type="float" office:value="24.4183006535948" calcext:value-type="float">
            <text:p>24.4183006535948</text:p>
          </table:table-cell>
          <table:table-cell table:formula="of:=((SUM([.B38];[.D38];[.F38];[.H38];[.J38];[.L38];[.N38];[.P38])/[.W38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S38]/[.T38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38];[.O38];[.M38];[.K38];[.I38];[.G38];[.E38];[.C38])" office:value-type="float" office:value="3736" calcext:value-type="float">
            <text:p>3736</text:p>
          </table:table-cell>
          <table:table-cell table:formula="of:=1/(SUM([.B38];[.D38];[.F38];[.H38];[.J38];[.L38];[.N38];[.P38])/SUM([.C38];[.E38];[.G38];[.I38];[.K38];[.M38];[.O38];[.Q38])+[.AA38])" office:value-type="float" office:value="21.1381270452433" calcext:value-type="float">
            <text:p>21.1381270452433</text:p>
          </table:table-cell>
          <table:table-cell table:formula="of:=1/(SUM([.B38];[.D38];[.F38];[.H38];[.J38];[.L38];[.N38];[.P38])/SUM([.C38];[.E38];[.G38];[.I38];[.K38];[.M38];[.O38];[.Q38])-[.AA38])" office:value-type="float" office:value="28.9034879203085" calcext:value-type="float">
            <text:p>28.9034879203085</text:p>
          </table:table-cell>
          <table:table-cell table:formula="of:=([.S38]/100)" office:value-type="float" office:value="0.0409528907922912" calcext:value-type="float">
            <text:p>0.0409528907922912</text:p>
          </table:table-cell>
          <table:table-cell table:formula="of:=1.96*SQRT(([.Z38]*(1-[.Z38]))/[.W38])" office:value-type="float" office:value="0.0063549902635675" calcext:value-type="float">
            <text:p>0.006354990263567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/>
          <table:table-cell/>
          <table:table-cell table:formula="of:=SUM([.S25:.S32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2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2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3];[.D43];[.F43];[.H43];[.J43];[.L43];[.N43];[.P43])/SUM([.C43];[.E43];[.G43];[.I43];[.K43];[.M43];[.O43];[.Q43]))" office:value-type="float" office:value="5.94814814814815" calcext:value-type="float">
            <text:p>5.94814814814815</text:p>
          </table:table-cell>
          <table:table-cell table:formula="of:=(SUM([.B43];[.D43];[.F43];[.H43];[.J43];[.L43];[.N43];[.P43])/SUM([.C43];[.E43];[.G43];[.I43];[.K43];[.M43];[.O43];[.Q43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43]/[.T43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43];[.O43];[.M43];[.K43];[.I43];[.G43];[.E43];[.C43])" office:value-type="float" office:value="803" calcext:value-type="float">
            <text:p>803</text:p>
          </table:table-cell>
          <table:table-cell table:formula="of:=1/(SUM([.B43];[.D43];[.F43];[.H43];[.J43];[.L43];[.N43];[.P43])/SUM([.C43];[.E43];[.G43];[.I43];[.K43];[.M43];[.O43];[.Q43])+[.AA43])" office:value-type="float" office:value="5.15500949535956" calcext:value-type="float">
            <text:p>5.15500949535956</text:p>
          </table:table-cell>
          <table:table-cell table:formula="of:=1/(SUM([.B43];[.D43];[.F43];[.H43];[.J43];[.L43];[.N43];[.P43])/SUM([.C43];[.E43];[.G43];[.I43];[.K43];[.M43];[.O43];[.Q43])-[.AA43])" office:value-type="float" office:value="7.02972675950117" calcext:value-type="float">
            <text:p>7.02972675950117</text:p>
          </table:table-cell>
          <table:table-cell table:formula="of:=([.S43]/100)" office:value-type="float" office:value="0.168119551681196" calcext:value-type="float">
            <text:p>0.168119551681196</text:p>
          </table:table-cell>
          <table:table-cell table:formula="of:=1.96*SQRT(([.Z43]*(1-[.Z43]))/[.W43])" office:value-type="float" office:value="0.0258665119526698" calcext:value-type="float">
            <text:p>0.025866511952669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44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4];[.D44];[.F44];[.H44];[.J44];[.L44];[.N44];[.P44])/SUM([.C44];[.E44];[.G44];[.I44];[.K44];[.M44];[.O44];[.Q44]))" office:value-type="float" office:value="49.4625373580091" calcext:value-type="float">
            <text:p>49.4625373580091</text:p>
          </table:table-cell>
          <table:table-cell table:formula="of:=(SUM([.B44];[.D44];[.F44];[.H44];[.J44];[.L44];[.N44];[.P44])/SUM([.C44];[.E44];[.G44];[.I44];[.K44];[.M44];[.O44];[.Q44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S44]/[.T44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44];[.O44];[.M44];[.K44];[.I44];[.G44];[.E44];[.C44])" office:value-type="float" office:value="15581" calcext:value-type="float">
            <text:p>15581</text:p>
          </table:table-cell>
          <table:table-cell table:formula="of:=1/(SUM([.B44];[.D44];[.F44];[.H44];[.J44];[.L44];[.N44];[.P44])/SUM([.C44];[.E44];[.G44];[.I44];[.K44];[.M44];[.O44];[.Q44])+[.AA44])" office:value-type="float" office:value="44.5885456184403" calcext:value-type="float">
            <text:p>44.5885456184403</text:p>
          </table:table-cell>
          <table:table-cell table:formula="of:=1/(SUM([.B44];[.D44];[.F44];[.H44];[.J44];[.L44];[.N44];[.P44])/SUM([.C44];[.E44];[.G44];[.I44];[.K44];[.M44];[.O44];[.Q44])-[.AA44])" office:value-type="float" office:value="55.5328560436058" calcext:value-type="float">
            <text:p>55.5328560436058</text:p>
          </table:table-cell>
          <table:table-cell table:formula="of:=([.S44]/100)" office:value-type="float" office:value="0.0202173210962069" calcext:value-type="float">
            <text:p>0.0202173210962069</text:p>
          </table:table-cell>
          <table:table-cell table:formula="of:=1.96*SQRT(([.Z44]*(1-[.Z44]))/[.W44])" office:value-type="float" office:value="0.00220996344806481" calcext:value-type="float">
            <text:p>0.0022099634480648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45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5];[.D45];[.F45];[.H45];[.J45];[.L45];[.N45];[.P45])/SUM([.C45];[.E45];[.G45];[.I45];[.K45];[.M45];[.O45];[.Q45]))" office:value-type="float" office:value="77.5137107879425" calcext:value-type="float">
            <text:p>77.5137107879425</text:p>
          </table:table-cell>
          <table:table-cell table:formula="of:=(SUM([.B45];[.D45];[.F45];[.H45];[.J45];[.L45];[.N45];[.P45])/SUM([.C45];[.E45];[.G45];[.I45];[.K45];[.M45];[.O45];[.Q45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S45]/[.T45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45];[.O45];[.M45];[.K45];[.I45];[.G45];[.E45];[.C45])" office:value-type="float" office:value="15581" calcext:value-type="float">
            <text:p>15581</text:p>
          </table:table-cell>
          <table:table-cell table:formula="of:=1/(SUM([.B45];[.D45];[.F45];[.H45];[.J45];[.L45];[.N45];[.P45])/SUM([.C45];[.E45];[.G45];[.I45];[.K45];[.M45];[.O45];[.Q45])+[.AA45])" office:value-type="float" office:value="68.1529205877466" calcext:value-type="float">
            <text:p>68.1529205877466</text:p>
          </table:table-cell>
          <table:table-cell table:formula="of:=1/(SUM([.B45];[.D45];[.F45];[.H45];[.J45];[.L45];[.N45];[.P45])/SUM([.C45];[.E45];[.G45];[.I45];[.K45];[.M45];[.O45];[.Q45])-[.AA45])" office:value-type="float" office:value="89.8553214685146" calcext:value-type="float">
            <text:p>89.8553214685146</text:p>
          </table:table-cell>
          <table:table-cell table:formula="of:=([.S45]/100)" office:value-type="float" office:value="0.0129009434567743" calcext:value-type="float">
            <text:p>0.0129009434567743</text:p>
          </table:table-cell>
          <table:table-cell table:formula="of:=1.96*SQRT(([.Z45]*(1-[.Z45]))/[.W45])" office:value-type="float" office:value="0.00177194203919656" calcext:value-type="float">
            <text:p>0.0017719420391965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5]+[.B44]" office:value-type="float" office:value="21" calcext:value-type="float">
            <text:p>21</text:p>
          </table:table-cell>
          <table:table-cell table:formula="of:=[.C45]" office:value-type="float" office:value="615" calcext:value-type="float">
            <text:p>615</text:p>
          </table:table-cell>
          <table:table-cell table:formula="of:=[.D45]+[.D44]" office:value-type="float" office:value="90" calcext:value-type="float">
            <text:p>90</text:p>
          </table:table-cell>
          <table:table-cell table:formula="of:=[.E45]" office:value-type="float" office:value="2160" calcext:value-type="float">
            <text:p>2160</text:p>
          </table:table-cell>
          <table:table-cell table:formula="of:=[.F45]+[.F44]" office:value-type="float" office:value="3" calcext:value-type="float">
            <text:p>3</text:p>
          </table:table-cell>
          <table:table-cell table:formula="of:=[.G45]" office:value-type="float" office:value="80" calcext:value-type="float">
            <text:p>80</text:p>
          </table:table-cell>
          <table:table-cell table:formula="of:=[.H45]+[.H44]" office:value-type="float" office:value="44" calcext:value-type="float">
            <text:p>44</text:p>
          </table:table-cell>
          <table:table-cell table:formula="of:=[.I45]" office:value-type="float" office:value="1296" calcext:value-type="float">
            <text:p>1296</text:p>
          </table:table-cell>
          <table:table-cell table:formula="of:=[.J45]+[.J44]" office:value-type="float" office:value="277.01568" calcext:value-type="float">
            <text:p>277.01568</text:p>
          </table:table-cell>
          <table:table-cell table:formula="of:=[.K45]" office:value-type="float" office:value="8640" calcext:value-type="float">
            <text:p>8640</text:p>
          </table:table-cell>
          <table:table-cell table:formula="of:=[.L45]+[.L44]" office:value-type="float" office:value="65" calcext:value-type="float">
            <text:p>65</text:p>
          </table:table-cell>
          <table:table-cell table:formula="of:=[.M45]" office:value-type="float" office:value="2178" calcext:value-type="float">
            <text:p>2178</text:p>
          </table:table-cell>
          <table:table-cell table:formula="of:=[.N45]+[.N44]" office:value-type="float" office:value="3" calcext:value-type="float">
            <text:p>3</text:p>
          </table:table-cell>
          <table:table-cell table:formula="of:=[.O45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6];[.D46];[.F46];[.H46];[.J46];[.L46];[.N46];[.P46])/SUM([.C46];[.E46];[.G46];[.I46];[.K46];[.M46];[.O46];[.Q46]))" office:value-type="float" office:value="30.1948188861238" calcext:value-type="float">
            <text:p>30.1948188861238</text:p>
          </table:table-cell>
          <table:table-cell table:formula="of:=(SUM([.B46];[.D46];[.F46];[.H46];[.J46];[.L46];[.N46];[.P46])/SUM([.C46];[.E46];[.G46];[.I46];[.K46];[.M46];[.O46];[.Q46]))*100" office:value-type="float" office:value="3.31182645529812" calcext:value-type="float">
            <text:p>3.31182645529812</text:p>
          </table:table-cell>
          <table:table-cell table:formula="of:=[.T45]+[.T44]" office:value-type="float" office:value="24" calcext:value-type="float">
            <text:p>24</text:p>
          </table:table-cell>
          <table:table-cell table:formula="of:=[.S46]/[.T46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46];[.O46];[.M46];[.K46];[.I46];[.G46];[.E46];[.C46])" office:value-type="float" office:value="15581" calcext:value-type="float">
            <text:p>15581</text:p>
          </table:table-cell>
          <table:table-cell table:formula="of:=1/(SUM([.B46];[.D46];[.F46];[.H46];[.J46];[.L46];[.N46];[.P46])/SUM([.C46];[.E46];[.G46];[.I46];[.K46];[.M46];[.O46];[.Q46])+[.AA46])" office:value-type="float" office:value="27.8333773002257" calcext:value-type="float">
            <text:p>27.8333773002257</text:p>
          </table:table-cell>
          <table:table-cell table:formula="of:=1/(SUM([.B46];[.D46];[.F46];[.H46];[.J46];[.L46];[.N46];[.P46])/SUM([.C46];[.E46];[.G46];[.I46];[.K46];[.M46];[.O46];[.Q46])-[.AA46])" office:value-type="float" office:value="32.9941075540928" calcext:value-type="float">
            <text:p>32.9941075540928</text:p>
          </table:table-cell>
          <table:table-cell table:formula="of:=([.S46]/100)" office:value-type="float" office:value="0.0331182645529812" calcext:value-type="float">
            <text:p>0.0331182645529812</text:p>
          </table:table-cell>
          <table:table-cell table:formula="of:=1.96*SQRT(([.Z46]*(1-[.Z46]))/[.W46])" office:value-type="float" office:value="0.00280982240583319" calcext:value-type="float">
            <text:p>0.0028098224058331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47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7];[.D47];[.F47];[.H47];[.J47];[.L47];[.N47];[.P47])/SUM([.C47];[.E47];[.G47];[.I47];[.K47];[.M47];[.O47];[.Q47]))" office:value-type="float" office:value="146.989456683346" calcext:value-type="float">
            <text:p>146.989456683346</text:p>
          </table:table-cell>
          <table:table-cell table:formula="of:=(SUM([.B47];[.D47];[.F47];[.H47];[.J47];[.L47];[.N47];[.P47])/SUM([.C47];[.E47];[.G47];[.I47];[.K47];[.M47];[.O47];[.Q47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S47]/[.T47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47];[.O47];[.M47];[.K47];[.I47];[.G47];[.E47];[.C47])" office:value-type="float" office:value="15581" calcext:value-type="float">
            <text:p>15581</text:p>
          </table:table-cell>
          <table:table-cell table:formula="of:=1/(SUM([.B47];[.D47];[.F47];[.H47];[.J47];[.L47];[.N47];[.P47])/SUM([.C47];[.E47];[.G47];[.I47];[.K47];[.M47];[.O47];[.Q47])+[.AA47])" office:value-type="float" office:value="123.549348427917" calcext:value-type="float">
            <text:p>123.549348427917</text:p>
          </table:table-cell>
          <table:table-cell table:formula="of:=1/(SUM([.B47];[.D47];[.F47];[.H47];[.J47];[.L47];[.N47];[.P47])/SUM([.C47];[.E47];[.G47];[.I47];[.K47];[.M47];[.O47];[.Q47])-[.AA47])" office:value-type="float" office:value="181.406347383224" calcext:value-type="float">
            <text:p>181.406347383224</text:p>
          </table:table-cell>
          <table:table-cell table:formula="of:=([.S47]/100)" office:value-type="float" office:value="0.0068032090366472" calcext:value-type="float">
            <text:p>0.0068032090366472</text:p>
          </table:table-cell>
          <table:table-cell table:formula="of:=1.96*SQRT(([.Z47]*(1-[.Z47]))/[.W47])" office:value-type="float" office:value="0.00129072276246251" calcext:value-type="float">
            <text:p>0.0012907227624625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48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8];[.D48];[.F48];[.H48];[.J48];[.L48];[.N48];[.P48])/SUM([.C48];[.E48];[.G48];[.I48];[.K48];[.M48];[.O48];[.Q48]))" office:value-type="float" office:value="77.516487365325" calcext:value-type="float">
            <text:p>77.516487365325</text:p>
          </table:table-cell>
          <table:table-cell table:formula="of:=(SUM([.B48];[.D48];[.F48];[.H48];[.J48];[.L48];[.N48];[.P48])/SUM([.C48];[.E48];[.G48];[.I48];[.K48];[.M48];[.O48];[.Q48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S48]/[.T48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48];[.O48];[.M48];[.K48];[.I48];[.G48];[.E48];[.C48])" office:value-type="float" office:value="15581" calcext:value-type="float">
            <text:p>15581</text:p>
          </table:table-cell>
          <table:table-cell table:formula="of:=1/(SUM([.B48];[.D48];[.F48];[.H48];[.J48];[.L48];[.N48];[.P48])/SUM([.C48];[.E48];[.G48];[.I48];[.K48];[.M48];[.O48];[.Q48])+[.AA48])" office:value-type="float" office:value="68.1552125194823" calcext:value-type="float">
            <text:p>68.1552125194823</text:p>
          </table:table-cell>
          <table:table-cell table:formula="of:=1/(SUM([.B48];[.D48];[.F48];[.H48];[.J48];[.L48];[.N48];[.P48])/SUM([.C48];[.E48];[.G48];[.I48];[.K48];[.M48];[.O48];[.Q48])-[.AA48])" office:value-type="float" office:value="89.8587997196895" calcext:value-type="float">
            <text:p>89.8587997196895</text:p>
          </table:table-cell>
          <table:table-cell table:formula="of:=([.S48]/100)" office:value-type="float" office:value="0.0129004813554971" calcext:value-type="float">
            <text:p>0.0129004813554971</text:p>
          </table:table-cell>
          <table:table-cell table:formula="of:=1.96*SQRT(([.Z48]*(1-[.Z48]))/[.W48])" office:value-type="float" office:value="0.00177191071890439" calcext:value-type="float">
            <text:p>0.0017719107189043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49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49];[.D49];[.F49];[.H49];[.J49];[.L49];[.N49];[.P49])/SUM([.C49];[.E49];[.G49];[.I49];[.K49];[.M49];[.O49];[.Q49]))" office:value-type="float" office:value="115.406608122682" calcext:value-type="float">
            <text:p>115.406608122682</text:p>
          </table:table-cell>
          <table:table-cell table:formula="of:=(SUM([.B49];[.D49];[.F49];[.H49];[.J49];[.L49];[.N49];[.P49])/SUM([.C49];[.E49];[.G49];[.I49];[.K49];[.M49];[.O49];[.Q49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S49]/[.T49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49];[.O49];[.M49];[.K49];[.I49];[.G49];[.E49];[.C49])" office:value-type="float" office:value="15581" calcext:value-type="float">
            <text:p>15581</text:p>
          </table:table-cell>
          <table:table-cell table:formula="of:=1/(SUM([.B49];[.D49];[.F49];[.H49];[.J49];[.L49];[.N49];[.P49])/SUM([.C49];[.E49];[.G49];[.I49];[.K49];[.M49];[.O49];[.Q49])+[.AA49])" office:value-type="float" office:value="98.8111280583005" calcext:value-type="float">
            <text:p>98.8111280583005</text:p>
          </table:table-cell>
          <table:table-cell table:formula="of:=1/(SUM([.B49];[.D49];[.F49];[.H49];[.J49];[.L49];[.N49];[.P49])/SUM([.C49];[.E49];[.G49];[.I49];[.K49];[.M49];[.O49];[.Q49])-[.AA49])" office:value-type="float" office:value="138.701785027928" calcext:value-type="float">
            <text:p>138.701785027928</text:p>
          </table:table-cell>
          <table:table-cell table:formula="of:=([.S49]/100)" office:value-type="float" office:value="0.00866501508247224" calcext:value-type="float">
            <text:p>0.00866501508247224</text:p>
          </table:table-cell>
          <table:table-cell table:formula="of:=1.96*SQRT(([.Z49]*(1-[.Z49]))/[.W49])" office:value-type="float" office:value="0.00145530253408184" calcext:value-type="float">
            <text:p>0.0014553025340818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50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0];[.D50];[.F50];[.H50];[.J50];[.L50];[.N50];[.P50])/SUM([.C50];[.E50];[.G50];[.I50];[.K50];[.M50];[.O50];[.Q50]))" office:value-type="float" office:value="7.95757599232265" calcext:value-type="float">
            <text:p>7.95757599232265</text:p>
          </table:table-cell>
          <table:table-cell table:formula="of:=(SUM([.B50];[.D50];[.F50];[.H50];[.J50];[.L50];[.N50];[.P50])/SUM([.C50];[.E50];[.G50];[.I50];[.K50];[.M50];[.O50];[.Q50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S50]/[.T50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50];[.O50];[.M50];[.K50];[.I50];[.G50];[.E50];[.C50])" office:value-type="float" office:value="15581" calcext:value-type="float">
            <text:p>15581</text:p>
          </table:table-cell>
          <table:table-cell table:formula="of:=1/(SUM([.B50];[.D50];[.F50];[.H50];[.J50];[.L50];[.N50];[.P50])/SUM([.C50];[.E50];[.G50];[.I50];[.K50];[.M50];[.O50];[.Q50])+[.AA50])" office:value-type="float" office:value="7.64109825072135" calcext:value-type="float">
            <text:p>7.64109825072135</text:p>
          </table:table-cell>
          <table:table-cell table:formula="of:=1/(SUM([.B50];[.D50];[.F50];[.H50];[.J50];[.L50];[.N50];[.P50])/SUM([.C50];[.E50];[.G50];[.I50];[.K50];[.M50];[.O50];[.Q50])-[.AA50])" office:value-type="float" office:value="8.30140208891499" calcext:value-type="float">
            <text:p>8.30140208891499</text:p>
          </table:table-cell>
          <table:table-cell table:formula="of:=([.S50]/100)" office:value-type="float" office:value="0.125666409087992" calcext:value-type="float">
            <text:p>0.125666409087992</text:p>
          </table:table-cell>
          <table:table-cell table:formula="of:=1.96*SQRT(([.Z50]*(1-[.Z50]))/[.W50])" office:value-type="float" office:value="0.00520483051497963" calcext:value-type="float">
            <text:p>0.0052048305149796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1];[.D51];[.F51];[.H51];[.J51];[.L51];[.N51];[.P51])/SUM([.C51];[.E51];[.G51];[.I51];[.K51];[.M51];[.O51];[.Q51]))" office:value-type="float" office:value="169.292682926829" calcext:value-type="float">
            <text:p>169.292682926829</text:p>
          </table:table-cell>
          <table:table-cell table:formula="of:=(SUM([.B51];[.D51];[.F51];[.H51];[.J51];[.L51];[.N51];[.P51])/SUM([.C51];[.E51];[.G51];[.I51];[.K51];[.M51];[.O51];[.Q51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S51]/[.T51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51];[.O51];[.M51];[.K51];[.I51];[.G51];[.E51];[.C51])" office:value-type="float" office:value="6941" calcext:value-type="float">
            <text:p>6941</text:p>
          </table:table-cell>
          <table:table-cell table:formula="of:=1/(SUM([.B51];[.D51];[.F51];[.H51];[.J51];[.L51];[.N51];[.P51])/SUM([.C51];[.E51];[.G51];[.I51];[.K51];[.M51];[.O51];[.Q51])+[.AA51])" office:value-type="float" office:value="129.706794747317" calcext:value-type="float">
            <text:p>129.706794747317</text:p>
          </table:table-cell>
          <table:table-cell table:formula="of:=1/(SUM([.B51];[.D51];[.F51];[.H51];[.J51];[.L51];[.N51];[.P51])/SUM([.C51];[.E51];[.G51];[.I51];[.K51];[.M51];[.O51];[.Q51])-[.AA51])" office:value-type="float" office:value="243.655019827078" calcext:value-type="float">
            <text:p>243.655019827078</text:p>
          </table:table-cell>
          <table:table-cell table:formula="of:=([.S51]/100)" office:value-type="float" office:value="0.00590692983719925" calcext:value-type="float">
            <text:p>0.00590692983719925</text:p>
          </table:table-cell>
          <table:table-cell table:formula="of:=1.96*SQRT(([.Z51]*(1-[.Z51]))/[.W51])" office:value-type="float" office:value="0.00180276649712237" calcext:value-type="float">
            <text:p>0.0018027664971223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2];[.D52];[.F52];[.H52];[.J52];[.L52];[.N52];[.P52])/SUM([.C52];[.E52];[.G52];[.I52];[.K52];[.M52];[.O52];[.Q52]))" office:value-type="float" office:value="37.9289617486339" calcext:value-type="float">
            <text:p>37.9289617486339</text:p>
          </table:table-cell>
          <table:table-cell table:formula="of:=(SUM([.B52];[.D52];[.F52];[.H52];[.J52];[.L52];[.N52];[.P52])/SUM([.C52];[.E52];[.G52];[.I52];[.K52];[.M52];[.O52];[.Q52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S52]/[.T52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52];[.O52];[.M52];[.K52];[.I52];[.G52];[.E52];[.C52])" office:value-type="float" office:value="6941" calcext:value-type="float">
            <text:p>6941</text:p>
          </table:table-cell>
          <table:table-cell table:formula="of:=1/(SUM([.B52];[.D52];[.F52];[.H52];[.J52];[.L52];[.N52];[.P52])/SUM([.C52];[.E52];[.G52];[.I52];[.K52];[.M52];[.O52];[.Q52])+[.AA52])" office:value-type="float" office:value="33.1847205288606" calcext:value-type="float">
            <text:p>33.1847205288606</text:p>
          </table:table-cell>
          <table:table-cell table:formula="of:=1/(SUM([.B52];[.D52];[.F52];[.H52];[.J52];[.L52];[.N52];[.P52])/SUM([.C52];[.E52];[.G52];[.I52];[.K52];[.M52];[.O52];[.Q52])-[.AA52])" office:value-type="float" office:value="44.2560050377242" calcext:value-type="float">
            <text:p>44.2560050377242</text:p>
          </table:table-cell>
          <table:table-cell table:formula="of:=([.S52]/100)" office:value-type="float" office:value="0.0263650770782308" calcext:value-type="float">
            <text:p>0.0263650770782308</text:p>
          </table:table-cell>
          <table:table-cell table:formula="of:=1.96*SQRT(([.Z52]*(1-[.Z52]))/[.W52])" office:value-type="float" office:value="0.00376927343197778" calcext:value-type="float">
            <text:p>0.0037692734319777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53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3];[.D53];[.F53];[.H53];[.J53];[.L53];[.N53];[.P53])/SUM([.C53];[.E53];[.G53];[.I53];[.K53];[.M53];[.O53];[.Q53]))" office:value-type="float" office:value="11.8848178465738" calcext:value-type="float">
            <text:p>11.8848178465738</text:p>
          </table:table-cell>
          <table:table-cell table:formula="of:=(SUM([.B53];[.D53];[.F53];[.H53];[.J53];[.L53];[.N53];[.P53])/SUM([.C53];[.E53];[.G53];[.I53];[.K53];[.M53];[.O53];[.Q53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S53]/[.T53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3];[.O53];[.M53];[.K53];[.I53];[.G53];[.E53];[.C53])" office:value-type="float" office:value="15581" calcext:value-type="float">
            <text:p>15581</text:p>
          </table:table-cell>
          <table:table-cell table:formula="of:=1/(SUM([.B53];[.D53];[.F53];[.H53];[.J53];[.L53];[.N53];[.P53])/SUM([.C53];[.E53];[.G53];[.I53];[.K53];[.M53];[.O53];[.Q53])+[.AA53])" office:value-type="float" office:value="11.2994532913498" calcext:value-type="float">
            <text:p>11.2994532913498</text:p>
          </table:table-cell>
          <table:table-cell table:formula="of:=1/(SUM([.B53];[.D53];[.F53];[.H53];[.J53];[.L53];[.N53];[.P53])/SUM([.C53];[.E53];[.G53];[.I53];[.K53];[.M53];[.O53];[.Q53])-[.AA53])" office:value-type="float" office:value="12.5341452213995" calcext:value-type="float">
            <text:p>12.5341452213995</text:p>
          </table:table-cell>
          <table:table-cell table:formula="of:=([.S53]/100)" office:value-type="float" office:value="0.0841409614273795" calcext:value-type="float">
            <text:p>0.0841409614273795</text:p>
          </table:table-cell>
          <table:table-cell table:formula="of:=1.96*SQRT(([.Z53]*(1-[.Z53]))/[.W53])" office:value-type="float" office:value="0.00435889553167704" calcext:value-type="float">
            <text:p>0.0043588955316770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4];[.D54];[.F54];[.H54];[.J54];[.L54];[.N54];[.P54])/SUM([.C54];[.E54];[.G54];[.I54];[.K54];[.M54];[.O54];[.Q54]))" office:value-type="float" office:value="55.5930232558139" calcext:value-type="float">
            <text:p>55.5930232558139</text:p>
          </table:table-cell>
          <table:table-cell table:formula="of:=(SUM([.B54];[.D54];[.F54];[.H54];[.J54];[.L54];[.N54];[.P54])/SUM([.C54];[.E54];[.G54];[.I54];[.K54];[.M54];[.O54];[.Q54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S54]/[.T54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54];[.O54];[.M54];[.K54];[.I54];[.G54];[.E54];[.C54])" office:value-type="float" office:value="4781" calcext:value-type="float">
            <text:p>4781</text:p>
          </table:table-cell>
          <table:table-cell table:formula="of:=1/(SUM([.B54];[.D54];[.F54];[.H54];[.J54];[.L54];[.N54];[.P54])/SUM([.C54];[.E54];[.G54];[.I54];[.K54];[.M54];[.O54];[.Q54])+[.AA54])" office:value-type="float" office:value="45.9658173750354" calcext:value-type="float">
            <text:p>45.9658173750354</text:p>
          </table:table-cell>
          <table:table-cell table:formula="of:=1/(SUM([.B54];[.D54];[.F54];[.H54];[.J54];[.L54];[.N54];[.P54])/SUM([.C54];[.E54];[.G54];[.I54];[.K54];[.M54];[.O54];[.Q54])-[.AA54])" office:value-type="float" office:value="70.3213097370742" calcext:value-type="float">
            <text:p>70.3213097370742</text:p>
          </table:table-cell>
          <table:table-cell table:formula="of:=([.S54]/100)" office:value-type="float" office:value="0.0179878686467266" calcext:value-type="float">
            <text:p>0.0179878686467266</text:p>
          </table:table-cell>
          <table:table-cell table:formula="of:=1.96*SQRT(([.Z54]*(1-[.Z54]))/[.W54])" office:value-type="float" office:value="0.00376742816092055" calcext:value-type="float">
            <text:p>0.0037674281609205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5];[.D55];[.F55];[.H55];[.J55];[.L55];[.N55];[.P55])/SUM([.C55];[.E55];[.G55];[.I55];[.K55];[.M55];[.O55];[.Q55]))" office:value-type="float" office:value="265.611111111111" calcext:value-type="float">
            <text:p>265.611111111111</text:p>
          </table:table-cell>
          <table:table-cell table:formula="of:=(SUM([.B55];[.D55];[.F55];[.H55];[.J55];[.L55];[.N55];[.P55])/SUM([.C55];[.E55];[.G55];[.I55];[.K55];[.M55];[.O55];[.Q55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S55]/[.T55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55];[.O55];[.M55];[.K55];[.I55];[.G55];[.E55];[.C55])" office:value-type="float" office:value="4781" calcext:value-type="float">
            <text:p>4781</text:p>
          </table:table-cell>
          <table:table-cell table:formula="of:=1/(SUM([.B55];[.D55];[.F55];[.H55];[.J55];[.L55];[.N55];[.P55])/SUM([.C55];[.E55];[.G55];[.I55];[.K55];[.M55];[.O55];[.Q55])+[.AA55])" office:value-type="float" office:value="181.787712866269" calcext:value-type="float">
            <text:p>181.787712866269</text:p>
          </table:table-cell>
          <table:table-cell table:formula="of:=1/(SUM([.B55];[.D55];[.F55];[.H55];[.J55];[.L55];[.N55];[.P55])/SUM([.C55];[.E55];[.G55];[.I55];[.K55];[.M55];[.O55];[.Q55])-[.AA55])" office:value-type="float" office:value="492.88188854635" calcext:value-type="float">
            <text:p>492.88188854635</text:p>
          </table:table-cell>
          <table:table-cell table:formula="of:=([.S55]/100)" office:value-type="float" office:value="0.00376490274001255" calcext:value-type="float">
            <text:p>0.00376490274001255</text:p>
          </table:table-cell>
          <table:table-cell table:formula="of:=1.96*SQRT(([.Z55]*(1-[.Z55]))/[.W55])" office:value-type="float" office:value="0.00173601910026412" calcext:value-type="float">
            <text:p>0.0017360191002641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6];[.D56];[.F56];[.H56];[.J56];[.L56];[.N56];[.P56])/SUM([.C56];[.E56];[.G56];[.I56];[.K56];[.M56];[.O56];[.Q56]))" office:value-type="float" office:value="108.453125" calcext:value-type="float">
            <text:p>108.453125</text:p>
          </table:table-cell>
          <table:table-cell table:formula="of:=(SUM([.B56];[.D56];[.F56];[.H56];[.J56];[.L56];[.N56];[.P56])/SUM([.C56];[.E56];[.G56];[.I56];[.K56];[.M56];[.O56];[.Q56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S56]/[.T56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56];[.O56];[.M56];[.K56];[.I56];[.G56];[.E56];[.C56])" office:value-type="float" office:value="6941" calcext:value-type="float">
            <text:p>6941</text:p>
          </table:table-cell>
          <table:table-cell table:formula="of:=1/(SUM([.B56];[.D56];[.F56];[.H56];[.J56];[.L56];[.N56];[.P56])/SUM([.C56];[.E56];[.G56];[.I56];[.K56];[.M56];[.O56];[.Q56])+[.AA56])" office:value-type="float" office:value="87.1902298794987" calcext:value-type="float">
            <text:p>87.1902298794987</text:p>
          </table:table-cell>
          <table:table-cell table:formula="of:=1/(SUM([.B56];[.D56];[.F56];[.H56];[.J56];[.L56];[.N56];[.P56])/SUM([.C56];[.E56];[.G56];[.I56];[.K56];[.M56];[.O56];[.Q56])-[.AA56])" office:value-type="float" office:value="143.431445158027" calcext:value-type="float">
            <text:p>143.431445158027</text:p>
          </table:table-cell>
          <table:table-cell table:formula="of:=([.S56]/100)" office:value-type="float" office:value="0.00922057340440859" calcext:value-type="float">
            <text:p>0.00922057340440859</text:p>
          </table:table-cell>
          <table:table-cell table:formula="of:=1.96*SQRT(([.Z56]*(1-[.Z56]))/[.W56])" office:value-type="float" office:value="0.00224860154078941" calcext:value-type="float">
            <text:p>0.0022486015407894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5]+[.B56]" office:value-type="float" office:value="8" calcext:value-type="float">
            <text:p>8</text:p>
          </table:table-cell>
          <table:table-cell table:formula="of:=[.C55]" office:value-type="float" office:value="615" calcext:value-type="float">
            <text:p>615</text:p>
          </table:table-cell>
          <table:table-cell table:number-columns-repeated="2"/>
          <table:table-cell table:formula="of:=[.F55]+[.F56]" office:value-type="float" office:value="0" calcext:value-type="float">
            <text:p>0</text:p>
          </table:table-cell>
          <table:table-cell table:formula="of:=[.G55]" office:value-type="float" office:value="80" calcext:value-type="float">
            <text:p>80</text:p>
          </table:table-cell>
          <table:table-cell table:formula="of:=[.H55]+[.H56]" office:value-type="float" office:value="17" calcext:value-type="float">
            <text:p>17</text:p>
          </table:table-cell>
          <table:table-cell table:formula="of:=[.I55]" office:value-type="float" office:value="1296" calcext:value-type="float">
            <text:p>1296</text:p>
          </table:table-cell>
          <table:table-cell table:formula="of:=[.J55]+[.J56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+[.L56]" office:value-type="float" office:value="27" calcext:value-type="float">
            <text:p>27</text:p>
          </table:table-cell>
          <table:table-cell table:formula="of:=[.M55]" office:value-type="float" office:value="2178" calcext:value-type="float">
            <text:p>2178</text:p>
          </table:table-cell>
          <table:table-cell table:formula="of:=[.N55]+[.N56]" office:value-type="float" office:value="2" calcext:value-type="float">
            <text:p>2</text:p>
          </table:table-cell>
          <table:table-cell table:formula="of:=[.O55]" office:value-type="float" office:value="108" calcext:value-type="float">
            <text:p>108</text:p>
          </table:table-cell>
          <table:table-cell table:formula="of:=[.P55]+[.P56]" office:value-type="float" office:value="7" calcext:value-type="float">
            <text:p>7</text:p>
          </table:table-cell>
          <table:table-cell table:formula="of:=[.Q55]" office:value-type="float" office:value="504" calcext:value-type="float">
            <text:p>504</text:p>
          </table:table-cell>
          <table:table-cell table:formula="of:=1/(SUM([.B57];[.D57];[.F57];[.H57];[.J57];[.L57];[.N57];[.P57])/SUM([.C57];[.E57];[.G57];[.I57];[.K57];[.M57];[.O57];[.Q57]))" office:value-type="float" office:value="78.3770491803279" calcext:value-type="float">
            <text:p>78.3770491803279</text:p>
          </table:table-cell>
          <table:table-cell table:formula="of:=(SUM([.B57];[.D57];[.F57];[.H57];[.J57];[.L57];[.N57];[.P57])/SUM([.C57];[.E57];[.G57];[.I57];[.K57];[.M57];[.O57];[.Q57]))*100" office:value-type="float" office:value="1.27588370633759" calcext:value-type="float">
            <text:p>1.27588370633759</text:p>
          </table:table-cell>
          <table:table-cell table:formula="of:=[.T56]+[.T55]" office:value-type="float" office:value="7" calcext:value-type="float">
            <text:p>7</text:p>
          </table:table-cell>
          <table:table-cell table:formula="of:=[.S57]/[.T57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57];[.O57];[.M57];[.K57];[.I57];[.G57];[.E57];[.C57])" office:value-type="float" office:value="4781" calcext:value-type="float">
            <text:p>4781</text:p>
          </table:table-cell>
          <table:table-cell table:formula="of:=1/(SUM([.B57];[.D57];[.F57];[.H57];[.J57];[.L57];[.N57];[.P57])/SUM([.C57];[.E57];[.G57];[.I57];[.K57];[.M57];[.O57];[.Q57])+[.AA57])" office:value-type="float" office:value="62.7344511849543" calcext:value-type="float">
            <text:p>62.7344511849543</text:p>
          </table:table-cell>
          <table:table-cell table:formula="of:=1/(SUM([.B57];[.D57];[.F57];[.H57];[.J57];[.L57];[.N57];[.P57])/SUM([.C57];[.E57];[.G57];[.I57];[.K57];[.M57];[.O57];[.Q57])-[.AA57])" office:value-type="float" office:value="104.411715249973" calcext:value-type="float">
            <text:p>104.411715249973</text:p>
          </table:table-cell>
          <table:table-cell table:formula="of:=([.S57]/100)" office:value-type="float" office:value="0.0127588370633759" calcext:value-type="float">
            <text:p>0.0127588370633759</text:p>
          </table:table-cell>
          <table:table-cell table:formula="of:=1.96*SQRT(([.Z57]*(1-[.Z57]))/[.W57])" office:value-type="float" office:value="0.00318136773815801" calcext:value-type="float">
            <text:p>0.0031813677381580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8];[.D58];[.F58];[.H58];[.J58];[.L58];[.N58];[.P58])/SUM([.C58];[.E58];[.G58];[.I58];[.K58];[.M58];[.O58];[.Q58]))" office:value-type="float" office:value="136.098039215686" calcext:value-type="float">
            <text:p>136.098039215686</text:p>
          </table:table-cell>
          <table:table-cell table:formula="of:=(SUM([.B58];[.D58];[.F58];[.H58];[.J58];[.L58];[.N58];[.P58])/SUM([.C58];[.E58];[.G58];[.I58];[.K58];[.M58];[.O58];[.Q58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S58]/[.T58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58];[.O58];[.M58];[.K58];[.I58];[.G58];[.E58];[.C58])" office:value-type="float" office:value="6941" calcext:value-type="float">
            <text:p>6941</text:p>
          </table:table-cell>
          <table:table-cell table:formula="of:=1/(SUM([.B58];[.D58];[.F58];[.H58];[.J58];[.L58];[.N58];[.P58])/SUM([.C58];[.E58];[.G58];[.I58];[.K58];[.M58];[.O58];[.Q58])+[.AA58])" office:value-type="float" office:value="106.873926327088" calcext:value-type="float">
            <text:p>106.873926327088</text:p>
          </table:table-cell>
          <table:table-cell table:formula="of:=1/(SUM([.B58];[.D58];[.F58];[.H58];[.J58];[.L58];[.N58];[.P58])/SUM([.C58];[.E58];[.G58];[.I58];[.K58];[.M58];[.O58];[.Q58])-[.AA58])" office:value-type="float" office:value="187.319597720869" calcext:value-type="float">
            <text:p>187.319597720869</text:p>
          </table:table-cell>
          <table:table-cell table:formula="of:=([.S58]/100)" office:value-type="float" office:value="0.00734764443163809" calcext:value-type="float">
            <text:p>0.00734764443163809</text:p>
          </table:table-cell>
          <table:table-cell table:formula="of:=1.96*SQRT(([.Z58]*(1-[.Z58]))/[.W58])" office:value-type="float" office:value="0.00200917471374914" calcext:value-type="float">
            <text:p>0.0020091747137491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formula="of:=1/(SUM([.B59];[.D59];[.F59];[.H59];[.J59];[.L59];[.N59];[.P59])/SUM([.C59];[.E59];[.G59];[.I59];[.K59];[.M59];[.O59];[.Q59]))" office:value-type="float" office:value="21.0616740088106" calcext:value-type="float">
            <text:p>21.0616740088106</text:p>
          </table:table-cell>
          <table:table-cell table:formula="of:=(SUM([.B59];[.D59];[.F59];[.H59];[.J59];[.L59];[.N59];[.P59])/SUM([.C59];[.E59];[.G59];[.I59];[.K59];[.M59];[.O59];[.Q59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S59]/[.T59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59];[.O59];[.M59];[.K59];[.I59];[.G59];[.E59];[.C59])" office:value-type="float" office:value="4781" calcext:value-type="float">
            <text:p>4781</text:p>
          </table:table-cell>
          <table:table-cell table:formula="of:=1/(SUM([.B59];[.D59];[.F59];[.H59];[.J59];[.L59];[.N59];[.P59])/SUM([.C59];[.E59];[.G59];[.I59];[.K59];[.M59];[.O59];[.Q59])+[.AA59])" office:value-type="float" office:value="18.6888629232141" calcext:value-type="float">
            <text:p>18.6888629232141</text:p>
          </table:table-cell>
          <table:table-cell table:formula="of:=1/(SUM([.B59];[.D59];[.F59];[.H59];[.J59];[.L59];[.N59];[.P59])/SUM([.C59];[.E59];[.G59];[.I59];[.K59];[.M59];[.O59];[.Q59])-[.AA59])" office:value-type="float" office:value="24.1246315224723" calcext:value-type="float">
            <text:p>24.1246315224723</text:p>
          </table:table-cell>
          <table:table-cell table:formula="of:=([.S59]/100)" office:value-type="float" office:value="0.0474796067768249" calcext:value-type="float">
            <text:p>0.0474796067768249</text:p>
          </table:table-cell>
          <table:table-cell table:formula="of:=1.96*SQRT(([.Z59]*(1-[.Z59]))/[.W59])" office:value-type="float" office:value="0.00602819645917962" calcext:value-type="float">
            <text:p>0.0060281964591796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/>
          <table:table-cell/>
          <table:table-cell table:formula="of:=SUM([.S43];[.S46:.S52])" office:value-type="float" office:value="38.7544937712215" calcext:value-type="float">
            <text:p>38.7544937712215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64];[.D64];[.F64];[.H64];[.J64];[.L64];[.N64];[.P64])/SUM([.C64];[.E64];[.G64];[.I64];[.K64];[.M64];[.O64];[.Q64]))" office:value-type="float" office:value="5.64878048780488" calcext:value-type="float">
            <text:p>5.64878048780488</text:p>
          </table:table-cell>
          <table:table-cell table:formula="of:=(SUM([.B64];[.D64];[.F64];[.H64];[.J64];[.L64];[.N64];[.P64])/SUM([.C64];[.E64];[.G64];[.I64];[.K64];[.M64];[.O64];[.Q64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S64]/[.T64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64];[.O64];[.M64];[.K64];[.I64];[.G64];[.E64];[.C64])" office:value-type="float" office:value="1158" calcext:value-type="float">
            <text:p>1158</text:p>
          </table:table-cell>
          <table:table-cell table:formula="of:=1/(SUM([.B64];[.D64];[.F64];[.H64];[.J64];[.L64];[.N64];[.P64])/SUM([.C64];[.E64];[.G64];[.I64];[.K64];[.M64];[.O64];[.Q64])+[.AA64])" office:value-type="float" office:value="5.0247756109415" calcext:value-type="float">
            <text:p>5.0247756109415</text:p>
          </table:table-cell>
          <table:table-cell table:formula="of:=1/(SUM([.B64];[.D64];[.F64];[.H64];[.J64];[.L64];[.N64];[.P64])/SUM([.C64];[.E64];[.G64];[.I64];[.K64];[.M64];[.O64];[.Q64])-[.AA64])" office:value-type="float" office:value="6.44974622442587" calcext:value-type="float">
            <text:p>6.44974622442587</text:p>
          </table:table-cell>
          <table:table-cell table:formula="of:=([.S64]/100)" office:value-type="float" office:value="0.177029360967185" calcext:value-type="float">
            <text:p>0.177029360967185</text:p>
          </table:table-cell>
          <table:table-cell table:formula="of:=1.96*SQRT(([.Z64]*(1-[.Z64]))/[.W64])" office:value-type="float" office:value="0.0219845010294566" calcext:value-type="float">
            <text:p>0.02198450102945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65];[.D65];[.F65];[.H65];[.J65];[.L65];[.N65];[.P65])/SUM([.C65];[.E65];[.G65];[.I65];[.K65];[.M65];[.O65];[.Q65]))" office:value-type="float" office:value="42.1415094339623" calcext:value-type="float">
            <text:p>42.1415094339623</text:p>
          </table:table-cell>
          <table:table-cell table:formula="of:=(SUM([.B65];[.D65];[.F65];[.H65];[.J65];[.L65];[.N65];[.P65])/SUM([.C65];[.E65];[.G65];[.I65];[.K65];[.M65];[.O65];[.Q65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S65]/[.T65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65];[.O65];[.M65];[.K65];[.I65];[.G65];[.E65];[.C65])" office:value-type="float" office:value="8934" calcext:value-type="float">
            <text:p>8934</text:p>
          </table:table-cell>
          <table:table-cell table:formula="of:=1/(SUM([.B65];[.D65];[.F65];[.H65];[.J65];[.L65];[.N65];[.P65])/SUM([.C65];[.E65];[.G65];[.I65];[.K65];[.M65];[.O65];[.Q65])+[.AA65])" office:value-type="float" office:value="37.1944075617105" calcext:value-type="float">
            <text:p>37.1944075617105</text:p>
          </table:table-cell>
          <table:table-cell table:formula="of:=1/(SUM([.B65];[.D65];[.F65];[.H65];[.J65];[.L65];[.N65];[.P65])/SUM([.C65];[.E65];[.G65];[.I65];[.K65];[.M65];[.O65];[.Q65])-[.AA65])" office:value-type="float" office:value="48.6064942059589" calcext:value-type="float">
            <text:p>48.6064942059589</text:p>
          </table:table-cell>
          <table:table-cell table:formula="of:=([.S65]/100)" office:value-type="float" office:value="0.0237295724199687" calcext:value-type="float">
            <text:p>0.0237295724199687</text:p>
          </table:table-cell>
          <table:table-cell table:formula="of:=1.96*SQRT(([.Z65]*(1-[.Z65]))/[.W65])" office:value-type="float" office:value="0.00315618986407545" calcext:value-type="float">
            <text:p>0.003156189864075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66];[.D66];[.F66];[.H66];[.J66];[.L66];[.N66];[.P66])/SUM([.C66];[.E66];[.G66];[.I66];[.K66];[.M66];[.O66];[.Q66]))" office:value-type="float" office:value="88.4554455445545" calcext:value-type="float">
            <text:p>88.4554455445545</text:p>
          </table:table-cell>
          <table:table-cell table:formula="of:=(SUM([.B66];[.D66];[.F66];[.H66];[.J66];[.L66];[.N66];[.P66])/SUM([.C66];[.E66];[.G66];[.I66];[.K66];[.M66];[.O66];[.Q66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S66]/[.T66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66];[.O66];[.M66];[.K66];[.I66];[.G66];[.E66];[.C66])" office:value-type="float" office:value="8934" calcext:value-type="float">
            <text:p>8934</text:p>
          </table:table-cell>
          <table:table-cell table:formula="of:=1/(SUM([.B66];[.D66];[.F66];[.H66];[.J66];[.L66];[.N66];[.P66])/SUM([.C66];[.E66];[.G66];[.I66];[.K66];[.M66];[.O66];[.Q66])+[.AA66])" office:value-type="float" office:value="74.0881430585126" calcext:value-type="float">
            <text:p>74.0881430585126</text:p>
          </table:table-cell>
          <table:table-cell table:formula="of:=1/(SUM([.B66];[.D66];[.F66];[.H66];[.J66];[.L66];[.N66];[.P66])/SUM([.C66];[.E66];[.G66];[.I66];[.K66];[.M66];[.O66];[.Q66])-[.AA66])" office:value-type="float" office:value="109.735556984614" calcext:value-type="float">
            <text:p>109.735556984614</text:p>
          </table:table-cell>
          <table:table-cell table:formula="of:=([.S66]/100)" office:value-type="float" office:value="0.0113051264830983" calcext:value-type="float">
            <text:p>0.0113051264830983</text:p>
          </table:table-cell>
          <table:table-cell table:formula="of:=1.96*SQRT(([.Z66]*(1-[.Z66]))/[.W66])" office:value-type="float" office:value="0.00219230993139291" calcext:value-type="float">
            <text:p>0.0021923099313929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66]+[.B65]" office:value-type="float" office:value="171" calcext:value-type="float">
            <text:p>171</text:p>
          </table:table-cell>
          <table:table-cell table:formula="of:=[.C66]" office:value-type="float" office:value="4824" calcext:value-type="float">
            <text:p>4824</text:p>
          </table:table-cell>
          <table:table-cell table:formula="of:=[.D66]+[.D65]" office:value-type="float" office:value="0" calcext:value-type="float">
            <text:p>0</text:p>
          </table:table-cell>
          <table:table-cell table:formula="of:=[.E66]" office:value-type="float" office:value="82" calcext:value-type="float">
            <text:p>82</text:p>
          </table:table-cell>
          <table:table-cell table:formula="of:=[.F66]+[.F65]" office:value-type="float" office:value="4" calcext:value-type="float">
            <text:p>4</text:p>
          </table:table-cell>
          <table:table-cell table:formula="of:=[.G66]" office:value-type="float" office:value="72" calcext:value-type="float">
            <text:p>72</text:p>
          </table:table-cell>
          <table:table-cell table:formula="of:=[.H66]+[.H65]" office:value-type="float" office:value="38" calcext:value-type="float">
            <text:p>38</text:p>
          </table:table-cell>
          <table:table-cell table:formula="of:=[.I66]" office:value-type="float" office:value="1004" calcext:value-type="float">
            <text:p>1004</text:p>
          </table:table-cell>
          <table:table-cell table:formula="of:=[.J66]+[.J65]" office:value-type="float" office:value="25" calcext:value-type="float">
            <text:p>25</text:p>
          </table:table-cell>
          <table:table-cell table:formula="of:=[.K66]" office:value-type="float" office:value="792" calcext:value-type="float">
            <text:p>792</text:p>
          </table:table-cell>
          <table:table-cell table:formula="of:=[.L66]+[.L65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3"/>
          <table:table-cell table:formula="of:=1/(SUM([.B67];[.D67];[.F67];[.H67];[.J67];[.L67];[.N67];[.P67])/SUM([.C67];[.E67];[.G67];[.I67];[.K67];[.M67];[.O67];[.Q67]))" office:value-type="float" office:value="28.5431309904153" calcext:value-type="float">
            <text:p>28.5431309904153</text:p>
          </table:table-cell>
          <table:table-cell table:formula="of:=(SUM([.B67];[.D67];[.F67];[.H67];[.J67];[.L67];[.N67];[.P67])/SUM([.C67];[.E67];[.G67];[.I67];[.K67];[.M67];[.O67];[.Q67]))*100" office:value-type="float" office:value="3.50346989030669" calcext:value-type="float">
            <text:p>3.50346989030669</text:p>
          </table:table-cell>
          <table:table-cell table:formula="of:=[.T66]+[.T65]" office:value-type="float" office:value="17" calcext:value-type="float">
            <text:p>17</text:p>
          </table:table-cell>
          <table:table-cell table:formula="of:=[.S67]/[.T67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67];[.O67];[.M67];[.K67];[.I67];[.G67];[.E67];[.C67])" office:value-type="float" office:value="8934" calcext:value-type="float">
            <text:p>8934</text:p>
          </table:table-cell>
          <table:table-cell table:formula="of:=1/(SUM([.B67];[.D67];[.F67];[.H67];[.J67];[.L67];[.N67];[.P67])/SUM([.C67];[.E67];[.G67];[.I67];[.K67];[.M67];[.O67];[.Q67])+[.AA67])" office:value-type="float" office:value="25.7417171786436" calcext:value-type="float">
            <text:p>25.7417171786436</text:p>
          </table:table-cell>
          <table:table-cell table:formula="of:=1/(SUM([.B67];[.D67];[.F67];[.H67];[.J67];[.L67];[.N67];[.P67])/SUM([.C67];[.E67];[.G67];[.I67];[.K67];[.M67];[.O67];[.Q67])-[.AA67])" office:value-type="float" office:value="32.0287484257641" calcext:value-type="float">
            <text:p>32.0287484257641</text:p>
          </table:table-cell>
          <table:table-cell table:formula="of:=([.S67]/100)" office:value-type="float" office:value="0.0350346989030669" calcext:value-type="float">
            <text:p>0.0350346989030669</text:p>
          </table:table-cell>
          <table:table-cell table:formula="of:=1.96*SQRT(([.Z67]*(1-[.Z67]))/[.W67])" office:value-type="float" office:value="0.00381274833831755" calcext:value-type="float">
            <text:p>0.0038127483383175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68];[.D68];[.F68];[.H68];[.J68];[.L68];[.N68];[.P68])/SUM([.C68];[.E68];[.G68];[.I68];[.K68];[.M68];[.O68];[.Q68]))" office:value-type="float" office:value="144.096774193548" calcext:value-type="float">
            <text:p>144.096774193548</text:p>
          </table:table-cell>
          <table:table-cell table:formula="of:=(SUM([.B68];[.D68];[.F68];[.H68];[.J68];[.L68];[.N68];[.P68])/SUM([.C68];[.E68];[.G68];[.I68];[.K68];[.M68];[.O68];[.Q68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S68]/[.T68]" office:value-type="float" office:value="0.173494515334676" calcext:value-type="float">
            <text:p>0.173494515334676</text:p>
          </table:table-cell>
          <table:table-cell office:value-type="string" calcext:value-type="string">
            <text:p>Alt art V</text:p>
          </table:table-cell>
          <table:table-cell table:style-name="Default" table:formula="of:=SUM([.Q68];[.O68];[.M68];[.K68];[.I68];[.G68];[.E68];[.C68])" office:value-type="float" office:value="8934" calcext:value-type="float">
            <text:p>8934</text:p>
          </table:table-cell>
          <table:table-cell table:formula="of:=1/(SUM([.B68];[.D68];[.F68];[.H68];[.J68];[.L68];[.N68];[.P68])/SUM([.C68];[.E68];[.G68];[.I68];[.K68];[.M68];[.O68];[.Q68])+[.AA68])" office:value-type="float" office:value="115.457068778407" calcext:value-type="float">
            <text:p>115.457068778407</text:p>
          </table:table-cell>
          <table:table-cell table:formula="of:=1/(SUM([.B68];[.D68];[.F68];[.H68];[.J68];[.L68];[.N68];[.P68])/SUM([.C68];[.E68];[.G68];[.I68];[.K68];[.M68];[.O68];[.Q68])-[.AA68])" office:value-type="float" office:value="191.632071331144" calcext:value-type="float">
            <text:p>191.632071331144</text:p>
          </table:table-cell>
          <table:table-cell table:formula="of:=([.S68]/100)" office:value-type="float" office:value="0.00693978061338706" calcext:value-type="float">
            <text:p>0.00693978061338706</text:p>
          </table:table-cell>
          <table:table-cell table:formula="of:=1.96*SQRT(([.Z68]*(1-[.Z68]))/[.W68])" office:value-type="float" office:value="0.00172144741345009" calcext:value-type="float">
            <text:p>0.0017214474134500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69];[.D69];[.F69];[.H69];[.J69];[.L69];[.N69];[.P69])/SUM([.C69];[.E69];[.G69];[.I69];[.K69];[.M69];[.O69];[.Q69]))" office:value-type="float" office:value="68.1984732824427" calcext:value-type="float">
            <text:p>68.1984732824427</text:p>
          </table:table-cell>
          <table:table-cell table:formula="of:=(SUM([.B69];[.D69];[.F69];[.H69];[.J69];[.L69];[.N69];[.P69])/SUM([.C69];[.E69];[.G69];[.I69];[.K69];[.M69];[.O69];[.Q69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S69]/[.T69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69];[.O69];[.M69];[.K69];[.I69];[.G69];[.E69];[.C69])" office:value-type="float" office:value="8934" calcext:value-type="float">
            <text:p>8934</text:p>
          </table:table-cell>
          <table:table-cell table:formula="of:=1/(SUM([.B69];[.D69];[.F69];[.H69];[.J69];[.L69];[.N69];[.P69])/SUM([.C69];[.E69];[.G69];[.I69];[.K69];[.M69];[.O69];[.Q69])+[.AA69])" office:value-type="float" office:value="58.2899977957165" calcext:value-type="float">
            <text:p>58.2899977957165</text:p>
          </table:table-cell>
          <table:table-cell table:formula="of:=1/(SUM([.B69];[.D69];[.F69];[.H69];[.J69];[.L69];[.N69];[.P69])/SUM([.C69];[.E69];[.G69];[.I69];[.K69];[.M69];[.O69];[.Q69])-[.AA69])" office:value-type="float" office:value="82.1654356371116" calcext:value-type="float">
            <text:p>82.1654356371116</text:p>
          </table:table-cell>
          <table:table-cell table:formula="of:=([.S69]/100)" office:value-type="float" office:value="0.0146630848444146" calcext:value-type="float">
            <text:p>0.0146630848444146</text:p>
          </table:table-cell>
          <table:table-cell table:formula="of:=1.96*SQRT(([.Z69]*(1-[.Z69]))/[.W69])" office:value-type="float" office:value="0.00249251710816406" calcext:value-type="float">
            <text:p>0.00249251710816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70];[.D70];[.F70];[.H70];[.J70];[.L70];[.N70];[.P70])/SUM([.C70];[.E70];[.G70];[.I70];[.K70];[.M70];[.O70];[.Q70]))" office:value-type="float" office:value="133.34328358209" calcext:value-type="float">
            <text:p>133.34328358209</text:p>
          </table:table-cell>
          <table:table-cell table:formula="of:=(SUM([.B70];[.D70];[.F70];[.H70];[.J70];[.L70];[.N70];[.P70])/SUM([.C70];[.E70];[.G70];[.I70];[.K70];[.M70];[.O70];[.Q70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S70]/[.T70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70];[.O70];[.M70];[.K70];[.I70];[.G70];[.E70];[.C70])" office:value-type="float" office:value="8934" calcext:value-type="float">
            <text:p>8934</text:p>
          </table:table-cell>
          <table:table-cell table:formula="of:=1/(SUM([.B70];[.D70];[.F70];[.H70];[.J70];[.L70];[.N70];[.P70])/SUM([.C70];[.E70];[.G70];[.I70];[.K70];[.M70];[.O70];[.Q70])+[.AA70])" office:value-type="float" office:value="107.660578760542" calcext:value-type="float">
            <text:p>107.660578760542</text:p>
          </table:table-cell>
          <table:table-cell table:formula="of:=1/(SUM([.B70];[.D70];[.F70];[.H70];[.J70];[.L70];[.N70];[.P70])/SUM([.C70];[.E70];[.G70];[.I70];[.K70];[.M70];[.O70];[.Q70])-[.AA70])" office:value-type="float" office:value="175.118167799302" calcext:value-type="float">
            <text:p>175.118167799302</text:p>
          </table:table-cell>
          <table:table-cell table:formula="of:=([.S70]/100)" office:value-type="float" office:value="0.00749944034027311" calcext:value-type="float">
            <text:p>0.00749944034027311</text:p>
          </table:table-cell>
          <table:table-cell table:formula="of:=1.96*SQRT(([.Z70]*(1-[.Z70]))/[.W70])" office:value-type="float" office:value="0.00178901056267248" calcext:value-type="float">
            <text:p>0.001789010562672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71];[.D71];[.F71];[.H71];[.J71];[.L71];[.N71];[.P71])/SUM([.C71];[.E71];[.G71];[.I71];[.K71];[.M71];[.O71];[.Q71]))" office:value-type="float" office:value="6.98514464425332" calcext:value-type="float">
            <text:p>6.98514464425332</text:p>
          </table:table-cell>
          <table:table-cell table:formula="of:=(SUM([.B71];[.D71];[.F71];[.H71];[.J71];[.L71];[.N71];[.P71])/SUM([.C71];[.E71];[.G71];[.I71];[.K71];[.M71];[.O71];[.Q71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S71]/[.T71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71];[.O71];[.M71];[.K71];[.I71];[.G71];[.E71];[.C71])" office:value-type="float" office:value="8934" calcext:value-type="float">
            <text:p>8934</text:p>
          </table:table-cell>
          <table:table-cell table:formula="of:=1/(SUM([.B71];[.D71];[.F71];[.H71];[.J71];[.L71];[.N71];[.P71])/SUM([.C71];[.E71];[.G71];[.I71];[.K71];[.M71];[.O71];[.Q71])+[.AA71])" office:value-type="float" office:value="6.64789272835339" calcext:value-type="float">
            <text:p>6.64789272835339</text:p>
          </table:table-cell>
          <table:table-cell table:formula="of:=1/(SUM([.B71];[.D71];[.F71];[.H71];[.J71];[.L71];[.N71];[.P71])/SUM([.C71];[.E71];[.G71];[.I71];[.K71];[.M71];[.O71];[.Q71])-[.AA71])" office:value-type="float" office:value="7.35844324959681" calcext:value-type="float">
            <text:p>7.35844324959681</text:p>
          </table:table-cell>
          <table:table-cell table:formula="of:=([.S71]/100)" office:value-type="float" office:value="0.143160958137452" calcext:value-type="float">
            <text:p>0.143160958137452</text:p>
          </table:table-cell>
          <table:table-cell table:formula="of:=1.96*SQRT(([.Z71]*(1-[.Z71]))/[.W71])" office:value-type="float" office:value="0.0072626483890158" calcext:value-type="float">
            <text:p>0.00726264838901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72];[.D72];[.F72];[.H72];[.J72];[.L72];[.N72];[.P72])/SUM([.C72];[.E72];[.G72];[.I72];[.K72];[.M72];[.O72];[.Q72]))" office:value-type="float" office:value="81.9633027522936" calcext:value-type="float">
            <text:p>81.9633027522936</text:p>
          </table:table-cell>
          <table:table-cell table:formula="of:=(SUM([.B72];[.D72];[.F72];[.H72];[.J72];[.L72];[.N72];[.P72])/SUM([.C72];[.E72];[.G72];[.I72];[.K72];[.M72];[.O72];[.Q72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S72]/[.T72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72];[.O72];[.M72];[.K72];[.I72];[.G72];[.E72];[.C72])" office:value-type="float" office:value="8934" calcext:value-type="float">
            <text:p>8934</text:p>
          </table:table-cell>
          <table:table-cell table:formula="of:=1/(SUM([.B72];[.D72];[.F72];[.H72];[.J72];[.L72];[.N72];[.P72])/SUM([.C72];[.E72];[.G72];[.I72];[.K72];[.M72];[.O72];[.Q72])+[.AA72])" office:value-type="float" office:value="69.0749407357037" calcext:value-type="float">
            <text:p>69.0749407357037</text:p>
          </table:table-cell>
          <table:table-cell table:formula="of:=1/(SUM([.B72];[.D72];[.F72];[.H72];[.J72];[.L72];[.N72];[.P72])/SUM([.C72];[.E72];[.G72];[.I72];[.K72];[.M72];[.O72];[.Q72])-[.AA72])" office:value-type="float" office:value="100.764460289005" calcext:value-type="float">
            <text:p>100.764460289005</text:p>
          </table:table-cell>
          <table:table-cell table:formula="of:=([.S72]/100)" office:value-type="float" office:value="0.012200582046116" calcext:value-type="float">
            <text:p>0.012200582046116</text:p>
          </table:table-cell>
          <table:table-cell table:formula="of:=1.96*SQRT(([.Z72]*(1-[.Z72]))/[.W72])" office:value-type="float" office:value="0.00227644810909221" calcext:value-type="float">
            <text:p>0.002276448109092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4"/>
          <table:table-cell table:formula="of:=1/(SUM([.B73];[.D73];[.F73];[.H73];[.J73];[.L73];[.N73];[.P73])/SUM([.C73];[.E73];[.G73];[.I73];[.K73];[.M73];[.O73];[.Q73]))" office:value-type="float" office:value="58.3921568627451" calcext:value-type="float">
            <text:p>58.3921568627451</text:p>
          </table:table-cell>
          <table:table-cell table:formula="of:=(SUM([.B73];[.D73];[.F73];[.H73];[.J73];[.L73];[.N73];[.P73])/SUM([.C73];[.E73];[.G73];[.I73];[.K73];[.M73];[.O73];[.Q73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S73]/[.T73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73];[.O73];[.M73];[.K73];[.I73];[.G73];[.E73];[.C73])" office:value-type="float" office:value="8934" calcext:value-type="float">
            <text:p>8934</text:p>
          </table:table-cell>
          <table:table-cell table:formula="of:=1/(SUM([.B73];[.D73];[.F73];[.H73];[.J73];[.L73];[.N73];[.P73])/SUM([.C73];[.E73];[.G73];[.I73];[.K73];[.M73];[.O73];[.Q73])+[.AA73])" office:value-type="float" office:value="50.4644920958925" calcext:value-type="float">
            <text:p>50.4644920958925</text:p>
          </table:table-cell>
          <table:table-cell table:formula="of:=1/(SUM([.B73];[.D73];[.F73];[.H73];[.J73];[.L73];[.N73];[.P73])/SUM([.C73];[.E73];[.G73];[.I73];[.K73];[.M73];[.O73];[.Q73])-[.AA73])" office:value-type="float" office:value="69.274807819303" calcext:value-type="float">
            <text:p>69.274807819303</text:p>
          </table:table-cell>
          <table:table-cell table:formula="of:=([.S73]/100)" office:value-type="float" office:value="0.0171255876427132" calcext:value-type="float">
            <text:p>0.0171255876427132</text:p>
          </table:table-cell>
          <table:table-cell table:formula="of:=1.96*SQRT(([.Z73]*(1-[.Z73]))/[.W73])" office:value-type="float" office:value="0.00269032565529049" calcext:value-type="float">
            <text:p>0.00269032565529049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74];[.D74];[.F74];[.H74];[.J74];[.L74];[.N74];[.P74])/SUM([.C74];[.E74];[.G74];[.I74];[.K74];[.M74];[.O74];[.Q74]))" office:value-type="float" office:value="17.5038759689922" calcext:value-type="float">
            <text:p>17.5038759689922</text:p>
          </table:table-cell>
          <table:table-cell table:formula="of:=(SUM([.B74];[.D74];[.F74];[.H74];[.J74];[.L74];[.N74];[.P74])/SUM([.C74];[.E74];[.G74];[.I74];[.K74];[.M74];[.O74];[.Q74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S74]/[.T74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74];[.O74];[.M74];[.K74];[.I74];[.G74];[.E74];[.C74])" office:value-type="float" office:value="6774" calcext:value-type="float">
            <text:p>6774</text:p>
          </table:table-cell>
          <table:table-cell table:formula="of:=1/(SUM([.B74];[.D74];[.F74];[.H74];[.J74];[.L74];[.N74];[.P74])/SUM([.C74];[.E74];[.G74];[.I74];[.K74];[.M74];[.O74];[.Q74])+[.AA74])" office:value-type="float" office:value="15.9598478748223" calcext:value-type="float">
            <text:p>15.9598478748223</text:p>
          </table:table-cell>
          <table:table-cell table:formula="of:=1/(SUM([.B74];[.D74];[.F74];[.H74];[.J74];[.L74];[.N74];[.P74])/SUM([.C74];[.E74];[.G74];[.I74];[.K74];[.M74];[.O74];[.Q74])-[.AA74])" office:value-type="float" office:value="19.3786549731848" calcext:value-type="float">
            <text:p>19.3786549731848</text:p>
          </table:table-cell>
          <table:table-cell table:formula="of:=([.S74]/100)" office:value-type="float" office:value="0.0571302037201063" calcext:value-type="float">
            <text:p>0.0571302037201063</text:p>
          </table:table-cell>
          <table:table-cell table:formula="of:=1.96*SQRT(([.Z74]*(1-[.Z74]))/[.W74])" office:value-type="float" office:value="0.0055270351109458" calcext:value-type="float">
            <text:p>0.00552703511094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5];[.D75];[.F75];[.H75];[.J75];[.L75];[.N75];[.P75])/SUM([.C75];[.E75];[.G75];[.I75];[.K75];[.M75];[.O75];[.Q75]))" office:value-type="float" office:value="112.867924528302" calcext:value-type="float">
            <text:p>112.867924528302</text:p>
          </table:table-cell>
          <table:table-cell table:formula="of:=(SUM([.B75];[.D75];[.F75];[.H75];[.J75];[.L75];[.N75];[.P75])/SUM([.C75];[.E75];[.G75];[.I75];[.K75];[.M75];[.O75];[.Q75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S75]/[.T75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75];[.O75];[.M75];[.K75];[.I75];[.G75];[.E75];[.C75])" office:value-type="float" office:value="5982" calcext:value-type="float">
            <text:p>5982</text:p>
          </table:table-cell>
          <table:table-cell table:formula="of:=1/(SUM([.B75];[.D75];[.F75];[.H75];[.J75];[.L75];[.N75];[.P75])/SUM([.C75];[.E75];[.G75];[.I75];[.K75];[.M75];[.O75];[.Q75])+[.AA75])" office:value-type="float" office:value="89.0103553314662" calcext:value-type="float">
            <text:p>89.0103553314662</text:p>
          </table:table-cell>
          <table:table-cell table:formula="of:=1/(SUM([.B75];[.D75];[.F75];[.H75];[.J75];[.L75];[.N75];[.P75])/SUM([.C75];[.E75];[.G75];[.I75];[.K75];[.M75];[.O75];[.Q75])-[.AA75])" office:value-type="float" office:value="154.19776595631" calcext:value-type="float">
            <text:p>154.19776595631</text:p>
          </table:table-cell>
          <table:table-cell table:formula="of:=([.S75]/100)" office:value-type="float" office:value="0.00885991307255099" calcext:value-type="float">
            <text:p>0.00885991307255099</text:p>
          </table:table-cell>
          <table:table-cell table:formula="of:=1.96*SQRT(([.Z75]*(1-[.Z75]))/[.W75])" office:value-type="float" office:value="0.00237473480944088" calcext:value-type="float">
            <text:p>0.0023747348094408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6];[.D76];[.F76];[.H76];[.J76];[.L76];[.N76];[.P76])/SUM([.C76];[.E76];[.G76];[.I76];[.K76];[.M76];[.O76];[.Q76]))" office:value-type="float" office:value="186.9375" calcext:value-type="float">
            <text:p>186.9375</text:p>
          </table:table-cell>
          <table:table-cell table:formula="of:=(SUM([.B76];[.D76];[.F76];[.H76];[.J76];[.L76];[.N76];[.P76])/SUM([.C76];[.E76];[.G76];[.I76];[.K76];[.M76];[.O76];[.Q76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S76]/[.T76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76];[.O76];[.M76];[.K76];[.I76];[.G76];[.E76];[.C76])" office:value-type="float" office:value="5982" calcext:value-type="float">
            <text:p>5982</text:p>
          </table:table-cell>
          <table:table-cell table:formula="of:=1/(SUM([.B76];[.D76];[.F76];[.H76];[.J76];[.L76];[.N76];[.P76])/SUM([.C76];[.E76];[.G76];[.I76];[.K76];[.M76];[.O76];[.Q76])+[.AA76])" office:value-type="float" office:value="138.92972841429" calcext:value-type="float">
            <text:p>138.92972841429</text:p>
          </table:table-cell>
          <table:table-cell table:formula="of:=1/(SUM([.B76];[.D76];[.F76];[.H76];[.J76];[.L76];[.N76];[.P76])/SUM([.C76];[.E76];[.G76];[.I76];[.K76];[.M76];[.O76];[.Q76])-[.AA76])" office:value-type="float" office:value="285.642511570789" calcext:value-type="float">
            <text:p>285.642511570789</text:p>
          </table:table-cell>
          <table:table-cell table:formula="of:=([.S76]/100)" office:value-type="float" office:value="0.00534938147776663" calcext:value-type="float">
            <text:p>0.00534938147776663</text:p>
          </table:table-cell>
          <table:table-cell table:formula="of:=1.96*SQRT(([.Z76]*(1-[.Z76]))/[.W76])" office:value-type="float" office:value="0.00184850202358155" calcext:value-type="float">
            <text:p>0.0018485020235815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7];[.D77];[.F77];[.H77];[.J77];[.L77];[.N77];[.P77])/SUM([.C77];[.E77];[.G77];[.I77];[.K77];[.M77];[.O77];[.Q77]))" office:value-type="float" office:value="181.272727272727" calcext:value-type="float">
            <text:p>181.272727272727</text:p>
          </table:table-cell>
          <table:table-cell table:formula="of:=(SUM([.B77];[.D77];[.F77];[.H77];[.J77];[.L77];[.N77];[.P77])/SUM([.C77];[.E77];[.G77];[.I77];[.K77];[.M77];[.O77];[.Q77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S77]/[.T77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77];[.O77];[.M77];[.K77];[.I77];[.G77];[.E77];[.C77])" office:value-type="float" office:value="5982" calcext:value-type="float">
            <text:p>5982</text:p>
          </table:table-cell>
          <table:table-cell table:formula="of:=1/(SUM([.B77];[.D77];[.F77];[.H77];[.J77];[.L77];[.N77];[.P77])/SUM([.C77];[.E77];[.G77];[.I77];[.K77];[.M77];[.O77];[.Q77])+[.AA77])" office:value-type="float" office:value="135.252940878291" calcext:value-type="float">
            <text:p>135.252940878291</text:p>
          </table:table-cell>
          <table:table-cell table:formula="of:=1/(SUM([.B77];[.D77];[.F77];[.H77];[.J77];[.L77];[.N77];[.P77])/SUM([.C77];[.E77];[.G77];[.I77];[.K77];[.M77];[.O77];[.Q77])-[.AA77])" office:value-type="float" office:value="274.759640701718" calcext:value-type="float">
            <text:p>274.759640701718</text:p>
          </table:table-cell>
          <table:table-cell table:formula="of:=([.S77]/100)" office:value-type="float" office:value="0.00551654964894684" calcext:value-type="float">
            <text:p>0.00551654964894684</text:p>
          </table:table-cell>
          <table:table-cell table:formula="of:=1.96*SQRT(([.Z77]*(1-[.Z77]))/[.W77])" office:value-type="float" office:value="0.00187700492743656" calcext:value-type="float">
            <text:p>0.001877004927436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76]+[.B77]" office:value-type="float" office:value="43" calcext:value-type="float">
            <text:p>43</text:p>
          </table:table-cell>
          <table:table-cell table:formula="of:=[.C76]" office:value-type="float" office:value="4824" calcext:value-type="float">
            <text:p>4824</text:p>
          </table:table-cell>
          <table:table-cell table:formula="of:=[.D76]+[.D77]" office:value-type="float" office:value="1" calcext:value-type="float">
            <text:p>1</text:p>
          </table:table-cell>
          <table:table-cell table:formula="of:=[.E76]" office:value-type="float" office:value="82" calcext:value-type="float">
            <text:p>82</text:p>
          </table:table-cell>
          <table:table-cell table:formula="of:=[.F76]+[.F77]" office:value-type="float" office:value="2" calcext:value-type="float">
            <text:p>2</text:p>
          </table:table-cell>
          <table:table-cell table:formula="of:=[.G76]" office:value-type="float" office:value="72" calcext:value-type="float">
            <text:p>72</text:p>
          </table:table-cell>
          <table:table-cell table:formula="of:=[.H76]+[.H77]" office:value-type="float" office:value="19" calcext:value-type="float">
            <text:p>19</text:p>
          </table:table-cell>
          <table:table-cell table:formula="of:=[.I76]" office:value-type="float" office:value="1004" calcext:value-type="float">
            <text:p>1004</text:p>
          </table:table-cell>
          <table:table-cell table:formula="of:=[.J76]+[.J77]" office:value-type="float" office:value="0" calcext:value-type="float">
            <text:p>0</text:p>
          </table:table-cell>
          <table:table-cell table:formula="of:=[.K76]" office:value-type="float" office:value="0" calcext:value-type="float">
            <text:p>0</text:p>
          </table:table-cell>
          <table:table-cell table:formula="of:=[.L76]+[.L77]" office:value-type="float" office:value="0" calcext:value-type="float">
            <text:p>0</text:p>
          </table:table-cell>
          <table:table-cell table:formula="of:=[.M76]" office:value-type="float" office:value="0" calcext:value-type="float">
            <text:p>0</text:p>
          </table:table-cell>
          <table:table-cell table:formula="of:=[.N76]+[.N77]" office:value-type="float" office:value="0" calcext:value-type="float">
            <text:p>0</text:p>
          </table:table-cell>
          <table:table-cell table:formula="of:=[.O76]" office:value-type="float" office:value="0" calcext:value-type="float">
            <text:p>0</text:p>
          </table:table-cell>
          <table:table-cell table:formula="of:=[.P76]+[.P77]" office:value-type="float" office:value="0" calcext:value-type="float">
            <text:p>0</text:p>
          </table:table-cell>
          <table:table-cell table:formula="of:=[.Q76]+[.Q77]" office:value-type="float" office:value="0" calcext:value-type="float">
            <text:p>0</text:p>
          </table:table-cell>
          <table:table-cell table:formula="of:=1/(SUM([.B78];[.D78];[.F78];[.H78];[.J78];[.L78];[.N78];[.P78])/SUM([.C78];[.E78];[.G78];[.I78];[.K78];[.M78];[.O78];[.Q78]))" office:value-type="float" office:value="92.0307692307692" calcext:value-type="float">
            <text:p>92.0307692307692</text:p>
          </table:table-cell>
          <table:table-cell table:formula="of:=(SUM([.B78];[.D78];[.F78];[.H78];[.J78];[.L78];[.N78];[.P78])/SUM([.C78];[.E78];[.G78];[.I78];[.K78];[.M78];[.O78];[.Q78]))*100" office:value-type="float" office:value="1.08659311267135" calcext:value-type="float">
            <text:p>1.08659311267135</text:p>
          </table:table-cell>
          <table:table-cell table:formula="of:=[.T77]+[.T76]" office:value-type="float" office:value="10" calcext:value-type="float">
            <text:p>10</text:p>
          </table:table-cell>
          <table:table-cell table:formula="of:=[.S78]/[.T78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78];[.O78];[.M78];[.K78];[.I78];[.G78];[.E78];[.C78])" office:value-type="float" office:value="5982" calcext:value-type="float">
            <text:p>5982</text:p>
          </table:table-cell>
          <table:table-cell table:formula="of:=1/(SUM([.B78];[.D78];[.F78];[.H78];[.J78];[.L78];[.N78];[.P78])/SUM([.C78];[.E78];[.G78];[.I78];[.K78];[.M78];[.O78];[.Q78])+[.AA78])" office:value-type="float" office:value="74.1117564409055" calcext:value-type="float">
            <text:p>74.1117564409055</text:p>
          </table:table-cell>
          <table:table-cell table:formula="of:=1/(SUM([.B78];[.D78];[.F78];[.H78];[.J78];[.L78];[.N78];[.P78])/SUM([.C78];[.E78];[.G78];[.I78];[.K78];[.M78];[.O78];[.Q78])-[.AA78])" office:value-type="float" office:value="121.377984258177" calcext:value-type="float">
            <text:p>121.377984258177</text:p>
          </table:table-cell>
          <table:table-cell table:formula="of:=([.S78]/100)" office:value-type="float" office:value="0.0108659311267135" calcext:value-type="float">
            <text:p>0.0108659311267135</text:p>
          </table:table-cell>
          <table:table-cell table:formula="of:=1.96*SQRT(([.Z78]*(1-[.Z78]))/[.W78])" office:value-type="float" office:value="0.00262720475379112" calcext:value-type="float">
            <text:p>0.0026272047537911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9];[.D79];[.F79];[.H79];[.J79];[.L79];[.N79];[.P79])/SUM([.C79];[.E79];[.G79];[.I79];[.K79];[.M79];[.O79];[.Q79]))" office:value-type="float" office:value="221.555555555556" calcext:value-type="float">
            <text:p>221.555555555556</text:p>
          </table:table-cell>
          <table:table-cell table:formula="of:=(SUM([.B79];[.D79];[.F79];[.H79];[.J79];[.L79];[.N79];[.P79])/SUM([.C79];[.E79];[.G79];[.I79];[.K79];[.M79];[.O79];[.Q79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S79]/[.T79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79];[.O79];[.M79];[.K79];[.I79];[.G79];[.E79];[.C79])" office:value-type="float" office:value="5982" calcext:value-type="float">
            <text:p>5982</text:p>
          </table:table-cell>
          <table:table-cell table:formula="of:=1/(SUM([.B79];[.D79];[.F79];[.H79];[.J79];[.L79];[.N79];[.P79])/SUM([.C79];[.E79];[.G79];[.I79];[.K79];[.M79];[.O79];[.Q79])+[.AA79])" office:value-type="float" office:value="160.973271975509" calcext:value-type="float">
            <text:p>160.973271975509</text:p>
          </table:table-cell>
          <table:table-cell table:formula="of:=1/(SUM([.B79];[.D79];[.F79];[.H79];[.J79];[.L79];[.N79];[.P79])/SUM([.C79];[.E79];[.G79];[.I79];[.K79];[.M79];[.O79];[.Q79])-[.AA79])" office:value-type="float" office:value="355.256216440853" calcext:value-type="float">
            <text:p>355.256216440853</text:p>
          </table:table-cell>
          <table:table-cell table:formula="of:=([.S79]/100)" office:value-type="float" office:value="0.0045135406218656" calcext:value-type="float">
            <text:p>0.0045135406218656</text:p>
          </table:table-cell>
          <table:table-cell table:formula="of:=1.96*SQRT(([.Z79]*(1-[.Z79]))/[.W79])" office:value-type="float" office:value="0.00169867080757062" calcext:value-type="float">
            <text:p>0.001698670807570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5"/>
          <table:table-cell/>
          <table:table-cell table:formula="of:=SUM([.S64];[.S67:.S73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13"/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84];[.D84];[.F84];[.H84])/SUM([.C84];[.E84];[.G84];[.I84]))" office:value-type="string" office:string-value="" calcext:value-type="error">
            <text:p>#DIV/0!</text:p>
          </table:table-cell>
          <table:table-cell table:formula="of:=(SUM([.B84];[.D84];[.F84];[.H84])/SUM([.C84];[.E84];[.G84];[.I84]))" office:value-type="string" office:string-value="" calcext:value-type="error">
            <text:p>#DIV/0!</text:p>
          </table:table-cell>
          <table:table-cell/>
          <table:table-cell table:formula="of:=[.K84]/[.L84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5];[.D85];[.F85];[.H85])/SUM([.C85];[.E85];[.G85];[.I85]))" office:value-type="float" office:value="44.4" calcext:value-type="float">
            <text:p>44.4</text:p>
          </table:table-cell>
          <table:table-cell table:formula="of:=(SUM([.B85];[.D85];[.F85];[.H85])/SUM([.C85];[.E85];[.G85];[.I85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85]/[.L85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6];[.D86];[.F86];[.H86])/SUM([.C86];[.E86];[.G86];[.I86]))" office:value-type="float" office:value="63.4285714285714" calcext:value-type="float">
            <text:p>63.4285714285714</text:p>
          </table:table-cell>
          <table:table-cell table:formula="of:=(SUM([.B86];[.D86];[.F86];[.H86])/SUM([.C86];[.E86];[.G86];[.I86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86]/[.L86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7];[.D87];[.F87];[.H87])/SUM([.C87];[.E87];[.G87];[.I87]))" office:value-type="float" office:value="136.8" calcext:value-type="float">
            <text:p>136.8</text:p>
          </table:table-cell>
          <table:table-cell table:formula="of:=(SUM([.B87];[.D87];[.F87];[.H87])/SUM([.C87];[.E87];[.G87];[.I87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87]/[.L87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8];[.D88];[.F88];[.H88])/SUM([.C88];[.E88];[.G88];[.I88]))" office:value-type="float" office:value="97.7142857142857" calcext:value-type="float">
            <text:p>97.7142857142857</text:p>
          </table:table-cell>
          <table:table-cell table:formula="of:=(SUM([.B88];[.D88];[.F88];[.H88])/SUM([.C88];[.E88];[.G88];[.I88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88]/[.L88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9];[.D89];[.F89];[.H89])/SUM([.C89];[.E89];[.G89];[.I89]))" office:value-type="float" office:value="120.705882352941" calcext:value-type="float">
            <text:p>120.705882352941</text:p>
          </table:table-cell>
          <table:table-cell table:formula="of:=(SUM([.B89];[.D89];[.F89];[.H89])/SUM([.C89];[.E89];[.G89];[.I89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89]/[.L89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90];[.D90];[.F90];[.H90])/SUM([.C90];[.E90];[.G90];[.I90]))" office:value-type="float" office:value="7.6" calcext:value-type="float">
            <text:p>7.6</text:p>
          </table:table-cell>
          <table:table-cell table:formula="of:=(SUM([.B90];[.D90];[.F90];[.H90])/SUM([.C90];[.E90];[.G90];[.I90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90]/[.L90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91];[.D91];[.F91];[.H91])/SUM([.C91];[.E91];[.G91];[.I91]))" office:value-type="float" office:value="128.25" calcext:value-type="float">
            <text:p>128.25</text:p>
          </table:table-cell>
          <table:table-cell table:formula="of:=(SUM([.B91];[.D91];[.F91];[.H91])/SUM([.C91];[.E91];[.G91];[.I91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91]/[.L91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92];[.D92];[.F92];[.H92])/SUM([.C92];[.E92];[.G92];[.I92]))" office:value-type="float" office:value="64.125" calcext:value-type="float">
            <text:p>64.125</text:p>
          </table:table-cell>
          <table:table-cell table:formula="of:=(SUM([.B92];[.D92];[.F92];[.H92])/SUM([.C92];[.E92];[.G92];[.I92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92]/[.L92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3];[.D93];[.F93];[.H93])/SUM([.C93];[.E93];[.G93];[.I93]))" office:value-type="float" office:value="11.787610619469" calcext:value-type="float">
            <text:p>11.787610619469</text:p>
          </table:table-cell>
          <table:table-cell table:formula="of:=(SUM([.B93];[.D93];[.F93];[.H93])/SUM([.C93];[.E93];[.G93];[.I93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93]/[.L93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4];[.D94];[.F94];[.H94])/SUM([.C94];[.E94];[.G94];[.I94]))" office:value-type="float" office:value="102.461538461538" calcext:value-type="float">
            <text:p>102.461538461538</text:p>
          </table:table-cell>
          <table:table-cell table:formula="of:=(SUM([.B94];[.D94];[.F94];[.H94])/SUM([.C94];[.E94];[.G94];[.I94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94]/[.L94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5];[.D95];[.F95];[.H95])/SUM([.C95];[.E95];[.G95];[.I95]))" office:value-type="float" office:value="102.461538461538" calcext:value-type="float">
            <text:p>102.461538461538</text:p>
          </table:table-cell>
          <table:table-cell table:formula="of:=(SUM([.B95];[.D95];[.F95];[.H95])/SUM([.C95];[.E95];[.G95];[.I95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95]/[.L95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6];[.D96];[.F96];[.H96])/SUM([.C96];[.E96];[.G96];[.I96]))" office:value-type="float" office:value="133.2" calcext:value-type="float">
            <text:p>133.2</text:p>
          </table:table-cell>
          <table:table-cell table:formula="of:=(SUM([.B96];[.D96];[.F96];[.H96])/SUM([.C96];[.E96];[.G96];[.I96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96]/[.L96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7];[.D97];[.F97];[.H97])/SUM([.C97];[.E97];[.G97];[.I97]))" office:value-type="float" office:value="102.461538461538" calcext:value-type="float">
            <text:p>102.461538461538</text:p>
          </table:table-cell>
          <table:table-cell table:formula="of:=(SUM([.B97];[.D97];[.F97];[.H97])/SUM([.C97];[.E97];[.G97];[.I97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97]/[.L97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84:.K92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1];[.D101];[.F101];[.H101];[.J101];[.L101])/SUM([.C101];[.E101];[.G101];[.I101];[.K101];[.M101]))" office:value-type="float" office:value="5.46206825602815" calcext:value-type="float">
            <text:p>5.46206825602815</text:p>
          </table:table-cell>
          <table:table-cell table:formula="of:=(SUM([.B101];[.D101];[.F101];[.H101];[.J101];[.L100])/SUM([.C101];[.E101];[.G101];[.I101];[.K101];[.M100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01]/[.P101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02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2];[.D102];[.F102];[.H102];[.J102];[.L102])/SUM([.C102];[.E102];[.G102];[.I102];[.K102];[.M102]))" office:value-type="float" office:value="61.4156590851442" calcext:value-type="float">
            <text:p>61.4156590851442</text:p>
          </table:table-cell>
          <table:table-cell table:formula="of:=(SUM([.B102];[.D102];[.F102];[.H102];[.J102];[.L101])/SUM([.C102];[.E102];[.G102];[.I102];[.K102];[.M101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02]/[.P102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02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3];[.D103];[.F103];[.H103];[.J103];[.L103])/SUM([.C103];[.E103];[.G103];[.I103];[.K103];[.M103]))" office:value-type="float" office:value="69.2623574144487" calcext:value-type="float">
            <text:p>69.2623574144487</text:p>
          </table:table-cell>
          <table:table-cell table:formula="of:=(SUM([.B103];[.D103];[.F103];[.H103];[.J103];[.L102])/SUM([.C103];[.E103];[.G103];[.I103];[.K103];[.M102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03]/[.P103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02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4];[.D104];[.F104];[.H104];[.J104];[.L104])/SUM([.C104];[.E104];[.G104];[.I104];[.K104];[.M104]))" office:value-type="float" office:value="131.105835472106" calcext:value-type="float">
            <text:p>131.105835472106</text:p>
          </table:table-cell>
          <table:table-cell table:formula="of:=(SUM([.B104];[.D104];[.F104];[.H104];[.J104];[.L103])/SUM([.C104];[.E104];[.G104];[.I104];[.K104];[.M103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04]/[.P104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02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5];[.D105];[.F105];[.H105];[.J105];[.L105])/SUM([.C105];[.E105];[.G105];[.I105];[.K105];[.M105]))" office:value-type="float" office:value="124.058410293911" calcext:value-type="float">
            <text:p>124.058410293911</text:p>
          </table:table-cell>
          <table:table-cell table:formula="of:=(SUM([.B105];[.D105];[.F105];[.H105];[.J105];[.L104])/SUM([.C105];[.E105];[.G105];[.I105];[.K105];[.M104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05]/[.P105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02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6];[.D106];[.F106];[.H106];[.J106];[.L106])/SUM([.C106];[.E106];[.G106];[.I106];[.K106];[.M106]))" office:value-type="float" office:value="272.436698250852" calcext:value-type="float">
            <text:p>272.436698250852</text:p>
          </table:table-cell>
          <table:table-cell table:formula="of:=(SUM([.B106];[.D106];[.F106];[.H106];[.J106];[.L105])/SUM([.C106];[.E106];[.G106];[.I106];[.K106];[.M105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06]/[.P106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02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7];[.D107];[.F107];[.H107];[.J107];[.L107])/SUM([.C107];[.E107];[.G107];[.I107];[.K107];[.M107]))" office:value-type="float" office:value="124.001016936028" calcext:value-type="float">
            <text:p>124.001016936028</text:p>
          </table:table-cell>
          <table:table-cell table:formula="of:=(SUM([.B107];[.D107];[.F107];[.H107];[.J107];[.L106])/SUM([.C107];[.E107];[.G107];[.I107];[.K107];[.M106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07]/[.P107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8];[.D108];[.F108];[.H108];[.J108];[.L108])/SUM([.C108];[.E108];[.G108];[.I108];[.K108];[.M108]))" office:value-type="float" office:value="7.92792625444076" calcext:value-type="float">
            <text:p>7.92792625444076</text:p>
          </table:table-cell>
          <table:table-cell table:formula="of:=(SUM([.B108];[.D108];[.F108];[.H108];[.J108];[.L107])/SUM([.C108];[.E108];[.G108];[.I108];[.K108];[.M107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08]/[.P108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02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9];[.D109];[.F109];[.H109];[.J109];[.L109])/SUM([.C109];[.E109];[.G109];[.I109];[.K109];[.M109]))" office:value-type="float" office:value="28.8373790022338" calcext:value-type="float">
            <text:p>28.8373790022338</text:p>
          </table:table-cell>
          <table:table-cell table:formula="of:=(SUM([.B109];[.D109];[.F109];[.H109];[.J109];[.L108])/SUM([.C109];[.E109];[.G109];[.I109];[.K109];[.M108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09]/[.P109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01:.O109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15:.B120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15:.D120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15:.F120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15:.H120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4];[.D114];[.F114];[.H114])/SUM([.C114];[.E114];[.G114];[.I114]))" office:value-type="float" office:value="6.26780824787155" calcext:value-type="float">
            <text:p>6.26780824787155</text:p>
          </table:table-cell>
          <table:table-cell table:formula="of:=((SUM(;[.B114];[.D114];[.F114];[.H114])/[.O114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14]/[.L114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14];[.G114];[.E114];[.C114];)" office:value-type="float" office:value="9704" calcext:value-type="float">
            <text:p>9704</text:p>
          </table:table-cell>
          <table:table-cell table:formula="of:=1/(SUM([.B114];[.D114];[.F114];[.H114])/SUM([.C114];[.E114];[.G114];[.I114])+[.S114])" office:value-type="float" office:value="5.99408085962379" calcext:value-type="float">
            <text:p>5.99408085962379</text:p>
          </table:table-cell>
          <table:table-cell table:formula="of:=1/(SUM([.B114];[.D114];[.F114];[.H114])/SUM([.C114];[.E114];[.G114];[.I114])-[.S114])" office:value-type="float" office:value="6.56773215822302" calcext:value-type="float">
            <text:p>6.56773215822302</text:p>
          </table:table-cell>
          <table:table-cell table:formula="of:=([.K114]/100)" office:value-type="float" office:value="0.1595454041434" calcext:value-type="float">
            <text:p>0.1595454041434</text:p>
          </table:table-cell>
          <table:table-cell table:formula="of:=1.96*SQRT(([.R114]*(1-[.R114]))/[.O114])" office:value-type="float" office:value="0.00728584545418487" calcext:value-type="float">
            <text:p>0.007285845454184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15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5];[.D115];[.F115];[.H115])/SUM([.C115];[.E115];[.G115];[.I115]))" office:value-type="float" office:value="34.4520710059172" calcext:value-type="float">
            <text:p>34.4520710059172</text:p>
          </table:table-cell>
          <table:table-cell table:formula="of:=((SUM(;[.B115];[.D115];[.F115];[.H115])/[.O115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15]/[.L115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15];[.G115];[.E115];[.C115];)" office:value-type="float" office:value="9704" calcext:value-type="float">
            <text:p>9704</text:p>
          </table:table-cell>
          <table:table-cell table:formula="of:=1/(SUM([.B115];[.D115];[.F115];[.H115])/SUM([.C115];[.E115];[.G115];[.I115])+[.S115])" office:value-type="float" office:value="30.8965579209015" calcext:value-type="float">
            <text:p>30.8965579209015</text:p>
          </table:table-cell>
          <table:table-cell table:formula="of:=1/(SUM([.B115];[.D115];[.F115];[.H115])/SUM([.C115];[.E115];[.G115];[.I115])-[.S115])" office:value-type="float" office:value="38.9323236810691" calcext:value-type="float">
            <text:p>38.9323236810691</text:p>
          </table:table-cell>
          <table:table-cell table:formula="of:=([.K115]/100)" office:value-type="float" office:value="0.0290258312723276" calcext:value-type="float">
            <text:p>0.0290258312723276</text:p>
          </table:table-cell>
          <table:table-cell table:formula="of:=1.96*SQRT(([.R115]*(1-[.R115]))/[.O115])" office:value-type="float" office:value="0.00334023366474752" calcext:value-type="float">
            <text:p>0.003340233664747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1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6];[.D116];[.F116];[.H116])/SUM([.C116];[.E116];[.G116];[.I116]))" office:value-type="float" office:value="36.2745808790213" calcext:value-type="float">
            <text:p>36.2745808790213</text:p>
          </table:table-cell>
          <table:table-cell table:formula="of:=((SUM(;[.B116];[.D116];[.F116];[.H116])/[.O116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16]/[.L116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16];[.G116];[.E116];[.C116];)" office:value-type="float" office:value="9704" calcext:value-type="float">
            <text:p>9704</text:p>
          </table:table-cell>
          <table:table-cell table:formula="of:=1/(SUM([.B116];[.D116];[.F116];[.H116])/SUM([.C116];[.E116];[.G116];[.I116])+[.S116])" office:value-type="float" office:value="32.4409904375235" calcext:value-type="float">
            <text:p>32.4409904375235</text:p>
          </table:table-cell>
          <table:table-cell table:formula="of:=1/(SUM([.B116];[.D116];[.F116];[.H116])/SUM([.C116];[.E116];[.G116];[.I116])-[.S116])" office:value-type="float" office:value="41.1356268512689" calcext:value-type="float">
            <text:p>41.1356268512689</text:p>
          </table:table-cell>
          <table:table-cell table:formula="of:=([.K116]/100)" office:value-type="float" office:value="0.0275675135526743" calcext:value-type="float">
            <text:p>0.0275675135526743</text:p>
          </table:table-cell>
          <table:table-cell table:formula="of:=1.96*SQRT(([.R116]*(1-[.R116]))/[.O116])" office:value-type="float" office:value="0.0032576858790709" calcext:value-type="float">
            <text:p>0.00325768587907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7];[.D117];[.F117];[.H117])/SUM([.C117];[.E117];[.G117];[.I117]))" office:value-type="float" office:value="37.3390337751176" calcext:value-type="float">
            <text:p>37.3390337751176</text:p>
          </table:table-cell>
          <table:table-cell table:formula="of:=((SUM(;[.B117];[.D117];[.F117];[.H117])/[.O117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17]/[.L117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17];[.G117];[.E117];[.C117];)" office:value-type="float" office:value="9704" calcext:value-type="float">
            <text:p>9704</text:p>
          </table:table-cell>
          <table:table-cell table:formula="of:=1/(SUM([.B117];[.D117];[.F117];[.H117])/SUM([.C117];[.E117];[.G117];[.I117])+[.S117])" office:value-type="float" office:value="33.3401817945854" calcext:value-type="float">
            <text:p>33.3401817945854</text:p>
          </table:table-cell>
          <table:table-cell table:formula="of:=1/(SUM([.B117];[.D117];[.F117];[.H117])/SUM([.C117];[.E117];[.G117];[.I117])-[.S117])" office:value-type="float" office:value="42.4278716058853" calcext:value-type="float">
            <text:p>42.4278716058853</text:p>
          </table:table-cell>
          <table:table-cell table:formula="of:=([.K117]/100)" office:value-type="float" office:value="0.02678162498855" calcext:value-type="float">
            <text:p>0.02678162498855</text:p>
          </table:table-cell>
          <table:table-cell table:formula="of:=1.96*SQRT(([.R117]*(1-[.R117]))/[.O117])" office:value-type="float" office:value="0.00321221266240147" calcext:value-type="float">
            <text:p>0.0032122126624014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8];[.D118];[.F118];[.H118])/SUM([.C118];[.E118];[.G118];[.I118]))" office:value-type="float" office:value="38.1178416373785" calcext:value-type="float">
            <text:p>38.1178416373785</text:p>
          </table:table-cell>
          <table:table-cell table:formula="of:=((SUM(;[.B118];[.D118];[.F118];[.H118])/[.O118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18]/[.L118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18];[.G118];[.E118];[.C118];)" office:value-type="float" office:value="9704" calcext:value-type="float">
            <text:p>9704</text:p>
          </table:table-cell>
          <table:table-cell table:formula="of:=1/(SUM([.B118];[.D118];[.F118];[.H118])/SUM([.C118];[.E118];[.G118];[.I118])+[.S118])" office:value-type="float" office:value="33.9967739964873" calcext:value-type="float">
            <text:p>33.9967739964873</text:p>
          </table:table-cell>
          <table:table-cell table:formula="of:=1/(SUM([.B118];[.D118];[.F118];[.H118])/SUM([.C118];[.E118];[.G118];[.I118])-[.S118])" office:value-type="float" office:value="43.3758329244363" calcext:value-type="float">
            <text:p>43.3758329244363</text:p>
          </table:table-cell>
          <table:table-cell table:formula="of:=([.K118]/100)" office:value-type="float" office:value="0.0262344339827309" calcext:value-type="float">
            <text:p>0.0262344339827309</text:p>
          </table:table-cell>
          <table:table-cell table:formula="of:=1.96*SQRT(([.R118]*(1-[.R118]))/[.O118])" office:value-type="float" office:value="0.0031801216484394" calcext:value-type="float">
            <text:p>0.00318012164843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9];[.D119];[.F119];[.H119])/SUM([.C119];[.E119];[.G119];[.I119]))" office:value-type="float" office:value="39.5147878268324" calcext:value-type="float">
            <text:p>39.5147878268324</text:p>
          </table:table-cell>
          <table:table-cell table:formula="of:=((SUM(;[.B119];[.D119];[.F119];[.H119])/[.O119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19]/[.L119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19];[.G119];[.E119];[.C119];)" office:value-type="float" office:value="9704" calcext:value-type="float">
            <text:p>9704</text:p>
          </table:table-cell>
          <table:table-cell table:formula="of:=1/(SUM([.B119];[.D119];[.F119];[.H119])/SUM([.C119];[.E119];[.G119];[.I119])+[.S119])" office:value-type="float" office:value="35.17179630461" calcext:value-type="float">
            <text:p>35.17179630461</text:p>
          </table:table-cell>
          <table:table-cell table:formula="of:=1/(SUM([.B119];[.D119];[.F119];[.H119])/SUM([.C119];[.E119];[.G119];[.I119])-[.S119])" office:value-type="float" office:value="45.0814126034243" calcext:value-type="float">
            <text:p>45.0814126034243</text:p>
          </table:table-cell>
          <table:table-cell table:formula="of:=([.K119]/100)" office:value-type="float" office:value="0.0253069813858637" calcext:value-type="float">
            <text:p>0.0253069813858637</text:p>
          </table:table-cell>
          <table:table-cell table:formula="of:=1.96*SQRT(([.R119]*(1-[.R119]))/[.O119])" office:value-type="float" office:value="0.0031248903143864" calcext:value-type="float">
            <text:p>0.00312489031438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0];[.D120];[.F120];[.H120])/SUM([.C120];[.E120];[.G120];[.I120]))" office:value-type="float" office:value="40.602510460251" calcext:value-type="float">
            <text:p>40.602510460251</text:p>
          </table:table-cell>
          <table:table-cell table:formula="of:=((SUM(;[.B120];[.D120];[.F120];[.H120])/[.O120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20]/[.L120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20];[.G120];[.E120];[.C120];)" office:value-type="float" office:value="9704" calcext:value-type="float">
            <text:p>9704</text:p>
          </table:table-cell>
          <table:table-cell table:formula="of:=1/(SUM([.B120];[.D120];[.F120];[.H120])/SUM([.C120];[.E120];[.G120];[.I120])+[.S120])" office:value-type="float" office:value="36.0843567300369" calcext:value-type="float">
            <text:p>36.0843567300369</text:p>
          </table:table-cell>
          <table:table-cell table:formula="of:=1/(SUM([.B120];[.D120];[.F120];[.H120])/SUM([.C120];[.E120];[.G120];[.I120])-[.S120])" office:value-type="float" office:value="46.4140546644454" calcext:value-type="float">
            <text:p>46.4140546644454</text:p>
          </table:table-cell>
          <table:table-cell table:formula="of:=([.K120]/100)" office:value-type="float" office:value="0.0246290189612531" calcext:value-type="float">
            <text:p>0.0246290189612531</text:p>
          </table:table-cell>
          <table:table-cell table:formula="of:=1.96*SQRT(([.R120]*(1-[.R120]))/[.O120])" office:value-type="float" office:value="0.00308382091230887" calcext:value-type="float">
            <text:p>0.00308382091230887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23:.B127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23:.D127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23:.F127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23:.H127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2];[.D122];[.F122];[.H122])/SUM([.C122];[.E122];[.G122];[.I122]))" office:value-type="float" office:value="9.32208404628043" calcext:value-type="float">
            <text:p>9.32208404628043</text:p>
          </table:table-cell>
          <table:table-cell table:formula="of:=((SUM(;[.B122];[.D122];[.F122];[.H122])/[.O122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22]/[.L122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22];[.G122];[.E122];[.C122];)" office:value-type="float" office:value="9704" calcext:value-type="float">
            <text:p>9704</text:p>
          </table:table-cell>
          <table:table-cell table:formula="of:=1/(SUM([.B122];[.D122];[.F122];[.H122])/SUM([.C122];[.E122];[.G122];[.I122])+[.S122])" office:value-type="float" office:value="8.81605988057387" calcext:value-type="float">
            <text:p>8.81605988057387</text:p>
          </table:table-cell>
          <table:table-cell table:formula="of:=1/(SUM([.B122];[.D122];[.F122];[.H122])/SUM([.C122];[.E122];[.G122];[.I122])-[.S122])" office:value-type="float" office:value="9.889735012416" calcext:value-type="float">
            <text:p>9.889735012416</text:p>
          </table:table-cell>
          <table:table-cell table:formula="of:=([.K122]/100)" office:value-type="float" office:value="0.107272150201114" calcext:value-type="float">
            <text:p>0.107272150201114</text:p>
          </table:table-cell>
          <table:table-cell table:formula="of:=1.96*SQRT(([.R122]*(1-[.R122]))/[.O122])" office:value-type="float" office:value="0.00615720639882198" calcext:value-type="float">
            <text:p>0.006157206398821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3];[.D123];[.F123];[.H123])/SUM([.C123];[.E123];[.G123];[.I123]))" office:value-type="float" office:value="46.0569541890219" calcext:value-type="float">
            <text:p>46.0569541890219</text:p>
          </table:table-cell>
          <table:table-cell table:formula="of:=((SUM(;[.B123];[.D123];[.F123];[.H123])/[.O123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23]/[.L123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23];[.G123];[.E123];[.C123];)" office:value-type="float" office:value="9704" calcext:value-type="float">
            <text:p>9704</text:p>
          </table:table-cell>
          <table:table-cell table:formula="of:=1/(SUM([.B123];[.D123];[.F123];[.H123])/SUM([.C123];[.E123];[.G123];[.I123])+[.S123])" office:value-type="float" office:value="40.6305262508667" calcext:value-type="float">
            <text:p>40.6305262508667</text:p>
          </table:table-cell>
          <table:table-cell table:formula="of:=1/(SUM([.B123];[.D123];[.F123];[.H123])/SUM([.C123];[.E123];[.G123];[.I123])-[.S123])" office:value-type="float" office:value="53.1562623643828" calcext:value-type="float">
            <text:p>53.1562623643828</text:p>
          </table:table-cell>
          <table:table-cell table:formula="of:=([.K123]/100)" office:value-type="float" office:value="0.0217122477508154" calcext:value-type="float">
            <text:p>0.0217122477508154</text:p>
          </table:table-cell>
          <table:table-cell table:formula="of:=1.96*SQRT(([.R123]*(1-[.R123]))/[.O123])" office:value-type="float" office:value="0.00289978886977029" calcext:value-type="float">
            <text:p>0.002899788869770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4];[.D124];[.F124];[.H124])/SUM([.C124];[.E124];[.G124];[.I124]))" office:value-type="float" office:value="45.6238757154538" calcext:value-type="float">
            <text:p>45.6238757154538</text:p>
          </table:table-cell>
          <table:table-cell table:formula="of:=((SUM(;[.B124];[.D124];[.F124];[.H124])/[.O124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24]/[.L124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24];[.G124];[.E124];[.C124];)" office:value-type="float" office:value="9704" calcext:value-type="float">
            <text:p>9704</text:p>
          </table:table-cell>
          <table:table-cell table:formula="of:=1/(SUM([.B124];[.D124];[.F124];[.H124])/SUM([.C124];[.E124];[.G124];[.I124])+[.S124])" office:value-type="float" office:value="40.2713309931916" calcext:value-type="float">
            <text:p>40.2713309931916</text:p>
          </table:table-cell>
          <table:table-cell table:formula="of:=1/(SUM([.B124];[.D124];[.F124];[.H124])/SUM([.C124];[.E124];[.G124];[.I124])-[.S124])" office:value-type="float" office:value="52.617355765853" calcext:value-type="float">
            <text:p>52.617355765853</text:p>
          </table:table-cell>
          <table:table-cell table:formula="of:=([.K124]/100)" office:value-type="float" office:value="0.0219183483278971" calcext:value-type="float">
            <text:p>0.0219183483278971</text:p>
          </table:table-cell>
          <table:table-cell table:formula="of:=1.96*SQRT(([.R124]*(1-[.R124]))/[.O124])" office:value-type="float" office:value="0.0029132123714268" calcext:value-type="float">
            <text:p>0.00291321237142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5];[.D125];[.F125];[.H125])/SUM([.C125];[.E125];[.G125];[.I125]))" office:value-type="float" office:value="47.019381443299" calcext:value-type="float">
            <text:p>47.019381443299</text:p>
          </table:table-cell>
          <table:table-cell table:formula="of:=((SUM(;[.B125];[.D125];[.F125];[.H125])/[.O125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25]/[.L125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25];[.G125];[.E125];[.C125];)" office:value-type="float" office:value="9704" calcext:value-type="float">
            <text:p>9704</text:p>
          </table:table-cell>
          <table:table-cell table:formula="of:=1/(SUM([.B125];[.D125];[.F125];[.H125])/SUM([.C125];[.E125];[.G125];[.I125])+[.S125])" office:value-type="float" office:value="41.4277060495603" calcext:value-type="float">
            <text:p>41.4277060495603</text:p>
          </table:table-cell>
          <table:table-cell table:formula="of:=1/(SUM([.B125];[.D125];[.F125];[.H125])/SUM([.C125];[.E125];[.G125];[.I125])-[.S125])" office:value-type="float" office:value="54.3560510864977" calcext:value-type="float">
            <text:p>54.3560510864977</text:p>
          </table:table-cell>
          <table:table-cell table:formula="of:=([.K125]/100)" office:value-type="float" office:value="0.0212678255073582" calcext:value-type="float">
            <text:p>0.0212678255073582</text:p>
          </table:table-cell>
          <table:table-cell table:formula="of:=1.96*SQRT(([.R125]*(1-[.R125]))/[.O125])" office:value-type="float" office:value="0.00287060974183687" calcext:value-type="float">
            <text:p>0.002870609741836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6];[.D126];[.F126];[.H126])/SUM([.C126];[.E126];[.G126];[.I126]))" office:value-type="float" office:value="46.3964692901802" calcext:value-type="float">
            <text:p>46.3964692901802</text:p>
          </table:table-cell>
          <table:table-cell table:formula="of:=((SUM(;[.B126];[.D126];[.F126];[.H126])/[.O126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26]/[.L126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26];[.G126];[.E126];[.C126];)" office:value-type="float" office:value="9704" calcext:value-type="float">
            <text:p>9704</text:p>
          </table:table-cell>
          <table:table-cell table:formula="of:=1/(SUM([.B126];[.D126];[.F126];[.H126])/SUM([.C126];[.E126];[.G126];[.I126])+[.S126])" office:value-type="float" office:value="40.9119129459089" calcext:value-type="float">
            <text:p>40.9119129459089</text:p>
          </table:table-cell>
          <table:table-cell table:formula="of:=1/(SUM([.B126];[.D126];[.F126];[.H126])/SUM([.C126];[.E126];[.G126];[.I126])-[.S126])" office:value-type="float" office:value="53.5791686052481" calcext:value-type="float">
            <text:p>53.5791686052481</text:p>
          </table:table-cell>
          <table:table-cell table:formula="of:=([.K126]/100)" office:value-type="float" office:value="0.0215533641955736" calcext:value-type="float">
            <text:p>0.0215533641955736</text:p>
          </table:table-cell>
          <table:table-cell table:formula="of:=1.96*SQRT(([.R126]*(1-[.R126]))/[.O126])" office:value-type="float" office:value="0.00288939411108725" calcext:value-type="float">
            <text:p>0.002889394111087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7];[.D127];[.F127];[.H127])/SUM([.C127];[.E127];[.G127];[.I127]))" office:value-type="float" office:value="48.029898989899" calcext:value-type="float">
            <text:p>48.029898989899</text:p>
          </table:table-cell>
          <table:table-cell table:formula="of:=((SUM(;[.B127];[.D127];[.F127];[.H127])/[.O127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27]/[.L127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27];[.G127];[.E127];[.C127];)" office:value-type="float" office:value="9704" calcext:value-type="float">
            <text:p>9704</text:p>
          </table:table-cell>
          <table:table-cell table:formula="of:=1/(SUM([.B127];[.D127];[.F127];[.H127])/SUM([.C127];[.E127];[.G127];[.I127])+[.S127])" office:value-type="float" office:value="42.2631673463723" calcext:value-type="float">
            <text:p>42.2631673463723</text:p>
          </table:table-cell>
          <table:table-cell table:formula="of:=1/(SUM([.B127];[.D127];[.F127];[.H127])/SUM([.C127];[.E127];[.G127];[.I127])-[.S127])" office:value-type="float" office:value="55.6190109951254" calcext:value-type="float">
            <text:p>55.6190109951254</text:p>
          </table:table-cell>
          <table:table-cell table:formula="of:=([.K127]/100)" office:value-type="float" office:value="0.0208203644194693" calcext:value-type="float">
            <text:p>0.0208203644194693</text:p>
          </table:table-cell>
          <table:table-cell table:formula="of:=1.96*SQRT(([.R127]*(1-[.R127]))/[.O127])" office:value-type="float" office:value="0.00284090052559244" calcext:value-type="float">
            <text:p>0.00284090052559244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29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0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9];[.D129];[.F129];[.H129])/SUM([.C129];[.E129];[.G129];[.I129]))" office:value-type="float" office:value="64.2117452440033" calcext:value-type="float">
            <text:p>64.2117452440033</text:p>
          </table:table-cell>
          <table:table-cell table:formula="of:=((SUM(;[.B129];[.D129];[.F129];[.H129])/[.O129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29]/[.L129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29];[.G129];[.E129];[.C129];)" office:value-type="float" office:value="9704" calcext:value-type="float">
            <text:p>9704</text:p>
          </table:table-cell>
          <table:table-cell table:formula="of:=1/(SUM([.B129];[.D129];[.F129];[.H129])/SUM([.C129];[.E129];[.G129];[.I129])+[.S129])" office:value-type="float" office:value="55.4414511433705" calcext:value-type="float">
            <text:p>55.4414511433705</text:p>
          </table:table-cell>
          <table:table-cell table:formula="of:=1/(SUM([.B129];[.D129];[.F129];[.H129])/SUM([.C129];[.E129];[.G129];[.I129])-[.S129])" office:value-type="float" office:value="76.2782104055403" calcext:value-type="float">
            <text:p>76.2782104055403</text:p>
          </table:table-cell>
          <table:table-cell table:formula="of:=([.K129]/100)" office:value-type="float" office:value="0.0155734748557296" calcext:value-type="float">
            <text:p>0.0155734748557296</text:p>
          </table:table-cell>
          <table:table-cell table:formula="of:=1.96*SQRT(([.R129]*(1-[.R129]))/[.O129])" office:value-type="float" office:value="0.00246357106166566" calcext:value-type="float">
            <text:p>0.002463571061665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0];[.D130];[.F130];[.H130])/SUM([.C130];[.E130];[.G130];[.I130]))" office:value-type="float" office:value="64.2117452440033" calcext:value-type="float">
            <text:p>64.2117452440033</text:p>
          </table:table-cell>
          <table:table-cell table:formula="of:=((SUM(;[.B130];[.D130];[.F130];[.H130])/[.O130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30]/[.L130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30];[.G130];[.E130];[.C130];)" office:value-type="float" office:value="9704" calcext:value-type="float">
            <text:p>9704</text:p>
          </table:table-cell>
          <table:table-cell table:formula="of:=1/(SUM([.B130];[.D130];[.F130];[.H130])/SUM([.C130];[.E130];[.G130];[.I130])+[.S130])" office:value-type="float" office:value="55.4414511433705" calcext:value-type="float">
            <text:p>55.4414511433705</text:p>
          </table:table-cell>
          <table:table-cell table:formula="of:=1/(SUM([.B130];[.D130];[.F130];[.H130])/SUM([.C130];[.E130];[.G130];[.I130])-[.S130])" office:value-type="float" office:value="76.2782104055403" calcext:value-type="float">
            <text:p>76.2782104055403</text:p>
          </table:table-cell>
          <table:table-cell table:formula="of:=([.K130]/100)" office:value-type="float" office:value="0.0155734748557296" calcext:value-type="float">
            <text:p>0.0155734748557296</text:p>
          </table:table-cell>
          <table:table-cell table:formula="of:=1.96*SQRT(([.R130]*(1-[.R130]))/[.O130])" office:value-type="float" office:value="0.00246357106166566" calcext:value-type="float">
            <text:p>0.0024635710616656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33:.B138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33:.D138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33:.F138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3:.H138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32];[.D132];[.F132];[.H132])/SUM([.C132];[.E132];[.G132];[.I132]))" office:value-type="float" office:value="15.3122745256139" calcext:value-type="float">
            <text:p>15.3122745256139</text:p>
          </table:table-cell>
          <table:table-cell table:formula="of:=((SUM(;[.B132];[.D132];[.F132];[.H132])/[.O132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32]/[.L132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32];[.G132];[.E132];[.C132];)" office:value-type="float" office:value="9704" calcext:value-type="float">
            <text:p>9704</text:p>
          </table:table-cell>
          <table:table-cell table:formula="of:=1/(SUM([.B132];[.D132];[.F132];[.H132])/SUM([.C132];[.E132];[.G132];[.I132])+[.S132])" office:value-type="float" office:value="14.2403695975358" calcext:value-type="float">
            <text:p>14.2403695975358</text:p>
          </table:table-cell>
          <table:table-cell table:formula="of:=1/(SUM([.B132];[.D132];[.F132];[.H132])/SUM([.C132];[.E132];[.G132];[.I132])-[.S132])" office:value-type="float" office:value="16.5586842579616" calcext:value-type="float">
            <text:p>16.5586842579616</text:p>
          </table:table-cell>
          <table:table-cell table:formula="of:=([.K132]/100)" office:value-type="float" office:value="0.0653070840865106" calcext:value-type="float">
            <text:p>0.0653070840865106</text:p>
          </table:table-cell>
          <table:table-cell table:formula="of:=1.96*SQRT(([.R132]*(1-[.R132]))/[.O132])" office:value-type="float" office:value="0.00491581238754159" calcext:value-type="float">
            <text:p>0.004915812387541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3];[.D133];[.F133];[.H133])/SUM([.C133];[.E133];[.G133];[.I133]))" office:value-type="float" office:value="82.8675279176703" calcext:value-type="float">
            <text:p>82.8675279176703</text:p>
          </table:table-cell>
          <table:table-cell table:formula="of:=((SUM(;[.B133];[.D133];[.F133];[.H133])/[.O133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33]/[.L133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33];[.G133];[.E133];[.C133];)" office:value-type="float" office:value="9704" calcext:value-type="float">
            <text:p>9704</text:p>
          </table:table-cell>
          <table:table-cell table:formula="of:=1/(SUM([.B133];[.D133];[.F133];[.H133])/SUM([.C133];[.E133];[.G133];[.I133])+[.S133])" office:value-type="float" office:value="70.2251395719271" calcext:value-type="float">
            <text:p>70.2251395719271</text:p>
          </table:table-cell>
          <table:table-cell table:formula="of:=1/(SUM([.B133];[.D133];[.F133];[.H133])/SUM([.C133];[.E133];[.G133];[.I133])-[.S133])" office:value-type="float" office:value="101.061230838737" calcext:value-type="float">
            <text:p>101.061230838737</text:p>
          </table:table-cell>
          <table:table-cell table:formula="of:=([.K133]/100)" office:value-type="float" office:value="0.0120674530196377" calcext:value-type="float">
            <text:p>0.0120674530196377</text:p>
          </table:table-cell>
          <table:table-cell table:formula="of:=1.96*SQRT(([.R133]*(1-[.R133]))/[.O133])" office:value-type="float" office:value="0.0021724617188124" calcext:value-type="float">
            <text:p>0.00217246171881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4];[.D134];[.F134];[.H134])/SUM([.C134];[.E134];[.G134];[.I134]))" office:value-type="float" office:value="85.0187449062755" calcext:value-type="float">
            <text:p>85.0187449062755</text:p>
          </table:table-cell>
          <table:table-cell table:formula="of:=((SUM(;[.B134];[.D134];[.F134];[.H134])/[.O134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34]/[.L134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34];[.G134];[.E134];[.C134];)" office:value-type="float" office:value="9704" calcext:value-type="float">
            <text:p>9704</text:p>
          </table:table-cell>
          <table:table-cell table:formula="of:=1/(SUM([.B134];[.D134];[.F134];[.H134])/SUM([.C134];[.E134];[.G134];[.I134])+[.S134])" office:value-type="float" office:value="71.9049711031351" calcext:value-type="float">
            <text:p>71.9049711031351</text:p>
          </table:table-cell>
          <table:table-cell table:formula="of:=1/(SUM([.B134];[.D134];[.F134];[.H134])/SUM([.C134];[.E134];[.G134];[.I134])-[.S134])" office:value-type="float" office:value="103.982750419528" calcext:value-type="float">
            <text:p>103.982750419528</text:p>
          </table:table-cell>
          <table:table-cell table:formula="of:=([.K134]/100)" office:value-type="float" office:value="0.0117621120036811" calcext:value-type="float">
            <text:p>0.0117621120036811</text:p>
          </table:table-cell>
          <table:table-cell table:formula="of:=1.96*SQRT(([.R134]*(1-[.R134]))/[.O134])" office:value-type="float" office:value="0.00214513230305367" calcext:value-type="float">
            <text:p>0.002145132303053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5];[.D135];[.F135];[.H135])/SUM([.C135];[.E135];[.G135];[.I135]))" office:value-type="float" office:value="88.2622688655672" calcext:value-type="float">
            <text:p>88.2622688655672</text:p>
          </table:table-cell>
          <table:table-cell table:formula="of:=((SUM(;[.B135];[.D135];[.F135];[.H135])/[.O135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35]/[.L135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35];[.G135];[.E135];[.C135];)" office:value-type="float" office:value="9704" calcext:value-type="float">
            <text:p>9704</text:p>
          </table:table-cell>
          <table:table-cell table:formula="of:=1/(SUM([.B135];[.D135];[.F135];[.H135])/SUM([.C135];[.E135];[.G135];[.I135])+[.S135])" office:value-type="float" office:value="74.4286966461073" calcext:value-type="float">
            <text:p>74.4286966461073</text:p>
          </table:table-cell>
          <table:table-cell table:formula="of:=1/(SUM([.B135];[.D135];[.F135];[.H135])/SUM([.C135];[.E135];[.G135];[.I135])-[.S135])" office:value-type="float" office:value="108.412115609149" calcext:value-type="float">
            <text:p>108.412115609149</text:p>
          </table:table-cell>
          <table:table-cell table:formula="of:=([.K135]/100)" office:value-type="float" office:value="0.0113298696357229" calcext:value-type="float">
            <text:p>0.0113298696357229</text:p>
          </table:table-cell>
          <table:table-cell table:formula="of:=1.96*SQRT(([.R135]*(1-[.R135]))/[.O135])" office:value-type="float" office:value="0.00210580833610548" calcext:value-type="float">
            <text:p>0.002105808336105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6];[.D136];[.F136];[.H136])/SUM([.C136];[.E136];[.G136];[.I136]))" office:value-type="float" office:value="96.875494443398" calcext:value-type="float">
            <text:p>96.875494443398</text:p>
          </table:table-cell>
          <table:table-cell table:formula="of:=((SUM(;[.B136];[.D136];[.F136];[.H136])/[.O136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36]/[.L136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36];[.G136];[.E136];[.C136];)" office:value-type="float" office:value="9704" calcext:value-type="float">
            <text:p>9704</text:p>
          </table:table-cell>
          <table:table-cell table:formula="of:=1/(SUM([.B136];[.D136];[.F136];[.H136])/SUM([.C136];[.E136];[.G136];[.I136])+[.S136])" office:value-type="float" office:value="81.0795433692216" calcext:value-type="float">
            <text:p>81.0795433692216</text:p>
          </table:table-cell>
          <table:table-cell table:formula="of:=1/(SUM([.B136];[.D136];[.F136];[.H136])/SUM([.C136];[.E136];[.G136];[.I136])-[.S136])" office:value-type="float" office:value="120.315389778795" calcext:value-type="float">
            <text:p>120.315389778795</text:p>
          </table:table-cell>
          <table:table-cell table:formula="of:=([.K136]/100)" office:value-type="float" office:value="0.0103225279596821" calcext:value-type="float">
            <text:p>0.0103225279596821</text:p>
          </table:table-cell>
          <table:table-cell table:formula="of:=1.96*SQRT(([.R136]*(1-[.R136]))/[.O136])" office:value-type="float" office:value="0.00201103928114687" calcext:value-type="float">
            <text:p>0.002011039281146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7];[.D137];[.F137];[.H137])/SUM([.C137];[.E137];[.G137];[.I137]))" office:value-type="float" office:value="101.941886455074" calcext:value-type="float">
            <text:p>101.941886455074</text:p>
          </table:table-cell>
          <table:table-cell table:formula="of:=((SUM(;[.B137];[.D137];[.F137];[.H137])/[.O137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37]/[.L137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37];[.G137];[.E137];[.C137];)" office:value-type="float" office:value="9704" calcext:value-type="float">
            <text:p>9704</text:p>
          </table:table-cell>
          <table:table-cell table:formula="of:=1/(SUM([.B137];[.D137];[.F137];[.H137])/SUM([.C137];[.E137];[.G137];[.I137])+[.S137])" office:value-type="float" office:value="84.9585348776776" calcext:value-type="float">
            <text:p>84.9585348776776</text:p>
          </table:table-cell>
          <table:table-cell table:formula="of:=1/(SUM([.B137];[.D137];[.F137];[.H137])/SUM([.C137];[.E137];[.G137];[.I137])-[.S137])" office:value-type="float" office:value="127.411694906805" calcext:value-type="float">
            <text:p>127.411694906805</text:p>
          </table:table-cell>
          <table:table-cell table:formula="of:=([.K137]/100)" office:value-type="float" office:value="0.00980951044535265" calcext:value-type="float">
            <text:p>0.00980951044535265</text:p>
          </table:table-cell>
          <table:table-cell table:formula="of:=1.96*SQRT(([.R137]*(1-[.R137]))/[.O137])" office:value-type="float" office:value="0.00196093735532788" calcext:value-type="float">
            <text:p>0.001960937355327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8];[.D138];[.F138];[.H138])/SUM([.C138];[.E138];[.G138];[.I138]))" office:value-type="float" office:value="99.8441330998249" calcext:value-type="float">
            <text:p>99.8441330998249</text:p>
          </table:table-cell>
          <table:table-cell table:formula="of:=((SUM(;[.B138];[.D138];[.F138];[.H138])/[.O138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38]/[.L138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38];[.G138];[.E138];[.C138];)" office:value-type="float" office:value="9704" calcext:value-type="float">
            <text:p>9704</text:p>
          </table:table-cell>
          <table:table-cell table:formula="of:=1/(SUM([.B138];[.D138];[.F138];[.H138])/SUM([.C138];[.E138];[.G138];[.I138])+[.S138])" office:value-type="float" office:value="83.3553183004016" calcext:value-type="float">
            <text:p>83.3553183004016</text:p>
          </table:table-cell>
          <table:table-cell table:formula="of:=1/(SUM([.B138];[.D138];[.F138];[.H138])/SUM([.C138];[.E138];[.G138];[.I138])-[.S138])" office:value-type="float" office:value="124.465002044586" calcext:value-type="float">
            <text:p>124.465002044586</text:p>
          </table:table-cell>
          <table:table-cell table:formula="of:=([.K138]/100)" office:value-type="float" office:value="0.0100156110224343" calcext:value-type="float">
            <text:p>0.0100156110224343</text:p>
          </table:table-cell>
          <table:table-cell table:formula="of:=1.96*SQRT(([.R138]*(1-[.R138]))/[.O138])" office:value-type="float" office:value="0.00198122397729703" calcext:value-type="float">
            <text:p>0.0019812239772970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41:.B147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41:.D147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41:.F147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41:.H147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40];[.D140];[.F140];[.H140])/SUM([.C140];[.E140];[.G140];[.I140]))" office:value-type="float" office:value="18.2354475653721" calcext:value-type="float">
            <text:p>18.2354475653721</text:p>
          </table:table-cell>
          <table:table-cell table:formula="of:=((SUM(;[.B140];[.D140];[.F140];[.H140])/[.O140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40]/[.L140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40];[.G140];[.E140];[.C140];)" office:value-type="float" office:value="9704" calcext:value-type="float">
            <text:p>9704</text:p>
          </table:table-cell>
          <table:table-cell table:formula="of:=1/(SUM([.B140];[.D140];[.F140];[.H140])/SUM([.C140];[.E140];[.G140];[.I140])+[.S140])" office:value-type="float" office:value="16.8440877520204" calcext:value-type="float">
            <text:p>16.8440877520204</text:p>
          </table:table-cell>
          <table:table-cell table:formula="of:=1/(SUM([.B140];[.D140];[.F140];[.H140])/SUM([.C140];[.E140];[.G140];[.I140])-[.S140])" office:value-type="float" office:value="19.877362767765" calcext:value-type="float">
            <text:p>19.877362767765</text:p>
          </table:table-cell>
          <table:table-cell table:formula="of:=([.K140]/100)" office:value-type="float" office:value="0.0548382482204019" calcext:value-type="float">
            <text:p>0.0548382482204019</text:p>
          </table:table-cell>
          <table:table-cell table:formula="of:=1.96*SQRT(([.R140]*(1-[.R140]))/[.O140])" office:value-type="float" office:value="0.00452976355453388" calcext:value-type="float">
            <text:p>0.004529763554533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1];[.D141];[.F141];[.H141])/SUM([.C141];[.E141];[.G141];[.I141]))" office:value-type="float" office:value="122.809316175689" calcext:value-type="float">
            <text:p>122.809316175689</text:p>
          </table:table-cell>
          <table:table-cell table:formula="of:=((SUM(;[.B141];[.D141];[.F141];[.H141])/[.O141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41]/[.L141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41];[.G141];[.E141];[.C141];)" office:value-type="float" office:value="9704" calcext:value-type="float">
            <text:p>9704</text:p>
          </table:table-cell>
          <table:table-cell table:formula="of:=1/(SUM([.B141];[.D141];[.F141];[.H141])/SUM([.C141];[.E141];[.G141];[.I141])+[.S141])" office:value-type="float" office:value="100.696865298701" calcext:value-type="float">
            <text:p>100.696865298701</text:p>
          </table:table-cell>
          <table:table-cell table:formula="of:=1/(SUM([.B141];[.D141];[.F141];[.H141])/SUM([.C141];[.E141];[.G141];[.I141])-[.S141])" office:value-type="float" office:value="157.365977202624" calcext:value-type="float">
            <text:p>157.365977202624</text:p>
          </table:table-cell>
          <table:table-cell table:formula="of:=([.K141]/100)" office:value-type="float" office:value="0.00814270473234636" calcext:value-type="float">
            <text:p>0.00814270473234636</text:p>
          </table:table-cell>
          <table:table-cell table:formula="of:=1.96*SQRT(([.R141]*(1-[.R141]))/[.O141])" office:value-type="float" office:value="0.00178809099832174" calcext:value-type="float">
            <text:p>0.001788090998321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2];[.D142];[.F142];[.H142])/SUM([.C142];[.E142];[.G142];[.I142]))" office:value-type="float" office:value="119.845046645935" calcext:value-type="float">
            <text:p>119.845046645935</text:p>
          </table:table-cell>
          <table:table-cell table:formula="of:=((SUM(;[.B142];[.D142];[.F142];[.H142])/[.O142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42]/[.L142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42];[.G142];[.E142];[.C142];)" office:value-type="float" office:value="9704" calcext:value-type="float">
            <text:p>9704</text:p>
          </table:table-cell>
          <table:table-cell table:formula="of:=1/(SUM([.B142];[.D142];[.F142];[.H142])/SUM([.C142];[.E142];[.G142];[.I142])+[.S142])" office:value-type="float" office:value="98.4834191253095" calcext:value-type="float">
            <text:p>98.4834191253095</text:p>
          </table:table-cell>
          <table:table-cell table:formula="of:=1/(SUM([.B142];[.D142];[.F142];[.H142])/SUM([.C142];[.E142];[.G142];[.I142])-[.S142])" office:value-type="float" office:value="153.040401595223" calcext:value-type="float">
            <text:p>153.040401595223</text:p>
          </table:table-cell>
          <table:table-cell table:formula="of:=([.K142]/100)" office:value-type="float" office:value="0.00834410789587621" calcext:value-type="float">
            <text:p>0.00834410789587621</text:p>
          </table:table-cell>
          <table:table-cell table:formula="of:=1.96*SQRT(([.R142]*(1-[.R142]))/[.O142])" office:value-type="float" office:value="0.00180988562792305" calcext:value-type="float">
            <text:p>0.001809885627923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3];[.D143];[.F143];[.H143])/SUM([.C143];[.E143];[.G143];[.I143]))" office:value-type="float" office:value="122.748585795097" calcext:value-type="float">
            <text:p>122.748585795097</text:p>
          </table:table-cell>
          <table:table-cell table:formula="of:=((SUM(;[.B143];[.D143];[.F143];[.H143])/[.O143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43]/[.L143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43];[.G143];[.E143];[.C143];)" office:value-type="float" office:value="9704" calcext:value-type="float">
            <text:p>9704</text:p>
          </table:table-cell>
          <table:table-cell table:formula="of:=1/(SUM([.B143];[.D143];[.F143];[.H143])/SUM([.C143];[.E143];[.G143];[.I143])+[.S143])" office:value-type="float" office:value="100.651588044519" calcext:value-type="float">
            <text:p>100.651588044519</text:p>
          </table:table-cell>
          <table:table-cell table:formula="of:=1/(SUM([.B143];[.D143];[.F143];[.H143])/SUM([.C143];[.E143];[.G143];[.I143])-[.S143])" office:value-type="float" office:value="157.277124662801" calcext:value-type="float">
            <text:p>157.277124662801</text:p>
          </table:table-cell>
          <table:table-cell table:formula="of:=([.K143]/100)" office:value-type="float" office:value="0.00814673336985965" calcext:value-type="float">
            <text:p>0.00814673336985965</text:p>
          </table:table-cell>
          <table:table-cell table:formula="of:=1.96*SQRT(([.R143]*(1-[.R143]))/[.O143])" office:value-type="float" office:value="0.0017885296441495" calcext:value-type="float">
            <text:p>0.0017885296441495</text:p>
          </table:table-cell>
          <table:table-cell table:style-name="ce1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4];[.D144];[.F144];[.H144])/SUM([.C144];[.E144];[.G144];[.I144]))" office:value-type="float" office:value="129.436330486518" calcext:value-type="float">
            <text:p>129.436330486518</text:p>
          </table:table-cell>
          <table:table-cell table:formula="of:=((SUM(;[.B144];[.D144];[.F144];[.H144])/[.O144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44]/[.L144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44];[.G144];[.E144];[.C144];)" office:value-type="float" office:value="9704" calcext:value-type="float">
            <text:p>9704</text:p>
          </table:table-cell>
          <table:table-cell table:formula="of:=1/(SUM([.B144];[.D144];[.F144];[.H144])/SUM([.C144];[.E144];[.G144];[.I144])+[.S144])" office:value-type="float" office:value="105.620181817158" calcext:value-type="float">
            <text:p>105.620181817158</text:p>
          </table:table-cell>
          <table:table-cell table:formula="of:=1/(SUM([.B144];[.D144];[.F144];[.H144])/SUM([.C144];[.E144];[.G144];[.I144])-[.S144])" office:value-type="float" office:value="167.119984598213" calcext:value-type="float">
            <text:p>167.119984598213</text:p>
          </table:table-cell>
          <table:table-cell table:formula="of:=([.K144]/100)" office:value-type="float" office:value="0.00772580616463136" calcext:value-type="float">
            <text:p>0.00772580616463136</text:p>
          </table:table-cell>
          <table:table-cell table:formula="of:=1.96*SQRT(([.R144]*(1-[.R144]))/[.O144])" office:value-type="float" office:value="0.00174208134318535" calcext:value-type="float">
            <text:p>0.001742081343185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5];[.D145];[.F145];[.H145])/SUM([.C145];[.E145];[.G145];[.I145]))" office:value-type="float" office:value="134.746324387398" calcext:value-type="float">
            <text:p>134.746324387398</text:p>
          </table:table-cell>
          <table:table-cell table:formula="of:=((SUM(;[.B145];[.D145];[.F145];[.H145])/[.O145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45]/[.L145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45];[.G145];[.E145];[.C145];)" office:value-type="float" office:value="9704" calcext:value-type="float">
            <text:p>9704</text:p>
          </table:table-cell>
          <table:table-cell table:formula="of:=1/(SUM([.B145];[.D145];[.F145];[.H145])/SUM([.C145];[.E145];[.G145];[.I145])+[.S145])" office:value-type="float" office:value="109.540716185031" calcext:value-type="float">
            <text:p>109.540716185031</text:p>
          </table:table-cell>
          <table:table-cell table:formula="of:=1/(SUM([.B145];[.D145];[.F145];[.H145])/SUM([.C145];[.E145];[.G145];[.I145])-[.S145])" office:value-type="float" office:value="175.018556681403" calcext:value-type="float">
            <text:p>175.018556681403</text:p>
          </table:table-cell>
          <table:table-cell table:formula="of:=([.K145]/100)" office:value-type="float" office:value="0.0074213527125607" calcext:value-type="float">
            <text:p>0.0074213527125607</text:p>
          </table:table-cell>
          <table:table-cell table:formula="of:=1.96*SQRT(([.R145]*(1-[.R145]))/[.O145])" office:value-type="float" office:value="0.0017076728664838" calcext:value-type="float">
            <text:p>0.00170767286648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6];[.D146];[.F146];[.H146])/SUM([.C146];[.E146];[.G146];[.I146]))" office:value-type="float" office:value="132.817792985458" calcext:value-type="float">
            <text:p>132.817792985458</text:p>
          </table:table-cell>
          <table:table-cell table:formula="of:=((SUM(;[.B146];[.D146];[.F146];[.H146])/[.O146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46]/[.L146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46];[.G146];[.E146];[.C146];)" office:value-type="float" office:value="9704" calcext:value-type="float">
            <text:p>9704</text:p>
          </table:table-cell>
          <table:table-cell table:formula="of:=1/(SUM([.B146];[.D146];[.F146];[.H146])/SUM([.C146];[.E146];[.G146];[.I146])+[.S146])" office:value-type="float" office:value="108.119278438425" calcext:value-type="float">
            <text:p>108.119278438425</text:p>
          </table:table-cell>
          <table:table-cell table:formula="of:=1/(SUM([.B146];[.D146];[.F146];[.H146])/SUM([.C146];[.E146];[.G146];[.I146])-[.S146])" office:value-type="float" office:value="172.141362311997" calcext:value-type="float">
            <text:p>172.141362311997</text:p>
          </table:table-cell>
          <table:table-cell table:formula="of:=([.K146]/100)" office:value-type="float" office:value="0.00752911170651278" calcext:value-type="float">
            <text:p>0.00752911170651278</text:p>
          </table:table-cell>
          <table:table-cell table:formula="of:=1.96*SQRT(([.R146]*(1-[.R146]))/[.O146])" office:value-type="float" office:value="0.00171993263084384" calcext:value-type="float">
            <text:p>0.001719932630843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7];[.D147];[.F147];[.H147])/SUM([.C147];[.E147];[.G147];[.I147]))" office:value-type="float" office:value="132.829790851896" calcext:value-type="float">
            <text:p>132.829790851896</text:p>
          </table:table-cell>
          <table:table-cell table:formula="of:=((SUM(;[.B147];[.D147];[.F147];[.H147])/[.O147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47]/[.L147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47];[.G147];[.E147];[.C147];)" office:value-type="float" office:value="9704" calcext:value-type="float">
            <text:p>9704</text:p>
          </table:table-cell>
          <table:table-cell table:formula="of:=1/(SUM([.B147];[.D147];[.F147];[.H147])/SUM([.C147];[.E147];[.G147];[.I147])+[.S147])" office:value-type="float" office:value="108.128130160167" calcext:value-type="float">
            <text:p>108.128130160167</text:p>
          </table:table-cell>
          <table:table-cell table:formula="of:=1/(SUM([.B147];[.D147];[.F147];[.H147])/SUM([.C147];[.E147];[.G147];[.I147])-[.S147])" office:value-type="float" office:value="172.159232026655" calcext:value-type="float">
            <text:p>172.159232026655</text:p>
          </table:table-cell>
          <table:table-cell table:formula="of:=([.K147]/100)" office:value-type="float" office:value="0.0075284316386148" calcext:value-type="float">
            <text:p>0.0075284316386148</text:p>
          </table:table-cell>
          <table:table-cell table:formula="of:=1.96*SQRT(([.R147]*(1-[.R147]))/[.O147])" office:value-type="float" office:value="0.00171985554177688" calcext:value-type="float">
            <text:p>0.001719855541776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1];[.D151];[.F151];[.H151])/SUM([.C151];[.E151];[.G151];[.I151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2];[.D152];[.F152];[.H152])/SUM([.C152];[.E152];[.G152];[.I152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3];[.D153];[.F153];[.H153])/SUM([.C153];[.E153];[.G153];[.I153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4];[.D154];[.F154];[.H154])/SUM([.C154];[.E154];[.G154];[.I154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5];[.D155];[.F155];[.H155])/SUM([.C155];[.E155];[.G155];[.I155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0];[.D160];[.F160];[.H160])/SUM([.C160];[.E160];[.G160];[.I160]))" office:value-type="float" office:value="162.147084100675" calcext:value-type="float">
            <text:p>162.147084100675</text:p>
          </table:table-cell>
          <table:table-cell table:formula="of:=(SUM([.B160];[.D160];[.F160];[.H160])/SUM([.C160];[.E160];[.G160];[.I160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60]/[.L160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1];[.D161];[.F161];[.H161])/SUM([.C161];[.E161];[.G161];[.I161]))" office:value-type="float" office:value="50.0966106218308" calcext:value-type="float">
            <text:p>50.0966106218308</text:p>
          </table:table-cell>
          <table:table-cell table:formula="of:=(SUM([.B161];[.D161];[.F161];[.H161])/SUM([.C161];[.E161];[.G161];[.I161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61]/[.L161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2];[.D162];[.F162];[.H162])/SUM([.C162];[.E162];[.G162];[.I162]))" office:value-type="float" office:value="94.4306450227604" calcext:value-type="float">
            <text:p>94.4306450227604</text:p>
          </table:table-cell>
          <table:table-cell table:formula="of:=(SUM([.B162];[.D162];[.F162];[.H162])/SUM([.C162];[.E162];[.G162];[.I162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62]/[.L162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3];[.D163];[.F163];[.H163])/SUM([.C163];[.E163];[.G163];[.I163]))" office:value-type="float" office:value="97.5213766187688" calcext:value-type="float">
            <text:p>97.5213766187688</text:p>
          </table:table-cell>
          <table:table-cell table:formula="of:=(SUM([.B163];[.D163];[.F163];[.H163])/SUM([.C163];[.E163];[.G163];[.I163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63]/[.L163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4];[.D164];[.F164];[.H164])/SUM([.C164];[.E164];[.G164];[.I164]))" office:value-type="float" office:value="289.377616777884" calcext:value-type="float">
            <text:p>289.377616777884</text:p>
          </table:table-cell>
          <table:table-cell table:formula="of:=(SUM([.B164];[.D164];[.F164];[.H164])/SUM([.C164];[.E164];[.G164];[.I164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64]/[.L164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64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5];[.D165];[.F165];[.H165])/SUM([.C165];[.E165];[.G165];[.I165]))" office:value-type="float" office:value="106.199855988479" calcext:value-type="float">
            <text:p>106.199855988479</text:p>
          </table:table-cell>
          <table:table-cell table:formula="of:=(SUM([.B165];[.D165];[.F165];[.H165])/SUM([.C165];[.E165];[.G165];[.I165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65]/[.L165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63]-[.O164]" office:value-type="float" office:value="1.02400718811934" calcext:value-type="float">
            <text:p>1.02400718811934</text:p>
          </table:table-cell>
          <table:table-cell table:style-name="ce23" table:formula="of:=1/[.O165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6];[.D166];[.F166];[.H166])/SUM([.C166];[.E166];[.G166];[.I166]))" office:value-type="float" office:value="17.9071633237822" calcext:value-type="float">
            <text:p>17.9071633237822</text:p>
          </table:table-cell>
          <table:table-cell table:formula="of:=(SUM([.B166];[.D166];[.F166];[.H166])/SUM([.C166];[.E166];[.G166];[.I166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66]/[.L166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7];[.D167];[.F167];[.H167])/SUM([.B160];[.E167];[.G167];[.I167]))" office:value-type="float" office:value="11.2536040609137" calcext:value-type="float">
            <text:p>11.2536040609137</text:p>
          </table:table-cell>
          <table:table-cell table:formula="of:=(SUM([.B167];[.D167];[.F167];[.H167])/SUM([.C167];[.E167];[.G167];[.I167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67]/[.L167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68];[.D168];[.F168];[.H168])/SUM([.C168];[.E168];[.G168];[.I168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3];[.D173];[.F173];[.H173])/SUM([.C173];[.E173];[.G173];[.I173]))" office:value-type="float" office:value="78.0364741641337" calcext:value-type="float">
            <text:p>78.0364741641337</text:p>
          </table:table-cell>
          <table:table-cell table:formula="of:=(SUM([.B173];[.D173];[.F173];[.H173])/SUM([.C173];[.E173];[.G173];[.I173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73]/[.L173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4];[.D174];[.F174];[.H174])/SUM([.C174];[.E174];[.G174];[.I174]))" office:value-type="float" office:value="56.3026315789474" calcext:value-type="float">
            <text:p>56.3026315789474</text:p>
          </table:table-cell>
          <table:table-cell table:formula="of:=(SUM([.B174];[.D174];[.F174];[.H174])/SUM([.C174];[.E174];[.G174];[.I174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74]/[.L174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5];[.D175];[.F175];[.H175])/SUM([.C175];[.E175];[.G175];[.I175]))" office:value-type="float" office:value="132.340206185567" calcext:value-type="float">
            <text:p>132.340206185567</text:p>
          </table:table-cell>
          <table:table-cell table:formula="of:=(SUM([.B175];[.D175];[.F175];[.H175])/SUM([.C175];[.E175];[.G175];[.I175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75]/[.L175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6];[.D176];[.F176];[.H176])/SUM([.C176];[.E176];[.G176];[.I176]))" office:value-type="float" office:value="95.7985074626866" calcext:value-type="float">
            <text:p>95.7985074626866</text:p>
          </table:table-cell>
          <table:table-cell table:formula="of:=(SUM([.B176];[.D176];[.F176];[.H176])/SUM([.C176];[.E176];[.G176];[.I176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76]/[.L176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7];[.D177];[.F177];[.H177])/SUM([.C177];[.E177];[.G177];[.I177]))" office:value-type="float" office:value="611.285714285714" calcext:value-type="float">
            <text:p>611.285714285714</text:p>
          </table:table-cell>
          <table:table-cell table:formula="of:=(SUM([.B177];[.D177];[.F177];[.H177])/SUM([.C177];[.E177];[.G177];[.I177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77]/[.L177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8];[.D178];[.F178];[.H178])/SUM([.C178];[.E178];[.G178];[.I178]))" office:value-type="float" office:value="106.53112033195" calcext:value-type="float">
            <text:p>106.53112033195</text:p>
          </table:table-cell>
          <table:table-cell table:formula="of:=(SUM([.B178];[.D178];[.F178];[.H178])/SUM([.C178];[.E178];[.G178];[.I178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78]/[.L178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9];[.D179];[.F179];[.H179])/SUM([.C179];[.E179];[.G179];[.I179]))" office:value-type="float" office:value="24.2555910543131" calcext:value-type="float">
            <text:p>24.2555910543131</text:p>
          </table:table-cell>
          <table:table-cell table:formula="of:=(SUM([.B179];[.D179];[.F179];[.H179])/SUM([.C179];[.E179];[.G179];[.I179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79]/[.L179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80];[.D180];[.F180];[.H180])/SUM([.C180];[.E180];[.G180];[.I180]))" office:value-type="float" office:value="7.89189189189189" calcext:value-type="float">
            <text:p>7.89189189189189</text:p>
          </table:table-cell>
          <table:table-cell table:formula="of:=(SUM([.B180];[.D180];[.F180];[.H180])/SUM([.C180];[.E180];[.G180];[.I180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80]/[.L180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81];[.D181];[.F181];[.H181])/SUM([.C181];[.E181];[.G181];[.I181]))" office:value-type="string" office:string-value="" calcext:value-type="error">
            <text:p>#DIV/0!</text:p>
          </table:table-cell>
          <table:table-cell table:formula="of:=(SUM([.B181];[.D181];[.F181];[.H181])/SUM([.C181];[.E181];[.G181];[.I181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6];[.D186];[.F186];[.H186])/SUM([.C186];[.E186];[.G186];[.I186]))" office:value-type="float" office:value="71.523178807947" calcext:value-type="float">
            <text:p>71.523178807947</text:p>
          </table:table-cell>
          <table:table-cell table:formula="of:=(SUM([.B186];[.D186];[.F186];[.H186])/SUM([.C186];[.E186];[.G186];[.I186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86]/[.L186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7];[.D187];[.F187];[.H187])/SUM([.C187];[.E187];[.G187];[.I187]))" office:value-type="float" office:value="54.9618320610687" calcext:value-type="float">
            <text:p>54.9618320610687</text:p>
          </table:table-cell>
          <table:table-cell table:formula="of:=(SUM([.B187];[.D187];[.F187];[.H187])/SUM([.C187];[.E187];[.G187];[.I187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87]/[.L187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87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8];[.D188];[.F188];[.H188])/SUM([.C188];[.E188];[.G188];[.I188]))" office:value-type="float" office:value="158.823529411765" calcext:value-type="float">
            <text:p>158.823529411765</text:p>
          </table:table-cell>
          <table:table-cell table:formula="of:=(SUM([.B188];[.D188];[.F188];[.H188])/SUM([.C188];[.E188];[.G188];[.I188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88]/[.L188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86]-[.O187]" office:value-type="float" office:value="1.39666263193126" calcext:value-type="float">
            <text:p>1.39666263193126</text:p>
          </table:table-cell>
          <table:table-cell table:style-name="ce23" table:formula="of:=1/[.O188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9];[.D189];[.F189];[.H189])/SUM([.C189];[.E189];[.G189];[.I189]))" office:value-type="float" office:value="91.1392405063291" calcext:value-type="float">
            <text:p>91.1392405063291</text:p>
          </table:table-cell>
          <table:table-cell table:formula="of:=(SUM([.B189];[.D189];[.F189];[.H189])/SUM([.C189];[.E189];[.G189];[.I189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89]/[.L189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90];[.D190];[.F190];[.H190])/SUM([.C190];[.E190];[.G190];[.I190]))" office:value-type="float" office:value="696.774193548387" calcext:value-type="float">
            <text:p>696.774193548387</text:p>
          </table:table-cell>
          <table:table-cell table:formula="of:=(SUM([.B190];[.D190];[.F190];[.H190])/SUM([.C190];[.E190];[.G190];[.I190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90]/[.L190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91];[.D191];[.F191];[.H191])/SUM([.C191];[.E191];[.G191];[.I191]))" office:value-type="float" office:value="106.4039408867" calcext:value-type="float">
            <text:p>106.4039408867</text:p>
          </table:table-cell>
          <table:table-cell table:formula="of:=(SUM([.B191];[.D191];[.F191];[.H191])/SUM([.C191];[.E191];[.G191];[.I191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91]/[.L191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92];[.D192];[.F192];[.H192])/SUM([.C192];[.E192];[.G192];[.I192]))" office:value-type="float" office:value="23.0327868852459" calcext:value-type="float">
            <text:p>23.0327868852459</text:p>
          </table:table-cell>
          <table:table-cell table:formula="of:=(SUM([.B192];[.D192];[.F192];[.H192])/SUM([.C192];[.E192];[.G192];[.I192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92]/[.L192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93];[.D193];[.F193];[.H193])/SUM([.C193];[.E193];[.G193];[.I193]))" office:value-type="float" office:value="8.26470588235294" calcext:value-type="float">
            <text:p>8.26470588235294</text:p>
          </table:table-cell>
          <table:table-cell table:formula="of:=(SUM([.B193];[.D193];[.F193];[.H193])/SUM([.C193];[.E193];[.G193];[.I193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93]/[.L193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94];[.D194];[.F194];[.H194])/SUM([.C194];[.E194];[.G194];[.I194]))" office:value-type="string" office:string-value="" calcext:value-type="error">
            <text:p>#DIV/0!</text:p>
          </table:table-cell>
          <table:table-cell table:formula="of:=(SUM([.B194];[.D194];[.F194];[.H194])/SUM([.C194];[.E194];[.G194];[.I194]))*100" office:value-type="string" office:string-value="" calcext:value-type="error">
            <text:p>#DIV/0!</text:p>
          </table:table-cell>
          <table:table-cell/>
          <table:table-cell table:formula="of:=[.K194]/[.L19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9];[.D199];[.F199];[.F199])/SUM([.C199];[.E199];[.G199];[.G199]))" office:value-type="float" office:value="8.96296296296296" calcext:value-type="float">
            <text:p>8.96296296296296</text:p>
          </table:table-cell>
          <table:table-cell table:formula="of:=(SUM([.B199];[.D199];[.F199];[.H199])/SUM([.C199];[.E199];[.G199];[.I199]))*100" office:value-type="float" office:value="11.0765643218033" calcext:value-type="float">
            <text:p>11.0765643218033</text:p>
          </table:table-cell>
          <table:table-cell/>
          <table:table-cell table:formula="of:=[.K199]/[.L199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0];[.D200];[.F200];[.F200])/SUM([.C200];[.E200];[.G200];[.G200]))" office:value-type="float" office:value="19.769014084507" calcext:value-type="float">
            <text:p>19.769014084507</text:p>
          </table:table-cell>
          <table:table-cell table:formula="of:=(SUM([.B200];[.D200];[.F200];[.H200])/SUM([.C200];[.E200];[.G200];[.I200]))*100" office:value-type="float" office:value="5.16906335017489" calcext:value-type="float">
            <text:p>5.16906335017489</text:p>
          </table:table-cell>
          <table:table-cell/>
          <table:table-cell table:formula="of:=[.K200]/[.L200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1];[.D201];[.F201];[.F201])/SUM([.C201];[.E201];[.G201];[.G201]))" office:value-type="float" office:value="81.6046511627907" calcext:value-type="float">
            <text:p>81.6046511627907</text:p>
          </table:table-cell>
          <table:table-cell table:formula="of:=(SUM([.B201];[.D201];[.F201];[.H201])/SUM([.C201];[.E201];[.G201];[.I201]))*100" office:value-type="float" office:value="1.14652157015157" calcext:value-type="float">
            <text:p>1.14652157015157</text:p>
          </table:table-cell>
          <table:table-cell/>
          <table:table-cell table:formula="of:=[.K201]/[.L201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89.283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2];[.D202];[.F202];[.F202])/SUM([.C202];[.E202];[.G202];[.G202]))" office:value-type="float" office:value="31.6126126126126" calcext:value-type="float">
            <text:p>31.6126126126126</text:p>
          </table:table-cell>
          <table:table-cell table:formula="of:=(SUM([.B202];[.D202];[.F202];[.H202])/SUM([.C202];[.E202];[.G202];[.I202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02]/[.L202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3];[.D203];[.F203];[.F203])/SUM([.C203];[.E203];[.G203];[.G203]))" office:value-type="float" office:value="17.2432432432432" calcext:value-type="float">
            <text:p>17.2432432432432</text:p>
          </table:table-cell>
          <table:table-cell table:formula="of:=(SUM([.B203];[.D203];[.F203];[.H203])/SUM([.C203];[.E203];[.G203];[.I203]))*100" office:value-type="float" office:value="5.73260785075787" calcext:value-type="float">
            <text:p>5.73260785075787</text:p>
          </table:table-cell>
          <table:table-cell/>
          <table:table-cell table:formula="of:=[.K203]/[.L203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4];[.D204];[.F204];[.F204])/SUM([.C204];[.E204];[.G204];[.G204]))" office:value-type="float" office:value="4.45587301587302" calcext:value-type="float">
            <text:p>4.45587301587302</text:p>
          </table:table-cell>
          <table:table-cell table:formula="of:=(SUM([.B204];[.D204];[.F204];[.H204])/SUM([.C204];[.E204];[.G204];[.I204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04]/[.L204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5];[.D205];[.F205];[.F205])/SUM([.C205];[.E205];[.G205];[.G205]))" office:value-type="float" office:value="15.9438943894389" calcext:value-type="float">
            <text:p>15.9438943894389</text:p>
          </table:table-cell>
          <table:table-cell table:formula="of:=(SUM([.B205];[.D205];[.F205];[.H205])/SUM([.C205];[.E205];[.G205];[.I205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05]/[.L205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6];[.D206];[.F206];[.F206])/SUM([.C206];[.E206];[.G206];[.G206]))" office:value-type="float" office:value="28.0872093023256" calcext:value-type="float">
            <text:p>28.0872093023256</text:p>
          </table:table-cell>
          <table:table-cell table:formula="of:=(SUM([.B206];[.D206];[.F206];[.H206])/SUM([.C206];[.E206];[.G206];[.I206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06]/[.L206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07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7];[.D207];[.F207];[.F207])/SUM([.C207];[.E207];[.G207];[.G207]))" office:value-type="float" office:value="98.8450704225352" calcext:value-type="float">
            <text:p>98.8450704225352</text:p>
          </table:table-cell>
          <table:table-cell table:formula="of:=(SUM([.B207];[.D207];[.F207];[.H207])/SUM([.C207];[.E207];[.G207];[.I207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07]/[.L207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08];[.D208];[.F208];[.F208])/SUM([.C208];[.E208];[.G208];[.G208]))" office:value-type="float" office:value="192.588235294118" calcext:value-type="float">
            <text:p>192.588235294118</text:p>
          </table:table-cell>
          <table:table-cell table:formula="of:=(SUM([.B208];[.D208];[.F208];[.H208])/SUM([.C208];[.E208];[.G208];[.I208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08]/[.L208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3];[.D213];[.F213];[.H213])/SUM([.C213];[.E213];[.G213];[.I213]))" office:value-type="float" office:value="5.59443339960239" calcext:value-type="float">
            <text:p>5.59443339960239</text:p>
          </table:table-cell>
          <table:table-cell table:formula="of:=(SUM([.B213];[.D213];[.F213];[.H213])/SUM([.C213];[.E213];[.G213];[.I213]))*100" office:value-type="float" office:value="17.8749111584932" calcext:value-type="float">
            <text:p>17.8749111584932</text:p>
          </table:table-cell>
          <table:table-cell/>
          <table:table-cell table:formula="of:=[.K213]/[.L213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4];[.D214];[.F214];[.H214])/SUM([.C214];[.E214];[.G214];[.I214]))" office:value-type="float" office:value="7.56293706293706" calcext:value-type="float">
            <text:p>7.56293706293706</text:p>
          </table:table-cell>
          <table:table-cell table:formula="of:=(SUM([.B214];[.D214];[.F214];[.H214])/SUM([.C214];[.E214];[.G214];[.I214]))*100" office:value-type="float" office:value="13.2223763291724" calcext:value-type="float">
            <text:p>13.2223763291724</text:p>
          </table:table-cell>
          <table:table-cell/>
          <table:table-cell table:formula="of:=[.K214]/[.L21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5];[.D215];[.F215];[.H215])/SUM([.C215];[.E215];[.G215];[.I215]))" office:value-type="float" office:value="22.53125" calcext:value-type="float">
            <text:p>22.53125</text:p>
          </table:table-cell>
          <table:table-cell table:formula="of:=(SUM([.B215];[.D215];[.F215];[.H215])/SUM([.C215];[.E215];[.G215];[.I215]))*100" office:value-type="float" office:value="4.43828016643551" calcext:value-type="float">
            <text:p>4.43828016643551</text:p>
          </table:table-cell>
          <table:table-cell/>
          <table:table-cell table:formula="of:=[.K215]/[.L2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6];[.D216];[.F216];[.H216])/SUM([.C216];[.E216];[.G216];[.I216]))" office:value-type="float" office:value="36.05" calcext:value-type="float">
            <text:p>36.05</text:p>
          </table:table-cell>
          <table:table-cell table:formula="of:=(SUM([.B216];[.D216];[.F216];[.H216])/SUM([.C216];[.E216];[.G216];[.I216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16]/[.L216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7];[.D217];[.F217];[.H217])/SUM([.C217];[.E217];[.G217];[.I217]))" office:value-type="float" office:value="81.622641509434" calcext:value-type="float">
            <text:p>81.622641509434</text:p>
          </table:table-cell>
          <table:table-cell table:formula="of:=(SUM([.B217];[.D217];[.F217];[.H217])/SUM([.C217];[.E217];[.G217];[.I217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17]/[.L217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8];[.D218];[.F218];[.H218])/SUM([.C218];[.E218];[.G218];[.I218]))" office:value-type="float" office:value="72.1" calcext:value-type="float">
            <text:p>72.1</text:p>
          </table:table-cell>
          <table:table-cell table:formula="of:=(SUM([.B218];[.D218];[.F218];[.H218])/SUM([.C218];[.E218];[.G218];[.I218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18]/[.L218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9];[.D219];[.F219];[.H219])/SUM([.C219];[.E219];[.G219];[.I219]))" office:value-type="float" office:value="96.1333333333333" calcext:value-type="float">
            <text:p>96.1333333333333</text:p>
          </table:table-cell>
          <table:table-cell table:formula="of:=(SUM([.B219];[.D219];[.F219];[.H219])/SUM([.C219];[.E219];[.G219];[.I219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19]/[.L219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20];[.D220];[.F220];[.H220])/SUM([.C220];[.E220];[.G220];[.I220]))" office:value-type="float" office:value="17.8760330578512" calcext:value-type="float">
            <text:p>17.8760330578512</text:p>
          </table:table-cell>
          <table:table-cell table:formula="of:=(SUM([.B220];[.D220];[.F220];[.H220])/SUM([.C220];[.E220];[.G220];[.I220]))*100" office:value-type="float" office:value="5.59408229311142" calcext:value-type="float">
            <text:p>5.59408229311142</text:p>
          </table:table-cell>
          <table:table-cell/>
          <table:table-cell table:formula="of:=[.K220]/[.L2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13:.K219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5];[.D225];[.F225];[.H225])/SUM([.C225];[.E225];[.G225];[.I225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26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6];[.D226];[.F226];[.H226])/SUM([.C226];[.E226];[.G226];[.I226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7];[.D227];[.F227];[.H227])/SUM([.C227];[.E227];[.G227];[.I227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8];[.D228];[.F228];[.H228])/SUM([.C228];[.E228];[.G228];[.I228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9];[.D229];[.F229];[.H229])/SUM([.C229];[.E229];[.G229];[.I229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30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30];[.D230];[.F230];[.H230])/SUM([.C230];[.E230];[.G230];[.I230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31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31];[.D231];[.F231];[.H231])/SUM([.C231];[.E231];[.G231];[.I231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32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32];[.D232];[.F232];[.H232])/SUM([.C232];[.E232];[.G232];[.I232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41];[.D241];[.F241];[.H241])/SUM([.C241];[.E241];[.G241];[.I241]))" office:value-type="float" office:value="5.72944297082228" calcext:value-type="float">
            <text:p>5.72944297082228</text:p>
          </table:table-cell>
          <table:table-cell table:formula="of:=(SUM([.B241];[.D241];[.F241];[.H241])/SUM([.C241];[.E241];[.G241];[.I241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42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2];[.D242];[.F242];[.H242])/SUM([.C242];[.E242];[.G242];[.I242]))" office:value-type="float" office:value="7.04020842667729" calcext:value-type="float">
            <text:p>7.04020842667729</text:p>
          </table:table-cell>
          <table:table-cell table:formula="of:=(SUM([.B242];[.D242];[.F242];[.H242])/SUM([.C242];[.E242];[.G242];[.I242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43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3];[.D243];[.F243];[.H243])/SUM([.C243];[.E243];[.G243];[.I243]))" office:value-type="float" office:value="44.7120198134584" calcext:value-type="float">
            <text:p>44.7120198134584</text:p>
          </table:table-cell>
          <table:table-cell table:formula="of:=(SUM([.B243];[.D243];[.F243];[.H243])/SUM([.C243];[.E243];[.G243];[.I243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4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4];[.D244];[.F244];[.H244])/SUM([.C244];[.E244];[.G244];[.I244]))" office:value-type="float" office:value="35.0080970407121" calcext:value-type="float">
            <text:p>35.0080970407121</text:p>
          </table:table-cell>
          <table:table-cell table:formula="of:=(SUM([.B244];[.D244];[.F244];[.H244])/SUM([.C244];[.E244];[.G244];[.I244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45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5];[.D245];[.F245];[.H245])/SUM([.C245];[.E245];[.G245];[.I245]))" office:value-type="float" office:value="109.150785023766" calcext:value-type="float">
            <text:p>109.150785023766</text:p>
          </table:table-cell>
          <table:table-cell table:formula="of:=(SUM([.B245];[.D245];[.F245];[.H245])/SUM([.C245];[.E245];[.G245];[.I245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46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6];[.D246];[.F246];[.H246])/SUM([.C246];[.E246];[.G246];[.I246]))" office:value-type="float" office:value="81.8576920665088" calcext:value-type="float">
            <text:p>81.8576920665088</text:p>
          </table:table-cell>
          <table:table-cell table:formula="of:=(SUM([.B246];[.D246];[.F246];[.H246])/SUM([.C246];[.E246];[.G246];[.I246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47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7];[.D247];[.F247];[.H247])/SUM([.C247];[.E247];[.G247];[.I247]))" office:value-type="float" office:value="107.55005165191" calcext:value-type="float">
            <text:p>107.55005165191</text:p>
          </table:table-cell>
          <table:table-cell table:formula="of:=(SUM([.B247];[.D247];[.F247];[.H247])/SUM([.C247];[.E247];[.G247];[.I247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41:.K247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4];[.D254];[.F254];[.H254])/SUM([.C254];[.E254];[.G254];[.I254]))" office:value-type="float" office:value="56.0454545454545" calcext:value-type="float">
            <text:p>56.0454545454545</text:p>
          </table:table-cell>
          <table:table-cell table:formula="of:=(SUM([.B254];[.D254];[.F254];[.H254])/SUM([.C254];[.E254];[.G254];[.I254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54]/[.L254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5];[.D255];[.F255];[.H255])/SUM([.C255];[.E255];[.G255];[.I255]))" office:value-type="float" office:value="62.9756097560976" calcext:value-type="float">
            <text:p>62.9756097560976</text:p>
          </table:table-cell>
          <table:table-cell table:formula="of:=(SUM([.B255];[.D255];[.F255];[.H255])/SUM([.C255];[.E255];[.G255];[.I255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55]/[.L255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6];[.D256];[.F256];[.H256])/SUM([.C256];[.E256];[.G256];[.I256]))" office:value-type="float" office:value="78.2424242424243" calcext:value-type="float">
            <text:p>78.2424242424243</text:p>
          </table:table-cell>
          <table:table-cell table:formula="of:=(SUM([.B256];[.D256];[.F256];[.H256])/SUM([.C256];[.E256];[.G256];[.I256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56]/[.L256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7];[.D257];[.F257];[.H257])/SUM([.C257];[.E257];[.G257];[.I257]))" office:value-type="float" office:value="47.7142857142857" calcext:value-type="float">
            <text:p>47.7142857142857</text:p>
          </table:table-cell>
          <table:table-cell table:formula="of:=(SUM([.B257];[.D257];[.F257];[.H257])/SUM([.C257];[.E257];[.G257];[.I257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57]/[.L257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8];[.D258];[.F258];[.H258])/SUM([.C258];[.E258];[.G258];[.I258]))" office:value-type="float" office:value="76.1818181818182" calcext:value-type="float">
            <text:p>76.1818181818182</text:p>
          </table:table-cell>
          <table:table-cell table:formula="of:=(SUM([.B258];[.D258];[.F258];[.H258])/SUM([.C258];[.E258];[.G258];[.I258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58]/[.L258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9];[.D259];[.F259];[.H259])/SUM([.C259];[.E259];[.G259];[.I259]))" office:value-type="float" office:value="6.60358056265985" calcext:value-type="float">
            <text:p>6.60358056265985</text:p>
          </table:table-cell>
          <table:table-cell table:formula="of:=(SUM([.B259];[.D259];[.F259];[.H259])/SUM([.C259];[.E259];[.G259];[.I259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59]/[.L259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60];[.D260];[.F260];[.H260])/SUM([.C260];[.E260];[.G260];[.I260]))" office:value-type="float" office:value="4.52892561983471" calcext:value-type="float">
            <text:p>4.52892561983471</text:p>
          </table:table-cell>
          <table:table-cell table:formula="of:=(SUM([.B260];[.D260];[.F260];[.H260])/SUM([.C260];[.E260];[.G260];[.I260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60]/[.L260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61];[.D261];[.F261];[.H261])/SUM([.C261];[.E261];[.G261];[.I261]))" office:value-type="float" office:value="9.15027829313544" calcext:value-type="float">
            <text:p>9.15027829313544</text:p>
          </table:table-cell>
          <table:table-cell table:formula="of:=(SUM([.B261];[.D261];[.F261];[.H261])/SUM([.C261];[.E261];[.G261];[.I261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61]/[.L261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62];[.D262];[.F262];[.H262])/SUM([.C262];[.E262];[.G262];[.I262]))" office:value-type="float" office:value="30.3636363636364" calcext:value-type="float">
            <text:p>30.3636363636364</text:p>
          </table:table-cell>
          <table:table-cell table:formula="of:=(SUM([.B262];[.D262];[.F262];[.H262])/SUM([.C262];[.E262];[.G262];[.I262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62]/[.L262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67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7];[.D267];[.F267];[.H267])/SUM([.C267];[.E267];[.G267];[.I267]))" office:value-type="float" office:value="111.111111111111" calcext:value-type="float">
            <text:p>111.111111111111</text:p>
          </table:table-cell>
          <table:table-cell table:formula="of:=(SUM([.B267];[.D267];[.F267];[.H267])/SUM([.C267];[.E267];[.G267];[.I267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67]/[.L267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68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8];[.D268];[.F268];[.H268])/SUM([.C268];[.E268];[.G268];[.I268]))" office:value-type="float" office:value="69.4444444444444" calcext:value-type="float">
            <text:p>69.4444444444444</text:p>
          </table:table-cell>
          <table:table-cell table:formula="of:=(SUM([.B268];[.D268];[.F268];[.H268])/SUM([.C268];[.E268];[.G268];[.I268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68]/[.L268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9];[.D269];[.F269];[.H269])/SUM([.C269];[.E269];[.G269];[.I269]))" office:value-type="float" office:value="31.3846153846154" calcext:value-type="float">
            <text:p>31.3846153846154</text:p>
          </table:table-cell>
          <table:table-cell table:formula="of:=(SUM([.B269];[.D269];[.F269];[.H269])/SUM([.C269];[.E269];[.G269];[.I269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69]/[.L269]" office:value-type="float" office:value="0.187427912341407" calcext:value-type="float">
            <text:p>0.187427912341407</text:p>
          </table:table-cell>
          <table:table-cell table:formula="of:=([.K269]-([.M270]*([.L269]-4)))/4" office:value-type="float" office:value="0.16226397966594" calcext:value-type="float">
            <text:p>0.16226397966594</text:p>
          </table:table-cell>
          <table:table-cell table:style-name="ce23" table:formula="of:=1/(4*[.N269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70];[.D270];[.F270];[.H270])/SUM([.C270];[.E270];[.G270];[.I270]))" office:value-type="float" office:value="85.3953488372093" calcext:value-type="float">
            <text:p>85.3953488372093</text:p>
          </table:table-cell>
          <table:table-cell table:formula="of:=(SUM([.B270];[.D270];[.F270];[.H270])/SUM([.C270];[.E270];[.G270];[.I270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70]/[.L270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71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71];[.D271];[.F271];[.H271])/SUM([.C271];[.E271];[.G271];[.I271]))" office:value-type="float" office:value="8.28006904735545" calcext:value-type="float">
            <text:p>8.28006904735545</text:p>
          </table:table-cell>
          <table:table-cell table:formula="of:=(SUM([.B271];[.D271];[.F271];[.H271])/SUM([.C271];[.E271];[.G271];[.I271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71]/[.L271]" office:value-type="float" office:value="0.710423174919685" calcext:value-type="float">
            <text:p>0.710423174919685</text:p>
          </table:table-cell>
          <table:table-cell table:formula="of:=1/([.M270]*([.L269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2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82];[.D282];[.F282];[.H282])/SUM([.C282];[.E282];[.G282];[.I282]))" office:value-type="float" office:value="31.8471337579618" calcext:value-type="float">
            <text:p>31.8471337579618</text:p>
          </table:table-cell>
          <table:table-cell table:formula="of:=(SUM([.B282];[.D282];[.F282];[.H282])/SUM([.C282];[.E282];[.G282];[.I282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82]/[.L282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3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83];[.D283];[.F283];[.H283])/SUM([.C283];[.E283];[.G283];[.I283]))" office:value-type="float" office:value="79.3650793650794" calcext:value-type="float">
            <text:p>79.3650793650794</text:p>
          </table:table-cell>
          <table:table-cell table:formula="of:=(SUM([.B283];[.D283];[.F283];[.H283])/SUM([.C283];[.E283];[.G283];[.I283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83]/[.L283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9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89];[.D289];[.F289];[.H289])/SUM([.C289];[.E289];[.G289];[.I289]))" office:value-type="float" office:value="47.8468899521531" calcext:value-type="float">
            <text:p>47.8468899521531</text:p>
          </table:table-cell>
          <table:table-cell table:formula="of:=(SUM([.B289];[.D289];[.F289];[.H289])/SUM([.C289];[.E289];[.G289];[.I289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89]/[.L289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0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90];[.D290];[.F290];[.H290])/SUM([.C290];[.E290];[.G290];[.I290]))" office:value-type="float" office:value="59.1715976331361" calcext:value-type="float">
            <text:p>59.1715976331361</text:p>
          </table:table-cell>
          <table:table-cell table:formula="of:=(SUM([.B290];[.D290];[.F290];[.H290])/SUM([.C290];[.E290];[.G290];[.I290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90]/[.L290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4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94];[.D294];[.F294];[.H294])/SUM([.C294];[.E294];[.G294];[.I294]))" office:value-type="float" office:value="43.6681222707424" calcext:value-type="float">
            <text:p>43.6681222707424</text:p>
          </table:table-cell>
          <table:table-cell table:formula="of:=(SUM([.B294];[.D294];[.F294];[.H294])/SUM([.C294];[.E294];[.G294];[.I294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94]/[.L294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5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95];[.D295];[.F295];[.H295])/SUM([.C295];[.E295];[.G295];[.I295]))" office:value-type="float" office:value="78.740157480315" calcext:value-type="float">
            <text:p>78.740157480315</text:p>
          </table:table-cell>
          <table:table-cell table:formula="of:=(SUM([.B295];[.D295];[.F295];[.H295])/SUM([.C295];[.E295];[.G295];[.I295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95]/[.L295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9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99];[.D299];[.F299];[.H299])/SUM([.C299];[.E299];[.G299];[.I299]))" office:value-type="float" office:value="42.9184549356223" calcext:value-type="float">
            <text:p>42.9184549356223</text:p>
          </table:table-cell>
          <table:table-cell table:formula="of:=(SUM([.B299];[.D299];[.F299];[.H299])/SUM([.C299];[.E299];[.G299];[.I299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99]/[.L299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0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00];[.D300];[.F300];[.H300])/SUM([.C300];[.E300];[.G300];[.I300]))" office:value-type="float" office:value="50.761421319797" calcext:value-type="float">
            <text:p>50.761421319797</text:p>
          </table:table-cell>
          <table:table-cell table:formula="of:=(SUM([.B300];[.D300];[.F300];[.H300])/SUM([.C300];[.E300];[.G300];[.I300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00]/[.L300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4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04];[.D304];[.F304];[.H304])/SUM([.C304];[.E304];[.G304];[.I304]))" office:value-type="float" office:value="30.5810397553517" calcext:value-type="float">
            <text:p>30.5810397553517</text:p>
          </table:table-cell>
          <table:table-cell table:formula="of:=(SUM([.B304];[.D304];[.F304];[.H304])/SUM([.C304];[.E304];[.G304];[.I304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04]/[.L304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5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05];[.D305];[.F305];[.H305])/SUM([.C305];[.E305];[.G305];[.I305]))" office:value-type="float" office:value="84.7457627118644" calcext:value-type="float">
            <text:p>84.7457627118644</text:p>
          </table:table-cell>
          <table:table-cell table:formula="of:=(SUM([.B305];[.D305];[.F305];[.H305])/SUM([.C305];[.E305];[.G305];[.I305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05]/[.L305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9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09];[.D309];[.F309];[.H309])/SUM([.C309];[.E309];[.G309];[.I309]))" office:value-type="float" office:value="35.7142857142857" calcext:value-type="float">
            <text:p>35.7142857142857</text:p>
          </table:table-cell>
          <table:table-cell table:formula="of:=(SUM([.B309];[.D309];[.F309];[.H309])/SUM([.C309];[.E309];[.G309];[.I309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09]/[.L309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10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10];[.D310];[.F310];[.H310])/SUM([.C310];[.E310];[.G310];[.I310]))" office:value-type="float" office:value="85.4700854700855" calcext:value-type="float">
            <text:p>85.4700854700855</text:p>
          </table:table-cell>
          <table:table-cell table:formula="of:=(SUM([.B310];[.D310];[.F310];[.H310])/SUM([.C310];[.E310];[.G310];[.I310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10]/[.L310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14];[.D314];[.F314];[.H314])/SUM([.C314];[.E314];[.G314];[.I314]))" office:value-type="float" office:value="37.2222222222222" calcext:value-type="float">
            <text:p>37.2222222222222</text:p>
          </table:table-cell>
          <table:table-cell table:formula="of:=(SUM([.B314];[.D314];[.F314];[.H314])/SUM([.C314];[.E314];[.G314];[.I314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14]/[.L314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15];[.D315];[.F315];[.H315])/SUM([.C315];[.E315];[.G315];[.I315]))" office:value-type="float" office:value="80.4" calcext:value-type="float">
            <text:p>80.4</text:p>
          </table:table-cell>
          <table:table-cell table:formula="of:=(SUM([.B315];[.D315];[.F315];[.H315])/SUM([.C315];[.E315];[.G315];[.I315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15]/[.L315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16];[.D316];[.F316];[.H316])/SUM([.C316];[.E316];[.G316];[.I316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19];[.D319];[.F319];[.H319])/SUM([.C319];[.E319];[.G319];[.I319]))" office:value-type="float" office:value="34.8" calcext:value-type="float">
            <text:p>34.8</text:p>
          </table:table-cell>
          <table:table-cell table:formula="of:=(SUM([.B319];[.D319];[.F319];[.H319])/SUM([.C319];[.E319];[.G319];[.I319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19]/[.L319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20];[.D320];[.F320];[.H320])/SUM([.C320];[.E320];[.G320];[.I320]))" office:value-type="float" office:value="139.2" calcext:value-type="float">
            <text:p>139.2</text:p>
          </table:table-cell>
          <table:table-cell table:formula="of:=(SUM([.B320];[.D320];[.F320];[.H320])/SUM([.C320];[.E320];[.G320];[.I320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20]/[.L320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21];[.D321];[.F321];[.H321])/SUM([.C321];[.E321];[.G321];[.I321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26]+[.B327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26]+[.D327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4];[.D324];[.F324];[.H324])/SUM([.C324];[.E324];[.G324];[.I324]))" office:value-type="float" office:value="23.8064447866825" calcext:value-type="float">
            <text:p>23.8064447866825</text:p>
          </table:table-cell>
          <table:table-cell table:formula="of:=(SUM([.B324];[.D324];[.F324];[.H324])/SUM([.C324];[.E324];[.G324];[.I324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24]/[.L324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325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5];[.D325];[.F325];[.H325])/SUM([.C325];[.E325];[.G325];[.I325]))" office:value-type="float" office:value="121.145045018097" calcext:value-type="float">
            <text:p>121.145045018097</text:p>
          </table:table-cell>
          <table:table-cell table:formula="of:=(SUM([.B325];[.D325];[.F325];[.H325])/SUM([.C325];[.E325];[.G325];[.I325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25]/[.L325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6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6];[.D326];[.F326];[.H326])/SUM([.C326];[.E326];[.G326];[.I326]))" office:value-type="float" office:value="35.5319260935937" calcext:value-type="float">
            <text:p>35.5319260935937</text:p>
          </table:table-cell>
          <table:table-cell table:formula="of:=(SUM([.B326];[.D326];[.F326];[.H326])/SUM([.C326];[.E326];[.G326];[.I326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26]/[.L326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7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7];[.D327];[.F327];[.H327])/SUM([.C327];[.E327];[.G327];[.I327]))" office:value-type="float" office:value="72.1410758817243" calcext:value-type="float">
            <text:p>72.1410758817243</text:p>
          </table:table-cell>
          <table:table-cell table:formula="of:=(SUM([.B327];[.D327];[.F327];[.H327])/SUM([.C327];[.E327];[.G327];[.I327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27]/[.L327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328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8];[.D328];[.F328];[.H328])/SUM([.C328];[.E328];[.G328];[.I328]))" office:value-type="float" office:value="8.97278255956931" calcext:value-type="float">
            <text:p>8.97278255956931</text:p>
          </table:table-cell>
          <table:table-cell table:formula="of:=(SUM([.B328];[.D328];[.F328];[.H328])/SUM([.C328];[.E328];[.G328];[.I328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28]/[.L328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29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9];[.D329];[.F329];[.H329])/SUM([.C329];[.E329];[.G329];[.I329]))" office:value-type="float" office:value="69.1161663566394" calcext:value-type="float">
            <text:p>69.1161663566394</text:p>
          </table:table-cell>
          <table:table-cell table:formula="of:=(SUM([.B329];[.D329];[.F329];[.H329])/SUM([.C329];[.E329];[.G329];[.I329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29]/[.L329]" office:value-type="float" office:value="0.180854938271605" calcext:value-type="float">
            <text:p>0.180854938271605</text:p>
          </table:table-cell>
          <table:table-cell/>
          <table:table-cell table:style-name="ce23" table:formula="of:=SUM([.O332:.O390])" office:value-type="float" office:value="22" calcext:value-type="float">
            <text:p>22</text:p>
          </table:table-cell>
          <table:table-cell table:style-name="ce23" table:formula="of:=1/([.O329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30];[.D330];[.F330];[.H330])/SUM([.C330];[.E330];[.G330];[.I330]))" office:value-type="float" office:value="6.27906976744186" calcext:value-type="float">
            <text:p>6.27906976744186</text:p>
          </table:table-cell>
          <table:table-cell table:formula="of:=(SUM([.B330];[.D330];[.F330];[.H330])/SUM([.C330];[.E330];[.G330];[.I330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25:.K330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41:.K344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1];[.D341];[.F341];[.H341])/SUM([.C341];[.E341];[.G341];[.I341]))" office:value-type="float" office:value="14.4597701149425" calcext:value-type="float">
            <text:p>14.4597701149425</text:p>
          </table:table-cell>
          <table:table-cell table:formula="of:=(SUM([.B341];[.D341];[.F341];[.H341])/SUM([.C341];[.E341];[.G341];[.I341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42];[.D342];[.F342];[.H342])/SUM([.C342];[.E342];[.G342];[.I342]))" office:value-type="float" office:value="4.95609756097561" calcext:value-type="float">
            <text:p>4.95609756097561</text:p>
          </table:table-cell>
          <table:table-cell table:formula="of:=(SUM([.B342];[.D342];[.F342];[.H342])/SUM([.C342];[.E342];[.G342];[.I342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3];[.D343];[.F343];[.H343])/SUM([.C343];[.E343];[.G343];[.I343]))" office:value-type="float" office:value="132.421052631579" calcext:value-type="float">
            <text:p>132.421052631579</text:p>
          </table:table-cell>
          <table:table-cell table:formula="of:=(SUM([.B343];[.D343];[.F343];[.H343])/SUM([.C343];[.E343];[.G343];[.I343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4];[.D344];[.F344];[.H344])/SUM([.C344];[.E344];[.G344];[.I344]))" office:value-type="float" office:value="17.7183098591549" calcext:value-type="float">
            <text:p>17.7183098591549</text:p>
          </table:table-cell>
          <table:table-cell table:formula="of:=(SUM([.B344];[.D344];[.F344];[.H344])/SUM([.C344];[.E344];[.G344];[.I344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5];[.D345];[.F345];[.H345])/SUM([.C345];[.E345];[.G345];[.I345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45];[.D345];[.F345];[.H345])/(SUM([.C345];[.E345];[.G345];[.I345])*(1-([.K340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50:.K353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0];[.D350];[.F350];[.H350])/SUM([.C350];[.E350];[.G350];[.I350]))" office:value-type="float" office:value="7.65957446808511" calcext:value-type="float">
            <text:p>7.65957446808511</text:p>
          </table:table-cell>
          <table:table-cell table:formula="of:=(SUM([.B350];[.D350];[.F350];[.H350])/SUM([.C350];[.E350];[.G350];[.I350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1];[.D351];[.F351];[.H351])/SUM([.C351];[.E351];[.G351];[.I351]))" office:value-type="float" office:value="7.12871287128713" calcext:value-type="float">
            <text:p>7.12871287128713</text:p>
          </table:table-cell>
          <table:table-cell table:formula="of:=(SUM([.B351];[.D351];[.F351];[.H351])/SUM([.C351];[.E351];[.G351];[.I351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2];[.D352];[.F352];[.H352])/SUM([.C352];[.E352];[.G352];[.I352]))" office:value-type="float" office:value="102.857142857143" calcext:value-type="float">
            <text:p>102.857142857143</text:p>
          </table:table-cell>
          <table:table-cell table:formula="of:=(SUM([.B352];[.D352];[.F352];[.H352])/SUM([.C352];[.E352];[.G352];[.I352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3];[.D353];[.F353];[.H353])/SUM([.C353];[.E353];[.G353];[.I353]))" office:value-type="float" office:value="18" calcext:value-type="float">
            <text:p>18</text:p>
          </table:table-cell>
          <table:table-cell table:formula="of:=(SUM([.B353];[.D353];[.F353];[.H353])/SUM([.C353];[.E353];[.G353];[.I353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4];[.D354];[.F354];[.H354])/SUM([.C354];[.E354];[.G354];[.I354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54];[.D354];[.F354];[.H354])/(SUM([.C354];[.E354];[.G354];[.I354])*(1-([.K349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59:.K362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9];[.D359];[.F359];[.H359])/SUM([.C359];[.E359];[.G359];[.I359]))" office:value-type="float" office:value="10.5263157894737" calcext:value-type="float">
            <text:p>10.5263157894737</text:p>
          </table:table-cell>
          <table:table-cell table:formula="of:=(SUM([.B359];[.D359];[.F359];[.H359])/SUM([.C359];[.E359];[.G359];[.I359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60];[.D360];[.F360];[.H360])/SUM([.C360];[.E360];[.G360];[.I360]))" office:value-type="string" office:string-value="" calcext:value-type="error">
            <text:p>#DIV/0!</text:p>
          </table:table-cell>
          <table:table-cell table:formula="of:=(SUM([.B360];[.D360];[.F360];[.H360])/SUM([.C360];[.E360];[.G360];[.I360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61];[.D361];[.F361];[.H361])/SUM([.C361];[.E361];[.G361];[.I361]))" office:value-type="float" office:value="166.666666666667" calcext:value-type="float">
            <text:p>166.666666666667</text:p>
          </table:table-cell>
          <table:table-cell table:formula="of:=(SUM([.B361];[.D361];[.F361];[.H361])/SUM([.C361];[.E361];[.G361];[.I361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62];[.D362];[.F362];[.H362])/SUM([.C362];[.E362];[.G362];[.I362]))" office:value-type="float" office:value="20.4081632653061" calcext:value-type="float">
            <text:p>20.4081632653061</text:p>
          </table:table-cell>
          <table:table-cell table:formula="of:=(SUM([.B362];[.D362];[.F362];[.H362])/SUM([.C362];[.E362];[.G362];[.I362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63];[.D363];[.F363];[.H363])/SUM([.C363];[.E363];[.G363];[.I363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63];[.D363];[.F363];[.H363])/(SUM([.C363];[.E363];[.G363];[.I363])*(1-([.K358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68:.K371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8];[.D368];[.F368];[.H368])/SUM([.C368];[.E368];[.G368];[.I368]))" office:value-type="float" office:value="11.1111111111111" calcext:value-type="float">
            <text:p>11.1111111111111</text:p>
          </table:table-cell>
          <table:table-cell table:formula="of:=(SUM([.B368];[.D368];[.F368];[.H368])/SUM([.C368];[.E368];[.G368];[.I368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69];[.D369];[.F369];[.H369])/SUM([.C369];[.E369];[.G369];[.I369]))" office:value-type="string" office:string-value="" calcext:value-type="error">
            <text:p>#DIV/0!</text:p>
          </table:table-cell>
          <table:table-cell table:formula="of:=(SUM([.B369];[.D369];[.F369];[.H369])/SUM([.C369];[.E369];[.G369];[.I369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70];[.D370];[.F370];[.H370])/SUM([.C370];[.E370];[.G370];[.I370]))" office:value-type="float" office:value="136.363636363636" calcext:value-type="float">
            <text:p>136.363636363636</text:p>
          </table:table-cell>
          <table:table-cell table:formula="of:=(SUM([.B370];[.D370];[.F370];[.H370])/SUM([.C370];[.E370];[.G370];[.I370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71];[.D371];[.F371];[.H371])/SUM([.C371];[.E371];[.G371];[.I371]))" office:value-type="float" office:value="18.5185185185185" calcext:value-type="float">
            <text:p>18.5185185185185</text:p>
          </table:table-cell>
          <table:table-cell table:formula="of:=(SUM([.B371];[.D371];[.F371];[.H371])/SUM([.C371];[.E371];[.G371];[.I371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72];[.D372];[.F372];[.H372])/SUM([.C372];[.E372];[.G372];[.I372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72];[.D372];[.F372];[.H372])/(SUM([.C372];[.E372];[.G372];[.I372])*(1-([.K367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77:.K380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7];[.D377];[.F377];[.H377])/SUM([.C377];[.E377];[.G377];[.I377]))" office:value-type="float" office:value="8.84955752212389" calcext:value-type="float">
            <text:p>8.84955752212389</text:p>
          </table:table-cell>
          <table:table-cell table:formula="of:=(SUM([.B377];[.D377];[.F377];[.H377])/SUM([.C377];[.E377];[.G377];[.I377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8];[.D378];[.F378];[.H378])/SUM([.C378];[.E378];[.G378];[.I378]))" office:value-type="string" office:string-value="" calcext:value-type="error">
            <text:p>#DIV/0!</text:p>
          </table:table-cell>
          <table:table-cell table:formula="of:=(SUM([.B378];[.D378];[.F378];[.H378])/SUM([.C378];[.E378];[.G378];[.I378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9];[.D379];[.F379];[.H379])/SUM([.C379];[.E379];[.G379];[.I379]))" office:value-type="float" office:value="111.111111111111" calcext:value-type="float">
            <text:p>111.111111111111</text:p>
          </table:table-cell>
          <table:table-cell table:formula="of:=(SUM([.B379];[.D379];[.F379];[.H379])/SUM([.C379];[.E379];[.G379];[.I379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0];[.D380];[.F380];[.H380])/SUM([.C380];[.E380];[.G380];[.I380]))" office:value-type="float" office:value="18.8679245283019" calcext:value-type="float">
            <text:p>18.8679245283019</text:p>
          </table:table-cell>
          <table:table-cell table:formula="of:=(SUM([.B380];[.D380];[.F380];[.H380])/SUM([.C380];[.E380];[.G380];[.I380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8" table:default-cell-style-name="ce28"/>
        <table:table-column table:style-name="co20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21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2" table:default-cell-style-name="Default"/>
        <table:table-column table:style-name="co23" table:default-cell-style-name="Default"/>
        <table:table-column table:style-name="co8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number-columns-repeated="3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281" calcext:value-type="float">
            <text:p>2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10.4074074074074" calcext:value-type="float">
            <text:p>10.4074074074074</text:p>
          </table:table-cell>
          <table:table-cell table:formula="of:=1/[.G19]" office:value-type="float" office:value="0.096085409252669" calcext:value-type="float">
            <text:p>0.096085409252669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2])/SUM([.F22])" office:value-type="float" office:value="10.375" calcext:value-type="float">
            <text:p>10.375</text:p>
          </table:table-cell>
          <table:table-cell table:formula="of:=1/[.G22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7:.D27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29:.F29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1:.K31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115:'misc data collection'.K147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9-13T14:01:55.297378224</dc:date>
    <meta:editing-duration>P14DT14H25M</meta:editing-duration>
    <meta:editing-cycles>153</meta:editing-cycles>
    <meta:generator>LibreOffice/7.3.5.2$Linux_X86_64 LibreOffice_project/30$Build-2</meta:generator>
    <meta:document-statistic meta:table-count="14" meta:cell-count="13110" meta:object-count="0"/>
    <meta:user-defined meta:name="sheets-banding"/>
    <meta:user-defined meta:name="sheets-original-selection"/>
  </office:meta>
</office:document-meta>
</file>